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style:text-underline-style="none" fo:font-weight="normal" style:font-weight-asian="normal" style:font-weight-complex="normal"/>
    </style:style>
    <style:style style:name="P2" style:family="paragraph" style:parent-style-name="Standard">
      <style:text-properties style:font-name="Calibri" style:text-underline-style="none" fo:font-weight="normal" officeooo:paragraph-rsid="0007ad64" style:font-weight-asian="normal" style:font-weight-complex="normal"/>
    </style:style>
    <style:style style:name="P3" style:family="paragraph" style:parent-style-name="Standard">
      <style:text-properties style:font-name="Calibri" style:text-underline-style="none" fo:font-weight="normal" officeooo:rsid="0006f91a" officeooo:paragraph-rsid="0006f91a" style:font-weight-asian="normal" style:font-weight-complex="normal"/>
    </style:style>
    <style:style style:name="P4" style:family="paragraph" style:parent-style-name="Standard">
      <style:text-properties style:font-name="Calibri" style:text-underline-style="none" fo:font-weight="normal" officeooo:rsid="0006f91a" officeooo:paragraph-rsid="001a70ba" style:font-weight-asian="normal" style:font-weight-complex="normal"/>
    </style:style>
    <style:style style:name="P5" style:family="paragraph" style:parent-style-name="Standard">
      <style:text-properties style:font-name="Calibri" style:text-underline-style="none" fo:font-weight="normal" officeooo:paragraph-rsid="000b88de" style:font-weight-asian="normal" style:font-weight-complex="normal"/>
    </style:style>
    <style:style style:name="P6" style:family="paragraph" style:parent-style-name="Standard">
      <style:text-properties style:font-name="Calibri" style:text-underline-style="none" fo:font-weight="normal" officeooo:paragraph-rsid="000c24ca" style:font-weight-asian="normal" style:font-weight-complex="normal"/>
    </style:style>
    <style:style style:name="P7" style:family="paragraph" style:parent-style-name="Standard">
      <style:text-properties style:font-name="Calibri" style:text-underline-style="none" fo:font-weight="normal" officeooo:paragraph-rsid="000e0ff5" style:font-weight-asian="normal" style:font-weight-complex="normal"/>
    </style:style>
    <style:style style:name="P8" style:family="paragraph" style:parent-style-name="Standard">
      <style:text-properties style:font-name="Calibri" style:text-underline-style="none" fo:font-weight="normal" officeooo:rsid="000e4cfa" officeooo:paragraph-rsid="000e4cfa" style:font-weight-asian="normal" style:font-weight-complex="normal"/>
    </style:style>
    <style:style style:name="P9" style:family="paragraph" style:parent-style-name="Standard">
      <style:text-properties style:font-name="Calibri" style:text-underline-style="none" fo:font-weight="normal" officeooo:rsid="000e4cfa" officeooo:paragraph-rsid="000f6caf" style:font-weight-asian="normal" style:font-weight-complex="normal"/>
    </style:style>
    <style:style style:name="P10" style:family="paragraph" style:parent-style-name="Standard">
      <style:text-properties style:font-name="Calibri" style:text-underline-style="none" fo:font-weight="normal" officeooo:rsid="000e4cfa" officeooo:paragraph-rsid="00100fd0" style:font-weight-asian="normal" style:font-weight-complex="normal"/>
    </style:style>
    <style:style style:name="P11" style:family="paragraph" style:parent-style-name="Standard">
      <style:text-properties style:font-name="Calibri" style:text-underline-style="none" fo:font-weight="normal" officeooo:rsid="000e4cfa" officeooo:paragraph-rsid="0010afc5" style:font-weight-asian="normal" style:font-weight-complex="normal"/>
    </style:style>
    <style:style style:name="P12" style:family="paragraph" style:parent-style-name="Standard">
      <style:text-properties style:font-name="Calibri" style:text-underline-style="none" fo:font-weight="normal" officeooo:rsid="000e4cfa" officeooo:paragraph-rsid="0021a4bb" style:font-weight-asian="normal" style:font-weight-complex="normal"/>
    </style:style>
    <style:style style:name="P13" style:family="paragraph" style:parent-style-name="Standard">
      <style:text-properties style:font-name="Calibri" style:text-underline-style="none" fo:font-weight="normal" officeooo:rsid="000e4cfa" officeooo:paragraph-rsid="00240708" style:font-weight-asian="normal" style:font-weight-complex="normal"/>
    </style:style>
    <style:style style:name="P14" style:family="paragraph" style:parent-style-name="Standard">
      <style:text-properties style:font-name="Calibri" style:text-underline-style="none" fo:font-weight="normal" officeooo:rsid="000e4cfa" officeooo:paragraph-rsid="0026d62b" style:font-weight-asian="normal" style:font-weight-complex="normal"/>
    </style:style>
    <style:style style:name="P15" style:family="paragraph" style:parent-style-name="Standard">
      <style:text-properties style:font-name="Calibri" style:text-underline-style="none" fo:font-weight="normal" officeooo:paragraph-rsid="001a6014" style:font-weight-asian="normal" style:font-weight-complex="normal"/>
    </style:style>
    <style:style style:name="P16" style:family="paragraph" style:parent-style-name="Standard">
      <style:text-properties style:font-name="Calibri" style:text-underline-style="none" fo:font-weight="normal" officeooo:paragraph-rsid="001a70ba" style:font-weight-asian="normal" style:font-weight-complex="normal"/>
    </style:style>
    <style:style style:name="P17" style:family="paragraph" style:parent-style-name="Standard">
      <style:text-properties style:font-name="Calibri" style:text-underline-style="none" fo:font-weight="normal" officeooo:paragraph-rsid="001bf185" style:font-weight-asian="normal" style:font-weight-complex="normal"/>
    </style:style>
    <style:style style:name="P18" style:family="paragraph" style:parent-style-name="Standard">
      <style:text-properties style:font-name="Calibri" style:text-underline-style="none" fo:font-weight="normal" officeooo:paragraph-rsid="001f5525" style:font-weight-asian="normal" style:font-weight-complex="normal"/>
    </style:style>
    <style:style style:name="P19" style:family="paragraph" style:parent-style-name="Standard">
      <style:text-properties style:font-name="Calibri" style:text-underline-style="none" fo:font-weight="normal" officeooo:paragraph-rsid="0021a4bb" style:font-weight-asian="normal" style:font-weight-complex="normal"/>
    </style:style>
    <style:style style:name="P20" style:family="paragraph" style:parent-style-name="Standard">
      <style:text-properties style:font-name="Calibri" style:text-underline-style="none" fo:font-weight="normal" officeooo:paragraph-rsid="002387e0" style:font-weight-asian="normal" style:font-weight-complex="normal"/>
    </style:style>
    <style:style style:name="P21" style:family="paragraph" style:parent-style-name="Standard">
      <style:text-properties style:font-name="Calibri" style:text-underline-style="none" fo:font-weight="normal" officeooo:rsid="000b88de" officeooo:paragraph-rsid="000b88de" style:font-weight-asian="normal" style:font-weight-complex="normal"/>
    </style:style>
    <style:style style:name="P22" style:family="paragraph" style:parent-style-name="Standard">
      <style:text-properties style:font-name="Calibri" style:text-underline-style="none" fo:font-weight="normal" officeooo:rsid="000b88de" officeooo:paragraph-rsid="001a70ba" style:font-weight-asian="normal" style:font-weight-complex="normal"/>
    </style:style>
    <style:style style:name="P23" style:family="paragraph" style:parent-style-name="Standard">
      <style:text-properties style:font-name="Calibri" style:text-underline-style="none" fo:font-weight="bold" officeooo:rsid="000e4cfa" officeooo:paragraph-rsid="000e4cfa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alibri" fo:font-size="14pt" style:text-underline-style="solid" style:text-underline-width="auto" style:text-underline-color="font-color" fo:font-weight="bold" officeooo:paragraph-rsid="001a70ba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Calibri" fo:font-size="14pt" style:text-underline-style="solid" style:text-underline-width="auto" style:text-underline-color="font-color" fo:font-weight="bold" officeooo:paragraph-rsid="001bf185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Calibri" fo:font-size="14pt" style:text-underline-style="solid" style:text-underline-width="auto" style:text-underline-color="font-color" fo:font-weight="bold" officeooo:rsid="0015b1a4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bold" officeooo:paragraph-rsid="001a70ba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paragraph-rsid="001a70b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paragraph-rsid="001bf18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0159b9" officeooo:paragraph-rsid="000159b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0159b9" officeooo:paragraph-rsid="001a70ba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0159b9" officeooo:paragraph-rsid="001bf18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fo:font-weight="normal" officeooo:rsid="0004a207" officeooo:paragraph-rsid="0004a207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fo:font-weight="normal" officeooo:rsid="0004a207" officeooo:paragraph-rsid="001bf185" style:font-weight-asian="normal" style:font-weight-complex="normal"/>
    </style:style>
    <style:style style:name="P38" style:family="paragraph" style:parent-style-name="Standard">
      <style:text-properties style:font-name="Calibri" style:text-underline-style="solid" style:text-underline-width="auto" style:text-underline-color="font-color" fo:font-weight="normal" officeooo:rsid="0004a207" officeooo:paragraph-rsid="001a70ba" style:font-weight-asian="normal" style:font-weight-complex="normal"/>
    </style:style>
    <style:style style:name="P39" style:family="paragraph" style:parent-style-name="Standard">
      <style:text-properties style:font-name="Calibri" style:text-underline-style="solid" style:text-underline-width="auto" style:text-underline-color="font-color" fo:font-weight="normal" officeooo:rsid="000e4cfa" officeooo:paragraph-rsid="000e4cfa" style:font-weight-asian="normal" style:font-weight-complex="normal"/>
    </style:style>
    <style:style style:name="P40" style:family="paragraph" style:parent-style-name="Standard">
      <style:text-properties style:font-name="Calibri" style:text-underline-style="solid" style:text-underline-width="auto" style:text-underline-color="font-color" fo:font-weight="normal" officeooo:rsid="000e4cfa" officeooo:paragraph-rsid="000f6caf" style:font-weight-asian="normal" style:font-weight-complex="normal"/>
    </style:style>
    <style:style style:name="P41" style:family="paragraph" style:parent-style-name="Standard">
      <style:text-properties style:font-name="Calibri" style:text-underline-style="solid" style:text-underline-width="auto" style:text-underline-color="font-color" fo:font-weight="normal" officeooo:rsid="000e4cfa" officeooo:paragraph-rsid="00100fd0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2a6099" loext:opacity="100%"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3" style:family="paragraph" style:parent-style-name="Standard">
      <style:text-properties fo:color="#2a6099" loext:opacity="100%" style:font-name="Calibri" fo:font-size="16pt" style:text-underline-style="solid" style:text-underline-width="auto" style:text-underline-color="font-color" fo:font-weight="bold" officeooo:rsid="001a6014" officeooo:paragraph-rsid="001f5525" style:font-size-asian="16pt" style:font-weight-asian="bold" style:font-size-complex="16pt" style:font-weight-complex="bold"/>
    </style:style>
    <style:style style:name="P44" style:family="paragraph" style:parent-style-name="Standard">
      <style:text-properties style:font-name="Calibri" style:text-underline-style="none" fo:font-weight="normal" officeooo:rsid="000e4cfa" officeooo:paragraph-rsid="00240708" style:font-weight-asian="normal" style:font-weight-complex="normal"/>
    </style:style>
    <style:style style:name="P45" style:family="paragraph" style:parent-style-name="Standard">
      <style:text-properties style:font-name="Calibri" style:text-underline-style="none" fo:font-weight="normal" officeooo:rsid="000e4cfa" officeooo:paragraph-rsid="000f6caf" style:font-weight-asian="normal" style:font-weight-complex="normal"/>
    </style:style>
    <style:style style:name="P46" style:family="paragraph" style:parent-style-name="Standard">
      <style:text-properties style:font-name="Calibri" style:text-underline-style="none" fo:font-weight="normal" officeooo:rsid="000e4cfa" officeooo:paragraph-rsid="000e4cfa" style:font-weight-asian="normal" style:font-weight-complex="normal"/>
    </style:style>
    <style:style style:name="P47" style:family="paragraph" style:parent-style-name="Standard">
      <style:text-properties style:font-name="Calibri" style:text-underline-style="none" fo:font-weight="normal" officeooo:rsid="000e4cfa" officeooo:paragraph-rsid="00333f76" style:font-weight-asian="normal" style:font-weight-complex="normal"/>
    </style:style>
    <style:style style:name="P48" style:family="paragraph" style:parent-style-name="Standard">
      <style:text-properties style:font-name="Calibri" style:text-underline-style="none" fo:font-weight="normal" officeooo:rsid="000e4cfa" officeooo:paragraph-rsid="0010afc5" style:font-weight-asian="normal" style:font-weight-complex="normal"/>
    </style:style>
    <style:style style:name="P49" style:family="paragraph" style:parent-style-name="Standard">
      <style:text-properties style:font-name="Calibri" style:text-underline-style="none" fo:font-weight="normal" officeooo:rsid="000e4cfa" officeooo:paragraph-rsid="0026d62b" style:font-weight-asian="normal" style:font-weight-complex="normal"/>
    </style:style>
    <style:style style:name="P50" style:family="paragraph" style:parent-style-name="Standard">
      <style:text-properties style:font-name="Calibri" style:text-underline-style="none" fo:font-weight="normal" officeooo:paragraph-rsid="000e0ff5" style:font-weight-asian="normal" style:font-weight-complex="normal"/>
    </style:style>
    <style:style style:name="P51" style:family="paragraph" style:parent-style-name="Standard">
      <style:text-properties style:font-name="Calibri" style:text-underline-style="solid" style:text-underline-width="auto" style:text-underline-color="font-color" fo:font-weight="normal" officeooo:rsid="000e4cfa" officeooo:paragraph-rsid="000e4cfa" style:font-weight-asian="normal" style:font-weight-complex="normal"/>
    </style:style>
    <style:style style:name="P52" style:family="paragraph" style:parent-style-name="Standard">
      <style:text-properties style:font-name="Calibri" style:text-underline-style="solid" style:text-underline-width="auto" style:text-underline-color="font-color" fo:font-weight="normal" officeooo:rsid="000e4cfa" officeooo:paragraph-rsid="00333f76" style:font-weight-asian="normal" style:font-weight-complex="normal"/>
    </style:style>
    <style:style style:name="P53" style:family="paragraph" style:parent-style-name="Standard">
      <style:text-properties style:font-name="Calibri" style:text-underline-style="solid" style:text-underline-width="auto" style:text-underline-color="font-color" fo:font-weight="normal" officeooo:rsid="00258b66" officeooo:paragraph-rsid="00240708" style:font-weight-asian="normal" style:font-weight-complex="normal"/>
    </style:style>
    <style:style style:name="P54" style:family="paragraph">
      <loext:graphic-properties draw:fill="none" draw:fill-color="#000000"/>
    </style:style>
    <style:style style:name="P55" style:family="paragraph">
      <style:paragraph-properties fo:text-align="center"/>
    </style:style>
    <style:style style:name="P56" style:family="paragraph">
      <loext:graphic-properties draw:fill="none" draw:fill-color="#ffffff"/>
      <style:paragraph-properties fo:text-align="center" style:writing-mode="lr-tb"/>
    </style:style>
    <style:style style:name="P57" style:family="paragraph">
      <loext:graphic-properties draw:fill="none"/>
    </style:style>
    <style:style style:name="P58" style:family="paragraph">
      <loext:graphic-properties draw:fill="none" draw:fill-color="#ffffff"/>
      <style:paragraph-properties style:writing-mode="lr-tb"/>
    </style:style>
    <style:style style:name="P59" style:family="paragraph">
      <style:paragraph-properties fo:text-align="center" style:writing-mode="lr-tb"/>
    </style:style>
    <style:style style:name="P60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61" style:family="paragraph">
      <loext:graphic-properties draw:fill="solid" draw:fill-color="#ffffff"/>
    </style:style>
    <style:style style:name="P62" style:family="paragraph">
      <loext:graphic-properties draw:fill="none" draw:fill-color="#ffffff"/>
      <style:paragraph-properties style:writing-mode="lr-tb"/>
      <style:text-properties fo:color="#729fcf" loext:opacity="100%" style:text-underline-style="solid" style:text-underline-width="auto" style:text-underline-color="font-color"/>
    </style:style>
    <style:style style:name="P63" style:family="paragraph">
      <loext:graphic-properties draw:fill="solid" draw:fill-color="#ffffff"/>
      <style:paragraph-properties fo:text-align="center" style:writing-mode="lr-tb"/>
    </style:style>
    <style:style style:name="P6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bold" style:font-name-complex="Lucida 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66" style:family="paragraph">
      <loext:graphic-properties draw:fill="solid" draw:fill-color="#ffffff"/>
      <style:paragraph-properties style:writing-mode="lr-tb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68" style:family="paragraph">
      <loext:graphic-properties draw:fill="none"/>
      <style:text-properties fo:font-size="12pt"/>
    </style:style>
    <style:style style:name="P6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7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71" style:family="paragraph">
      <loext:graphic-properties draw:fill="solid" draw:fill-color="#ffffff"/>
      <style:text-properties fo:font-size="12pt"/>
    </style:style>
    <style:style style:name="P72" style:family="paragraph">
      <style:paragraph-properties fo:text-align="start" style:writing-mode="lr-tb"/>
    </style:style>
    <style:style style:name="P73" style:family="paragraph">
      <loext:graphic-properties draw:fill="solid" draw:fill-color="#ffffff"/>
      <style:paragraph-properties style:writing-mode="lr-tb"/>
      <style:text-properties fo:font-size="12pt"/>
    </style:style>
    <style:style style:name="P74" style:family="paragraph">
      <loext:graphic-properties draw:fill="solid" draw:fill-color="#f6f9d4"/>
    </style:style>
    <style:style style:name="P7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159b9"/>
    </style:style>
    <style:style style:name="T3" style:family="text">
      <style:text-properties style:text-underline-style="solid" style:text-underline-width="auto" style:text-underline-color="font-color" officeooo:rsid="0015b1a4"/>
    </style:style>
    <style:style style:name="T4" style:family="text">
      <style:text-properties style:text-underline-style="solid" style:text-underline-width="auto" style:text-underline-color="font-color" officeooo:rsid="001f5525"/>
    </style:style>
    <style:style style:name="T5" style:family="text">
      <style:text-properties style:text-underline-style="solid" style:text-underline-width="auto" style:text-underline-color="font-color" officeooo:rsid="00240708"/>
    </style:style>
    <style:style style:name="T6" style:family="text">
      <style:text-properties style:text-underline-style="solid" style:text-underline-width="auto" style:text-underline-color="font-color" officeooo:rsid="00258b66"/>
    </style:style>
    <style:style style:name="T7" style:family="text">
      <style:text-properties style:text-underline-style="solid" style:text-underline-width="auto" style:text-underline-color="font-color" officeooo:rsid="00307b56"/>
    </style:style>
    <style:style style:name="T8" style:family="text">
      <style:text-properties style:text-underline-style="solid" style:text-underline-width="auto" style:text-underline-color="font-color" officeooo:rsid="00333f76"/>
    </style:style>
    <style:style style:name="T9" style:family="text">
      <style:text-properties officeooo:rsid="000b88de"/>
    </style:style>
    <style:style style:name="T10" style:family="text">
      <style:text-properties officeooo:rsid="0006f91a"/>
    </style:style>
    <style:style style:name="T11" style:family="text">
      <style:text-properties officeooo:rsid="000e0ff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0afc5" style:font-weight-asian="bold" style:font-weight-complex="bold"/>
    </style:style>
    <style:style style:name="T14" style:family="text">
      <style:text-properties fo:font-weight="bold" officeooo:rsid="00100fd0" style:font-weight-asian="bold" style:font-weight-complex="bold"/>
    </style:style>
    <style:style style:name="T15" style:family="text">
      <style:text-properties fo:font-weight="bold" officeooo:rsid="000f6caf" style:font-weight-asian="bold" style:font-weight-complex="bold"/>
    </style:style>
    <style:style style:name="T16" style:family="text">
      <style:text-properties fo:font-weight="bold" officeooo:rsid="00258b66" style:font-weight-asian="bold" style:font-weight-complex="bold"/>
    </style:style>
    <style:style style:name="T17" style:family="text">
      <style:text-properties fo:font-weight="bold" officeooo:rsid="0026d62b" style:font-weight-asian="bold" style:font-weight-complex="bold"/>
    </style:style>
    <style:style style:name="T18" style:family="text">
      <style:text-properties fo:font-weight="bold" officeooo:rsid="00307b56" style:font-weight-asian="bold" style:font-weight-complex="bold"/>
    </style:style>
    <style:style style:name="T19" style:family="text">
      <style:text-properties fo:font-weight="bold" officeooo:rsid="00333f76" style:font-weight-asian="bold" style:font-weight-complex="bold"/>
    </style:style>
    <style:style style:name="T20" style:family="text">
      <style:text-properties officeooo:rsid="001a70ba"/>
    </style:style>
    <style:style style:name="T21" style:family="text">
      <style:text-properties officeooo:rsid="001bf185"/>
    </style:style>
    <style:style style:name="T22" style:family="text">
      <style:text-properties officeooo:rsid="0021a4bb"/>
    </style:style>
    <style:style style:name="T23" style:family="text">
      <style:text-properties officeooo:rsid="00240708"/>
    </style:style>
    <style:style style:name="T24" style:family="text">
      <style:text-properties officeooo:rsid="00258b66"/>
    </style:style>
    <style:style style:name="T25" style:family="text">
      <style:text-properties officeooo:rsid="00307b56"/>
    </style:style>
    <style:style style:name="T26" style:family="text">
      <style:text-properties officeooo:rsid="00333f76"/>
    </style:style>
    <style:style style:name="T27" style:family="text">
      <style:text-properties style:text-underline-style="none"/>
    </style:style>
    <style:style style:name="T28" style:family="text">
      <style:text-properties fo:font-size="13pt" style:font-size-asian="11pt" style:font-size-complex="13pt"/>
    </style:style>
    <style:style style:name="T29" style:family="text">
      <style:text-properties style:font-name="Arial" fo:font-size="16pt" style:font-size-asian="16pt" style:font-size-complex="16pt"/>
    </style:style>
    <style:style style:name="T30" style:family="text">
      <style:text-properties fo:color="#729fcf" loext:opacity="100%" style:text-underline-style="solid" style:text-underline-width="auto" style:text-und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bold" style:font-name-complex="Lucida 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ize="12pt"/>
    </style:style>
    <style:style style:name="T36" style:family="text">
      <style:text-properties fo:color="#729fcf" loext:opacity="100%" fo:font-size="12pt" style:text-underline-style="solid" style:text-underline-width="auto" style:text-underline-color="font-color"/>
    </style:style>
    <style:style style:name="gr1" style:family="graphic">
      <style:graphic-properties svg:stroke-color="#000000" draw:fill="none" draw:fill-color="#000000" draw:textarea-horizontal-align="justify" draw:textarea-vertical-align="middle" draw:auto-grow-height="false" fo:min-height="0.139cm" fo:min-width="0.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0.732cm" fo:min-width="15.3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="none" draw:textarea-horizontal-align="justify" draw:textarea-vertical-align="middle" draw:auto-grow-height="false" fo:min-height="0.404cm" fo:min-width="15.3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2.27cm" fo:min-width="15.3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13.8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fill="none" draw:textarea-horizontal-align="justify" draw:textarea-vertical-align="middle" draw:auto-grow-height="false" fo:min-height="0.794cm" fo:min-width="3.0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1.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000000" draw:fill="none" draw:textarea-horizontal-align="justify" draw:textarea-vertical-align="middle" draw:auto-grow-height="false" fo:min-height="0.794cm" fo:min-width="2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1.9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000000" draw:fill="solid" draw:fill-color="#ffffff" draw:textarea-horizontal-align="justify" draw:textarea-vertical-align="middle" draw:auto-grow-height="false" fo:min-height="1.776cm" fo:min-width="17.10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color="#000000" draw:fill="none" draw:textarea-horizontal-align="justify" draw:textarea-vertical-align="middle" draw:auto-grow-height="false" fo:min-height="0.794cm" fo:min-width="3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1.0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dash" draw:stroke-dash="Dash" svg:stroke-color="#000000" draw:fill="solid" draw:fill-color="#ffffff" draw:textarea-horizontal-align="justify" draw:textarea-vertical-align="middle" draw:auto-grow-height="false" fo:min-height="1.889cm" fo:min-width="15.8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2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dash" draw:stroke-dash="Dash" svg:stroke-color="#00a933" draw:fill="solid" draw:fill-color="#ffffff" draw:textarea-horizontal-align="justify" draw:textarea-vertical-align="middle" draw:auto-grow-height="false" fo:min-height="1.238cm" fo:min-width="12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dash" draw:stroke-dash="Dash" svg:stroke-color="#000000" draw:fill="solid" draw:fill-color="#ffffff" draw:textarea-horizontal-align="justify" draw:textarea-vertical-align="middle" draw:auto-grow-height="false" fo:min-height="0.919cm" fo:min-width="15.8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color="#000000" draw:fill="none" draw:fill-color="#ffffff" draw:textarea-vertical-align="middle" fo:min-height="2.4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width="0.019cm" svg:stroke-color="#000000" draw:marker-start-width="0.379cm" draw:marker-end-width="0.379cm" draw:fill="solid" draw:fill-color="#ffffff" draw:textarea-horizontal-align="justify" draw:textarea-vertical-align="middle" draw:auto-grow-height="false" fo:min-height="2.401cm" fo:min-width="7.371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color="#000000" draw:fill="none" draw:fill-color="#ffffff" fo:min-height="1.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svg:stroke-color="#000000" draw:fill="solid" draw:fill-color="#ffffff" draw:textarea-horizontal-align="justify" draw:textarea-vertical-align="middle" draw:auto-grow-height="false" fo:min-height="1.36cm" fo:min-width="1.6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color="#000000" draw:fill="solid" draw:fill-color="#ffffff" draw:textarea-horizontal-align="justify" draw:textarea-vertical-align="middle" draw:auto-grow-height="false" fo:min-height="1.36cm" fo:min-width="1.4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svg:stroke-color="#000000" draw:fill="none" draw:fill-color="#ffffff" draw:textarea-vertical-align="middle" fo:min-height="1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svg:stroke-width="0.049cm" svg:stroke-color="#000000" draw:marker-start-width="0.42cm" draw:marker-end-width="0.42cm" draw:fill="none" draw:textarea-horizontal-align="justify" draw:textarea-vertical-align="middle" draw:auto-grow-height="false" fo:min-height="26.502cm" fo:min-width="19.00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dash" draw:stroke-dash="Dash" svg:stroke-color="#00a933" draw:fill="solid" draw:fill-color="#ffffff" draw:textarea-horizontal-align="justify" draw:textarea-vertical-align="middle" draw:auto-grow-height="false" fo:min-height="13.841cm" fo:min-width="17.1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7.3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svg:stroke-width="0.019cm" svg:stroke-color="#000000" draw:marker-start-width="0.379cm" draw:marker-end-width="0.379cm" draw:fill="solid" draw:fill-color="#ffffff" draw:textarea-horizontal-align="justify" draw:textarea-vertical-align="middle" draw:auto-grow-height="false" fo:min-height="7.207cm" fo:min-width="7.371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svg:stroke-width="0.019cm" svg:stroke-color="#000000" draw:marker-start-width="0.379cm" draw:marker-end-width="0.379cm" draw:fill="solid" draw:fill-color="#ffffff" draw:textarea-horizontal-align="justify" draw:textarea-vertical-align="middle" draw:auto-grow-height="false" fo:min-height="2.411cm" fo:min-width="7.382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svg:stroke-width="0.049cm" svg:stroke-color="#000000" draw:marker-start-width="0.42cm" draw:marker-end-width="0.42cm" draw:fill="none" draw:textarea-horizontal-align="justify" draw:textarea-vertical-align="middle" draw:auto-grow-height="false" fo:min-height="25.864cm" fo:min-width="19.00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svg:stroke-width="0.049cm" svg:stroke-color="#000000" draw:marker-start-width="0.42cm" draw:marker-end-width="0.42cm" draw:fill="none" draw:textarea-horizontal-align="justify" draw:textarea-vertical-align="middle" draw:auto-grow-height="false" fo:min-height="24.052cm" fo:min-width="19.00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dash" draw:stroke-dash="Dash" svg:stroke-color="#00a933" draw:fill="solid" draw:fill-color="#ffffff" draw:textarea-horizontal-align="justify" draw:textarea-vertical-align="middle" draw:auto-grow-height="false" fo:min-height="7.303cm" fo:min-width="8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none" svg:stroke-color="#000000" draw:fill="none" draw:fill-color="#ffffff" fo:min-height="1.0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2.6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dash" draw:stroke-dash="Dash" svg:stroke-color="#00a933" draw:fill="solid" draw:fill-color="#ffffff" draw:textarea-horizontal-align="justify" draw:textarea-vertical-align="middle" draw:auto-grow-height="false" fo:min-height="2.782cm" fo:min-width="18.3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dash" draw:stroke-dash="Dash" svg:stroke-color="#00a933" draw:fill="solid" draw:fill-color="#ffffff" draw:textarea-horizontal-align="justify" draw:textarea-vertical-align="middle" draw:auto-grow-height="false" fo:min-height="10.204cm" fo:min-width="17.3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dash" draw:stroke-dash="Dash" svg:stroke-color="#000000" draw:fill="solid" draw:fill-color="#ffffff" draw:textarea-horizontal-align="justify" draw:textarea-vertical-align="middle" draw:auto-grow-height="false" fo:min-height="12.114cm" fo:min-width="17.9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svg:stroke-width="0.049cm" svg:stroke-color="#000000" draw:marker-start-width="0.42cm" draw:marker-end-width="0.42cm" draw:fill="none" draw:textarea-horizontal-align="justify" draw:textarea-vertical-align="middle" draw:auto-grow-height="false" fo:min-height="26.79cm" fo:min-width="18.98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stroke="none" svg:stroke-color="#000000" draw:fill="none" draw:fill-color="#ffffff" fo:min-height="1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stroke="none" svg:stroke-color="#000000" draw:fill="none" draw:fill-color="#ffffff" fo:min-height="3.4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fill="solid" draw:fill-color="#f6f9d4" draw:textarea-horizontal-align="justify" draw:textarea-vertical-align="middle" draw:auto-grow-height="false" fo:min-height="3.639cm" fo:min-width="5.0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none" svg:stroke-color="#000000" draw:fill="none" draw:fill-color="#ffffff" fo:min-height="3.0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stroke="none" svg:stroke-color="#000000" draw:fill="none" draw:fill-color="#ffffff" fo:min-height="3.7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7" style:family="graphic">
      <style:graphic-properties draw:fill="solid" draw:fill-color="#f6f9d4" draw:textarea-horizontal-align="justify" draw:textarea-vertical-align="middle" draw:auto-grow-height="false" fo:min-height="3.764cm" fo:min-width="5.0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stroke="none" svg:stroke-color="#000000" draw:fill="none" draw:fill-color="#ffffff" fo:min-height="4.5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9" style:family="graphic">
      <style:graphic-properties draw:stroke="none" svg:stroke-color="#000000" draw:fill="none" draw:fill-color="#ffffff" fo:min-height="4.7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0" style:family="graphic">
      <style:graphic-properties draw:stroke="none" svg:stroke-color="#000000" draw:fill="none" draw:fill-color="#ffffff" fo:min-height="6.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1" style:family="graphic">
      <style:graphic-properties draw:fill="solid" draw:fill-color="#f6f9d4" draw:textarea-horizontal-align="justify" draw:textarea-vertical-align="middle" draw:auto-grow-height="false" fo:min-height="5.024cm" fo:min-width="5.0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fill="solid" draw:fill-color="#f6f9d4" draw:textarea-horizontal-align="justify" draw:textarea-vertical-align="middle" draw:auto-grow-height="false" fo:min-height="4.997cm" fo:min-width="5.0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fill="solid" draw:fill-color="#f6f9d4" draw:textarea-horizontal-align="justify" draw:textarea-vertical-align="middle" draw:auto-grow-height="false" fo:min-height="6.588cm" fo:min-width="5.0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stroke="none" svg:stroke-color="#000000" draw:fill="none" draw:fill-color="#ffffff" fo:min-height="1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5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6" style:family="graphic">
      <style:graphic-properties draw:stroke="none" svg:stroke-color="#000000" draw:fill="none" draw:fill-color="#ffffff" fo:min-height="5.1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7" style:family="graphic">
      <style:graphic-properties draw:stroke="dash" draw:stroke-dash="Dash" svg:stroke-color="#00a933" draw:fill="solid" draw:fill-color="#ffffff" draw:textarea-horizontal-align="justify" draw:textarea-vertical-align="middle" draw:auto-grow-height="false" fo:min-height="5.212cm" fo:min-width="3.1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stroke="dash" draw:stroke-dash="Dash" svg:stroke-color="#00a933" draw:fill="solid" draw:fill-color="#ffffff" draw:textarea-horizontal-align="justify" draw:textarea-vertical-align="middle" draw:auto-grow-height="false" fo:min-height="8.17cm" fo:min-width="12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9" style:family="graphic">
      <style:graphic-properties draw:stroke="dash" draw:stroke-dash="Dash" svg:stroke-color="#000000" draw:fill="solid" draw:fill-color="#ffffff" draw:textarea-horizontal-align="justify" draw:textarea-vertical-align="middle" draw:auto-grow-height="false" fo:min-height="10.425cm" fo:min-width="13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0" style:family="graphic">
      <style:graphic-properties svg:stroke-width="0.049cm" svg:stroke-color="#000000" draw:marker-start-width="0.42cm" draw:marker-end-width="0.42cm" draw:fill="none" draw:textarea-horizontal-align="justify" draw:textarea-vertical-align="middle" draw:auto-grow-height="false" fo:min-height="21.997cm" fo:min-width="18.98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svg:stroke-width="0.019cm" svg:stroke-color="#000000" draw:marker-start-width="0.379cm" draw:marker-end-width="0.379cm" draw:fill="solid" draw:fill-color="#ffffff" draw:textarea-horizontal-align="justify" draw:textarea-vertical-align="middle" draw:auto-grow-height="false" fo:min-height="2.401cm" fo:min-width="7.371cm" fo:padding-top="0.009cm" fo:padding-bottom="0.009cm" fo:padding-left="0.009cm" fo:padding-right="0.009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draw:stroke="dash" draw:stroke-dash="Dash" svg:stroke-color="#00a933" draw:fill="solid" draw:fill-color="#ffffff" draw:textarea-horizontal-align="justify" draw:textarea-vertical-align="middle" draw:auto-grow-height="false" fo:min-height="9.049cm" fo:min-width="12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3" style:family="graphic">
      <style:graphic-properties draw:stroke="dash" draw:stroke-dash="Dash" svg:stroke-color="#000000" draw:fill="solid" draw:fill-color="#ffffff" draw:textarea-horizontal-align="justify" draw:textarea-vertical-align="middle" draw:auto-grow-height="false" fo:min-height="10.883cm" fo:min-width="13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Développement d’interfaces WEB : maquettage </text:p>
      <text:p text:style-name="P24"/>
      <text:p text:style-name="P28"><text:span text:style-name="T2">1</text:span><text:span text:style-name="T1">) Recensement des maquettes d’écran </text:span><text:span text:style-name="T2">TP</text:span><text:span text:style-name="T3">4</text:span></text:p>
      <text:p text:style-name="P30"/>
      <text:p text:style-name="P35">a) page d’accueil : <text:span text:style-name="T21">écran supérieur à 800px</text:span></text:p>
      <text:p text:style-name="P35"/>
      <text:p text:style-name="P33"><draw:custom-shape text:anchor-type="paragraph" draw:z-index="4" draw:name="Forme1" draw:style-name="gr60" draw:text-style-name="P57" svg:width="19.033cm" svg:height="22.048cm" svg:x="0.344cm" svg:y="0.168cm"><text:p/><draw:enhanced-geometry svg:viewBox="0 0 21600 21600" draw:type="rectangle" draw:enhanced-path="M 0 0 L 21600 0 21600 21600 0 21600 0 0 Z N"/></draw:custom-shape><draw:frame text:anchor-type="paragraph" draw:z-index="87" draw:name="Forme2_7" draw:style-name="gr25" draw:text-style-name="P67" svg:width="19.033cm" svg:height="1.814cm" svg:x="0.344cm" svg:y="0.277cm"><draw:text-box><text:p text:style-name="P64"><text:span text:style-name="T32">Club Cyclisme 63</text:span></text:p></draw:text-box></draw:frame></text:p>
      <text:p text:style-name="P24"/>
      <text:p text:style-name="P1"><draw:custom-shape text:anchor-type="paragraph" draw:z-index="10" draw:name="Forme10_4" draw:style-name="gr17" draw:text-style-name="P63" svg:width="12.323cm" svg:height="1.239cm" svg:x="1.799cm" svg:y="19.516cm"><text:p text:style-name="P59">Bas de page (footer)</text:p><draw:enhanced-geometry svg:viewBox="0 0 21600 21600" draw:type="rectangle" draw:enhanced-path="M 0 0 L 21600 0 21600 21600 0 21600 0 0 Z N"/></draw:custom-shape><draw:custom-shape text:anchor-type="paragraph" draw:z-index="5" draw:name="Forme3" draw:style-name="gr20" draw:text-style-name="P61" svg:width="7.39cm" svg:height="2.419cm" svg:x="5.618cm" svg:y="1.09cm"><text:p/><draw:enhanced-geometry svg:viewBox="0 0 21600 21600" draw:type="rectangle" draw:enhanced-path="M 0 0 L 21600 0 21600 21600 0 21600 0 0 Z N"/></draw:custom-shape></text:p>
      <text:p text:style-name="P1"><draw:custom-shape text:anchor-type="paragraph" draw:z-index="0" draw:name="Forme15_14" draw:style-name="gr23" draw:text-style-name="P66" svg:width="1.682cm" svg:height="1.361cm" svg:x="15.12cm" svg:y="0.51cm"><text:p/><draw:enhanced-geometry svg:viewBox="0 0 21600 21600" draw:type="rectangle" draw:enhanced-path="M 0 0 L 21600 0 21600 21600 0 21600 0 0 Z N"/></draw:custom-shape><draw:custom-shape text:anchor-type="paragraph" draw:z-index="85" draw:name="Forme15_15" draw:style-name="gr24" draw:text-style-name="P61" svg:width="1.456cm" svg:height="1.361cm" svg:x="17.616cm" svg:y="0.512cm"><text:p/><draw:enhanced-geometry svg:viewBox="0 0 21600 21600" draw:type="rectangle" draw:enhanced-path="M 0 0 L 21600 0 21600 21600 0 21600 0 0 Z N"/></draw:custom-shape></text:p>
      <text:p text:style-name="P1"><draw:frame text:anchor-type="paragraph" draw:z-index="6" draw:name="Forme4" draw:style-name="gr19" draw:text-style-name="P65" svg:width="7.39cm" svg:height="2.419cm" svg:x="5.618cm" svg:y="0.056cm"><draw:text-box><text:p text:style-name="P64"><text:span text:style-name="T31">IMAGE</text:span></text:p></draw:text-box></draw:frame><draw:frame text:anchor-type="paragraph" draw:z-index="84" draw:name="Forme14_14" draw:style-name="gr22" draw:text-style-name="P58" svg:width="1.682cm" svg:height="1.463cm" svg:x="15.12cm" svg:y="0.217cm"><draw:text-box><text:p>Logo</text:p><text:p>Facebook</text:p></draw:text-box></draw:frame><draw:frame text:anchor-type="paragraph" draw:z-index="86" draw:name="Forme14_15" draw:style-name="gr35" draw:text-style-name="P58" svg:width="1.456cm" svg:height="1.027cm" svg:x="17.616cm" svg:y="0.22cm"><draw:text-box><text:p>Logo</text:p><text:p>Twitter</text:p></draw:text-box></draw:frame></text:p>
      <text:p text:style-name="P1"/>
      <text:p text:style-name="P1"/>
      <text:p text:style-name="P1"/>
      <text:p text:style-name="P1"/>
      <text:p text:style-name="P15"/>
      <text:p text:style-name="P15"><draw:custom-shape text:anchor-type="paragraph" draw:z-index="98" draw:name="Forme12_8" draw:style-name="gr12" draw:text-style-name="P61" svg:width="17.103cm" svg:height="1.777cm" svg:x="1.293cm" svg:y="0.116cm"><text:p/><draw:enhanced-geometry svg:viewBox="0 0 21600 21600" draw:type="rectangle" draw:enhanced-path="M 0 0 L 21600 0 21600 21600 0 21600 0 0 Z N"/></draw:custom-shape><draw:frame text:anchor-type="paragraph" draw:z-index="99" draw:name="Forme13_8" draw:style-name="gr11" draw:text-style-name="P60" svg:width="17.103cm" svg:height="1.946cm" svg:x="1.452cm" svg:y="0.344cm"><draw:text-box><text:p text:style-name="P55"><text:span text:style-name="T28"/></text:p><text:p text:style-name="P55"><text:span text:style-name="T29">Accueil <text:s text:c="2"/></text:span><text:span text:style-name="T29"><text:tab/></text:span><text:span text:style-name="T29"> <text:s text:c="2"/></text:span><text:span text:style-name="T29"><text:tab/></text:span><text:span text:style-name="T29">Horaire</text:span><text:span text:style-name="T29"><text:tab/></text:span><text:span text:style-name="T29"> </text:span><text:span text:style-name="T29"><text:tab/></text:span><text:span text:style-name="T29">Médias </text:span><text:span text:style-name="T29"><text:tab/></text:span><text:span text:style-name="T29"><text:tab/></text:span><text:span text:style-name="T29">Tarif</text:span></text:p></draw:text-box></draw:frame><draw:line text:anchor-type="paragraph" draw:z-index="100" draw:name="Forme21_0" draw:style-name="gr7" draw:text-style-name="P55" svg:x1="6.392cm" svg:y1="1.616cm" svg:x2="6.392cm" svg:y2="0.637cm"><text:p/></draw:line><draw:line text:anchor-type="paragraph" draw:z-index="101" draw:name="Forme21_7" draw:style-name="gr7" draw:text-style-name="P59" svg:x1="10.176cm" svg:y1="1.655cm" svg:x2="10.176cm" svg:y2="0.676cm"><text:p/></draw:line><draw:line text:anchor-type="paragraph" draw:z-index="102" draw:name="Forme21_8" draw:style-name="gr7" draw:text-style-name="P55" svg:x1="13.88cm" svg:y1="1.734cm" svg:x2="13.88cm" svg:y2="0.755cm"><text:p/></draw:line><draw:custom-shape text:anchor-type="paragraph" draw:z-index="103" draw:name="Forme22_1" draw:style-name="gr13" draw:text-style-name="P57" svg:width="3.573cm" svg:height="0.795cm" svg:x="10.414cm" svg:y="2.088cm"><text:p/><draw:enhanced-geometry svg:viewBox="0 0 21600 21600" draw:type="rectangle" draw:enhanced-path="M 0 0 L 21600 0 21600 21600 0 21600 0 0 Z N"/></draw:custom-shape><draw:frame text:anchor-type="paragraph" draw:z-index="104" draw:name="Forme23_0" draw:style-name="gr9" draw:text-style-name="P58" svg:width="3.096cm" svg:height="1.811cm" svg:x="10.652cm" svg:y="2.29cm"><draw:text-box><text:p>Photos</text:p><text:p/><text:p>Vidéos</text:p></draw:text-box></draw:frame></text:p>
      <text:p text:style-name="P15"/>
      <text:p text:style-name="P15"><draw:custom-shape text:anchor-type="paragraph" draw:z-index="105" draw:name="Forme22_2" draw:style-name="gr13" draw:text-style-name="P57" svg:width="3.573cm" svg:height="0.795cm" svg:x="10.414cm" svg:y="0.019cm"><text:p/><draw:enhanced-geometry svg:viewBox="0 0 21600 21600" draw:type="rectangle" draw:enhanced-path="M 0 0 L 21600 0 21600 21600 0 21600 0 0 Z N"/></draw:custom-shape></text:p>
      <text:p text:style-name="P15"/>
      <text:p text:style-name="P1"><draw:custom-shape text:anchor-type="paragraph" draw:z-index="7" draw:name="Forme10_1" draw:style-name="gr63" draw:text-style-name="P73" svg:width="13.853cm" svg:height="10.884cm" svg:x="1.706cm" svg:y="0.365cm"><text:p/><draw:enhanced-geometry svg:viewBox="0 0 21600 21600" draw:mirror-horizontal="false" draw:mirror-vertical="false" draw:type="rectangle" draw:enhanced-path="M 0 0 L 21600 0 21600 21600 0 21600 0 0 Z N"/></draw:custom-shape></text:p>
      <text:p text:style-name="P1"><draw:frame text:anchor-type="paragraph" draw:z-index="8" draw:name="Forme8" draw:style-name="gr14" draw:text-style-name="P56" svg:width="13.853cm" svg:height="1.096cm" svg:x="1.706cm" svg:y="0.219cm"><draw:text-box><text:p text:style-name="P55">Ici, il y a une phrase de bienvenu </text:p></draw:text-box></draw:frame><draw:custom-shape text:anchor-type="paragraph" draw:z-index="11" draw:name="Forme7" draw:style-name="gr57" draw:text-style-name="P61" svg:width="3.119cm" svg:height="5.213cm" svg:x="15.96cm" svg:y="0.49cm"><text:p/><draw:enhanced-geometry svg:viewBox="0 0 21600 21600" draw:type="rectangle" draw:enhanced-path="M 0 0 L 21600 0 21600 21600 0 21600 0 0 Z N"/></draw:custom-shape></text:p>
      <text:p text:style-name="P1"><draw:frame text:anchor-type="paragraph" draw:z-index="12" draw:name="Forme11" draw:style-name="gr56" draw:text-style-name="P58" svg:width="3.119cm" svg:height="5.121cm" svg:x="16.099cm" svg:y="0.065cm"><draw:text-box><text:p text:style-name="P55">aside</text:p><text:p/><text:p><text:span text:style-name="T34"/></text:p></draw:text-box></draw:frame></text:p>
      <text:p text:style-name="P1"><draw:custom-shape text:anchor-type="paragraph" draw:z-index="9" draw:name="Forme10" draw:style-name="gr62" draw:text-style-name="P63" svg:width="12.323cm" svg:height="9.05cm" svg:x="2.12cm" svg:y="0.28cm"><text:p text:style-name="P59">Présentation des activités</text:p><text:p text:style-name="P59"/><text:p text:style-name="P59"/><text:p text:style-name="P59"/><text:p text:style-name="P59"/><text:p text:style-name="P59">Présentation clientèle</text:p><text:p text:style-name="P59"><text:span text:style-name="T35"/></text:p><text:p text:style-name="P59"><text:span text:style-name="T35"/></text:p><text:p text:style-name="P59"><text:span text:style-name="T35"/></text:p><text:p text:style-name="P59"><text:span text:style-name="T35"/></text:p><text:p text:style-name="P59"><text:span text:style-name="T35">Tarif et abonnement</text:span></text:p><text:p text:style-name="P59"><text:span text:style-name="T35"/></text:p><text:p text:style-name="P59"><text:span text:style-name="T35"/></text:p><text:p text:style-name="P72"><text:span text:style-name="T35"><text:s text:c="3"/></text:span><text:span text:style-name="T35">Nous vous proposons différents </text:span><text:span text:style-name="T36">tarifs</text:span><text:span text:style-name="T35"> et </text:span><text:span text:style-name="T36">horaires</text:span><text:span text:style-name="T35"> ...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7"/>
      <text:p text:style-name="P32"><text:soft-page-break/></text:p>
      <text:p text:style-name="P35">a) page d’accueil : <text:span text:style-name="T21">écran inférieur à 800px</text:span></text:p>
      <text:p text:style-name="P35"/>
      <text:p text:style-name="P35"><draw:custom-shape text:anchor-type="paragraph" draw:z-index="189" draw:name="Forme1_7" draw:style-name="gr40" draw:text-style-name="P57" svg:width="19.033cm" svg:height="26.84cm" svg:x="0.344cm" svg:y="0.168cm"><text:p/><draw:enhanced-geometry svg:viewBox="0 0 21600 21600" draw:type="rectangle" draw:enhanced-path="M 0 0 L 21600 0 21600 21600 0 21600 0 0 Z N"/></draw:custom-shape><draw:frame text:anchor-type="paragraph" draw:z-index="201" draw:name="Forme2_3" draw:style-name="gr25" draw:text-style-name="P67" svg:width="19.033cm" svg:height="1.814cm" svg:x="0.344cm" svg:y="0.277cm"><draw:text-box><text:p text:style-name="P64"><text:span text:style-name="T32">Club Cyclisme 63</text:span></text:p></draw:text-box></draw:frame></text:p>
      <text:p text:style-name="P26"/>
      <text:p text:style-name="P17"><draw:custom-shape text:anchor-type="paragraph" draw:z-index="190" draw:name="Forme3_7" draw:style-name="gr20" draw:text-style-name="P61" svg:width="7.39cm" svg:height="2.419cm" svg:x="5.618cm" svg:y="1.09cm"><text:p/><draw:enhanced-geometry svg:viewBox="0 0 21600 21600" draw:type="rectangle" draw:enhanced-path="M 0 0 L 21600 0 21600 21600 0 21600 0 0 Z N"/></draw:custom-shape></text:p>
      <text:p text:style-name="P17"><draw:custom-shape text:anchor-type="paragraph" draw:z-index="188" draw:name="Forme15_16" draw:style-name="gr23" draw:text-style-name="P66" svg:width="1.682cm" svg:height="1.361cm" svg:x="15.12cm" svg:y="0.51cm"><text:p/><draw:enhanced-geometry svg:viewBox="0 0 21600 21600" draw:type="rectangle" draw:enhanced-path="M 0 0 L 21600 0 21600 21600 0 21600 0 0 Z N"/></draw:custom-shape><draw:custom-shape text:anchor-type="paragraph" draw:z-index="199" draw:name="Forme15_17" draw:style-name="gr24" draw:text-style-name="P61" svg:width="1.456cm" svg:height="1.361cm" svg:x="17.616cm" svg:y="0.512cm"><text:p/><draw:enhanced-geometry svg:viewBox="0 0 21600 21600" draw:type="rectangle" draw:enhanced-path="M 0 0 L 21600 0 21600 21600 0 21600 0 0 Z N"/></draw:custom-shape></text:p>
      <text:p text:style-name="P17"><draw:frame text:anchor-type="paragraph" draw:z-index="191" draw:name="Forme4_5" draw:style-name="gr19" draw:text-style-name="P65" svg:width="7.39cm" svg:height="2.419cm" svg:x="5.618cm" svg:y="0.056cm"><draw:text-box><text:p text:style-name="P64"><text:span text:style-name="T31">IMAGE</text:span></text:p></draw:text-box></draw:frame><draw:frame text:anchor-type="paragraph" draw:z-index="198" draw:name="Forme14_16" draw:style-name="gr22" draw:text-style-name="P58" svg:width="1.682cm" svg:height="1.463cm" svg:x="15.12cm" svg:y="0.217cm"><draw:text-box><text:p>Logo</text:p><text:p>Facebook</text:p></draw:text-box></draw:frame><draw:frame text:anchor-type="paragraph" draw:z-index="200" draw:name="Forme14_17" draw:style-name="gr35" draw:text-style-name="P58" svg:width="1.456cm" svg:height="1.027cm" svg:x="17.616cm" svg:y="0.22cm"><draw:text-box><text:p>Logo</text:p><text:p>Twitter</text:p></draw:text-box></draw:frame></text:p>
      <text:p text:style-name="P17"/>
      <text:p text:style-name="P17"/>
      <text:p text:style-name="P17"/>
      <text:p text:style-name="P17"/>
      <text:p text:style-name="P17"/>
      <text:p text:style-name="P17"><draw:custom-shape text:anchor-type="paragraph" draw:z-index="202" draw:name="Forme12_6" draw:style-name="gr12" draw:text-style-name="P61" svg:width="17.103cm" svg:height="1.777cm" svg:x="1.293cm" svg:y="0.116cm"><text:p/><draw:enhanced-geometry svg:viewBox="0 0 21600 21600" draw:type="rectangle" draw:enhanced-path="M 0 0 L 21600 0 21600 21600 0 21600 0 0 Z N"/></draw:custom-shape><draw:frame text:anchor-type="paragraph" draw:z-index="203" draw:name="Forme13_7" draw:style-name="gr11" draw:text-style-name="P60" svg:width="17.103cm" svg:height="1.946cm" svg:x="1.452cm" svg:y="0.344cm"><draw:text-box><text:p text:style-name="P55"><text:span text:style-name="T28"/></text:p><text:p text:style-name="P55"><text:span text:style-name="T29">Accueil <text:s text:c="2"/></text:span><text:span text:style-name="T29"><text:tab/></text:span><text:span text:style-name="T29"> <text:s text:c="2"/></text:span><text:span text:style-name="T29"><text:tab/></text:span><text:span text:style-name="T29">Horaire</text:span><text:span text:style-name="T29"><text:tab/></text:span><text:span text:style-name="T29"> </text:span><text:span text:style-name="T29"><text:tab/></text:span><text:span text:style-name="T29">Médias </text:span><text:span text:style-name="T29"><text:tab/></text:span><text:span text:style-name="T29"><text:tab/></text:span><text:span text:style-name="T29">Tarif</text:span></text:p></draw:text-box></draw:frame><draw:line text:anchor-type="paragraph" draw:z-index="204" draw:name="Forme21_20" draw:style-name="gr7" draw:text-style-name="P55" svg:x1="6.392cm" svg:y1="1.616cm" svg:x2="6.392cm" svg:y2="0.637cm"><text:p/></draw:line><draw:line text:anchor-type="paragraph" draw:z-index="205" draw:name="Forme21_21" draw:style-name="gr7" draw:text-style-name="P59" svg:x1="10.176cm" svg:y1="1.655cm" svg:x2="10.176cm" svg:y2="0.676cm"><text:p/></draw:line><draw:line text:anchor-type="paragraph" draw:z-index="206" draw:name="Forme21_22" draw:style-name="gr7" draw:text-style-name="P55" svg:x1="13.88cm" svg:y1="1.734cm" svg:x2="13.88cm" svg:y2="0.755cm"><text:p/></draw:line><draw:custom-shape text:anchor-type="paragraph" draw:z-index="207" draw:name="Forme22_13" draw:style-name="gr13" draw:text-style-name="P57" svg:width="3.573cm" svg:height="0.795cm" svg:x="10.414cm" svg:y="2.088cm"><text:p/><draw:enhanced-geometry svg:viewBox="0 0 21600 21600" draw:type="rectangle" draw:enhanced-path="M 0 0 L 21600 0 21600 21600 0 21600 0 0 Z N"/></draw:custom-shape><draw:frame text:anchor-type="paragraph" draw:z-index="208" draw:name="Forme23_6" draw:style-name="gr9" draw:text-style-name="P58" svg:width="3.096cm" svg:height="1.811cm" svg:x="10.652cm" svg:y="2.29cm"><draw:text-box><text:p>Photos</text:p><text:p/><text:p>Vidéos</text:p></draw:text-box></draw:frame></text:p>
      <text:p text:style-name="P17"/>
      <text:p text:style-name="P17"><draw:custom-shape text:anchor-type="paragraph" draw:z-index="209" draw:name="Forme22_14" draw:style-name="gr13" draw:text-style-name="P57" svg:width="3.573cm" svg:height="0.795cm" svg:x="10.414cm" svg:y="0.019cm"><text:p/><draw:enhanced-geometry svg:viewBox="0 0 21600 21600" draw:type="rectangle" draw:enhanced-path="M 0 0 L 21600 0 21600 21600 0 21600 0 0 Z N"/></draw:custom-shape></text:p>
      <text:p text:style-name="P17"/>
      <text:p text:style-name="P17"><draw:custom-shape text:anchor-type="paragraph" draw:z-index="192" draw:name="Forme10_11" draw:style-name="gr39" draw:text-style-name="P73" svg:width="17.992cm" svg:height="12.115cm" svg:x="0.968cm" svg:y="0.159cm"><text:p/><draw:enhanced-geometry svg:viewBox="0 0 21600 21600" draw:mirror-horizontal="false" draw:mirror-vertical="false" draw:type="rectangle" draw:enhanced-path="M 0 0 L 21600 0 21600 21600 0 21600 0 0 Z N"/></draw:custom-shape></text:p>
      <text:p text:style-name="P17"><draw:frame text:anchor-type="paragraph" draw:z-index="193" draw:name="Forme8_8" draw:style-name="gr14" draw:text-style-name="P56" svg:width="17.569cm" svg:height="1.096cm" svg:x="1.233cm" svg:y="0.219cm"><draw:text-box><text:p text:style-name="P55">Ici, il y a une phrase de bienvenu </text:p></draw:text-box></draw:frame></text:p>
      <text:p text:style-name="P17"/>
      <text:p text:style-name="P17"><draw:custom-shape text:anchor-type="paragraph" draw:z-index="194" draw:name="Forme10_12" draw:style-name="gr38" draw:text-style-name="P63" svg:width="17.305cm" svg:height="10.205cm" svg:x="1.339cm" svg:y="0.28cm"><text:p text:style-name="P59">Présentation des activités</text:p><text:p text:style-name="P59"/><text:p text:style-name="P59"/><text:p text:style-name="P59"/><text:p text:style-name="P59"/><text:p text:style-name="P59">Présentation clientèle</text:p><text:p text:style-name="P59"><text:span text:style-name="T35"/></text:p><text:p text:style-name="P59"><text:span text:style-name="T35"/></text:p><text:p text:style-name="P59"><text:span text:style-name="T35"/></text:p><text:p text:style-name="P59"><text:span text:style-name="T35"/></text:p><text:p text:style-name="P59"><text:span text:style-name="T35">Tarif et abonnement</text:span></text:p><text:p text:style-name="P59"><text:span text:style-name="T35"/></text:p><text:p text:style-name="P59"><text:span text:style-name="T35"/></text:p><text:p text:style-name="P72"><text:span text:style-name="T35"><text:s text:c="3"/></text:span><text:span text:style-name="T35">Nous vous proposons différents </text:span><text:span text:style-name="T36">tarifs</text:span><text:span text:style-name="T35"> et </text:span><text:span text:style-name="T36">horaires</text:span><text:span text:style-name="T35"> ...</text:span></text:p><draw:enhanced-geometry svg:viewBox="0 0 21600 21600" draw:type="rectangle" draw:enhanced-path="M 0 0 L 21600 0 21600 21600 0 21600 0 0 Z N"/></draw:custom-shap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custom-shape text:anchor-type="paragraph" draw:z-index="196" draw:name="Forme7_1" draw:style-name="gr37" draw:text-style-name="P61" svg:width="18.336cm" svg:height="2.782cm" svg:x="0.757cm" svg:y="0.342cm"><text:p/><draw:enhanced-geometry svg:viewBox="0 0 21600 21600" draw:type="rectangle" draw:enhanced-path="M 0 0 L 21600 0 21600 21600 0 21600 0 0 Z N"/></draw:custom-shape><draw:frame text:anchor-type="paragraph" draw:z-index="197" draw:name="Forme11_1" draw:style-name="gr36" draw:text-style-name="P56" svg:width="18.336cm" svg:height="2.671cm" svg:x="0.915cm" svg:y="0.453cm"><draw:text-box><text:p text:style-name="P55"/><text:p text:style-name="P55"/><text:p text:style-name="P55">aside</text:p><text:p/><text:p><text:span text:style-name="T34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37"><draw:custom-shape text:anchor-type="paragraph" draw:z-index="195" draw:name="Forme10_13" draw:style-name="gr17" draw:text-style-name="P63" svg:width="12.323cm" svg:height="1.239cm" svg:x="1.799cm" svg:y="0.093cm"><text:p text:style-name="P59">Bas de page (footer)</text:p><draw:enhanced-geometry svg:viewBox="0 0 21600 21600" draw:type="rectangle" draw:enhanced-path="M 0 0 L 21600 0 21600 21600 0 21600 0 0 Z N"/></draw:custom-shape></text:p>
      <text:p text:style-name="P36"/>
      <text:p text:style-name="P3"><text:soft-page-break/>b) page horaire</text:p>
      <text:p text:style-name="P1"/>
      <text:p text:style-name="P1"><draw:custom-shape text:anchor-type="paragraph" draw:z-index="14" draw:name="Forme1_1" draw:style-name="gr33" draw:text-style-name="P68" svg:width="19.054cm" svg:height="24.103cm" svg:x="0.344cm" svg:y="0.168cm"><text:p/><draw:enhanced-geometry svg:viewBox="0 0 21600 21600" draw:type="rectangle" draw:enhanced-path="M 0 0 L 21600 0 21600 21600 0 21600 0 0 Z N"/></draw:custom-shape></text:p>
      <text:p text:style-name="P1"><draw:custom-shape text:anchor-type="paragraph" draw:z-index="3" draw:name="Forme3_1" draw:style-name="gr61" draw:text-style-name="P61" svg:width="7.39cm" svg:height="2.419cm" svg:x="6.546cm" svg:y="0.429cm"><text:p/><draw:enhanced-geometry svg:viewBox="0 0 21600 21600" draw:type="rectangle" draw:enhanced-path="M 0 0 L 21600 0 21600 21600 0 21600 0 0 Z N"/></draw:custom-shape><draw:custom-shape text:anchor-type="paragraph" draw:z-index="16" draw:name="Forme15_1" draw:style-name="gr24" draw:text-style-name="P61" svg:width="1.456cm" svg:height="1.361cm" svg:x="17.616cm" svg:y="0.365cm"><text:p/><draw:enhanced-geometry svg:viewBox="0 0 21600 21600" draw:type="rectangle" draw:enhanced-path="M 0 0 L 21600 0 21600 21600 0 21600 0 0 Z N"/></draw:custom-shape><draw:custom-shape text:anchor-type="paragraph" draw:z-index="2" draw:name="Forme15_6" draw:style-name="gr23" draw:text-style-name="P66" svg:width="1.682cm" svg:height="1.361cm" svg:x="15.12cm" svg:y="0.217cm"><text:p/><draw:enhanced-geometry svg:viewBox="0 0 21600 21600" draw:type="rectangle" draw:enhanced-path="M 0 0 L 21600 0 21600 21600 0 21600 0 0 Z N"/></draw:custom-shape><draw:frame text:anchor-type="paragraph" draw:z-index="13" draw:name="Forme14_1" draw:style-name="gr55" draw:text-style-name="P58" svg:width="1.682cm" svg:height="0.976cm" svg:x="15.12cm" svg:y="0.217cm"><draw:text-box><text:p>Logo</text:p><text:p>Facebook</text:p></draw:text-box></draw:frame><draw:frame text:anchor-type="paragraph" draw:z-index="22" draw:name="Forme14_6" draw:style-name="gr54" draw:text-style-name="P58" svg:width="1.456cm" svg:height="1.003cm" svg:x="17.616cm" svg:y="0.365cm"><draw:text-box><text:p>Logo</text:p><text:p>Twitter</text:p></draw:text-box></draw:frame></text:p>
      <text:p text:style-name="P1"><draw:frame text:anchor-type="paragraph" draw:z-index="15" draw:name="Forme4_2" draw:style-name="gr19" draw:text-style-name="P65" svg:width="7.411cm" svg:height="2.419cm" svg:x="6.525cm" svg:y="0.123cm"><draw:text-box><text:p text:style-name="P64"><text:span text:style-name="T31">IMAG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90" draw:name="Forme12_7" draw:style-name="gr12" draw:text-style-name="P61" svg:width="17.103cm" svg:height="1.777cm" svg:x="1.293cm" svg:y="0.116cm"><text:p/><draw:enhanced-geometry svg:viewBox="0 0 21600 21600" draw:type="rectangle" draw:enhanced-path="M 0 0 L 21600 0 21600 21600 0 21600 0 0 Z N"/></draw:custom-shape><draw:frame text:anchor-type="paragraph" draw:z-index="91" draw:name="Forme13_6" draw:style-name="gr11" draw:text-style-name="P60" svg:width="17.103cm" svg:height="1.946cm" svg:x="1.452cm" svg:y="0.344cm"><draw:text-box><text:p text:style-name="P55"><text:span text:style-name="T28"/></text:p><text:p text:style-name="P55"><text:span text:style-name="T29">Accueil <text:s text:c="2"/></text:span><text:span text:style-name="T29"><text:tab/></text:span><text:span text:style-name="T29"> <text:s text:c="2"/></text:span><text:span text:style-name="T29"><text:tab/></text:span><text:span text:style-name="T29">Horaire</text:span><text:span text:style-name="T29"><text:tab/></text:span><text:span text:style-name="T29"> </text:span><text:span text:style-name="T29"><text:tab/></text:span><text:span text:style-name="T29">Médias </text:span><text:span text:style-name="T29"><text:tab/></text:span><text:span text:style-name="T29"><text:tab/></text:span><text:span text:style-name="T29">Tarif</text:span></text:p></draw:text-box></draw:frame><draw:line text:anchor-type="paragraph" draw:z-index="92" draw:name="Forme21" draw:style-name="gr7" draw:text-style-name="P55" svg:x1="6.392cm" svg:y1="1.616cm" svg:x2="6.392cm" svg:y2="0.637cm"><text:p/></draw:line><draw:line text:anchor-type="paragraph" draw:z-index="93" draw:name="Forme21_1" draw:style-name="gr7" draw:text-style-name="P59" svg:x1="10.176cm" svg:y1="1.655cm" svg:x2="10.176cm" svg:y2="0.676cm"><text:p/></draw:line><draw:line text:anchor-type="paragraph" draw:z-index="94" draw:name="Forme21_2" draw:style-name="gr7" draw:text-style-name="P55" svg:x1="13.88cm" svg:y1="1.734cm" svg:x2="13.88cm" svg:y2="0.755cm"><text:p/></draw:line><draw:custom-shape text:anchor-type="paragraph" draw:z-index="95" draw:name="Forme22" draw:style-name="gr13" draw:text-style-name="P57" svg:width="3.573cm" svg:height="0.795cm" svg:x="10.414cm" svg:y="2.088cm"><text:p/><draw:enhanced-geometry svg:viewBox="0 0 21600 21600" draw:type="rectangle" draw:enhanced-path="M 0 0 L 21600 0 21600 21600 0 21600 0 0 Z N"/></draw:custom-shape><draw:frame text:anchor-type="paragraph" draw:z-index="96" draw:name="Forme23" draw:style-name="gr9" draw:text-style-name="P58" svg:width="3.096cm" svg:height="1.811cm" svg:x="10.652cm" svg:y="2.29cm"><draw:text-box><text:p>Photos</text:p><text:p/><text:p>Vidéos</text:p></draw:text-box></draw:frame></text:p>
      <text:p text:style-name="P1"/>
      <text:p text:style-name="P2"><draw:custom-shape text:anchor-type="paragraph" draw:z-index="97" draw:name="Forme22_0" draw:style-name="gr13" draw:text-style-name="P57" svg:width="3.573cm" svg:height="0.795cm" svg:x="10.414cm" svg:y="0.019cm"><text:p/><draw:enhanced-geometry svg:viewBox="0 0 21600 21600" draw:type="rectangle" draw:enhanced-path="M 0 0 L 21600 0 21600 21600 0 21600 0 0 Z N"/></draw:custom-shape></text:p>
      <text:p text:style-name="P2"/>
      <text:p text:style-name="P2"><draw:custom-shape text:anchor-type="paragraph" draw:z-index="26" draw:name="Forme6_1" draw:style-name="gr15" draw:text-style-name="P61" svg:width="15.819cm" svg:height="1.89cm" svg:x="1.452cm" svg:y="0.203cm"><text:p/><draw:enhanced-geometry svg:viewBox="0 0 21600 21600" draw:type="rectangle" draw:enhanced-path="M 0 0 L 21600 0 21600 21600 0 21600 0 0 Z N"/></draw:custom-shape></text:p>
      <text:p text:style-name="P2"><draw:frame text:anchor-type="paragraph" draw:z-index="27" draw:name="Forme8_1" draw:style-name="gr14" draw:text-style-name="P58" svg:width="14.81cm" svg:height="1.096cm" svg:x="1.769cm" svg:y="0.102cm"><draw:text-box><text:p>Ici, il y a une phrase d’explication du contenu qui y a sur cette <text:s/>page</text:p></draw:text-box></draw:frame></text:p>
      <text:p text:style-name="P2"/>
      <text:p text:style-name="P2"/>
      <text:p text:style-name="P2"/>
      <text:p text:style-name="P2"><draw:custom-shape text:anchor-type="paragraph" draw:z-index="28" draw:name="Forme18_2" draw:style-name="gr53" draw:text-style-name="P74" svg:width="5.054cm" svg:height="6.589cm" svg:x="0.757cm" svg:y="0.245cm"><text:p/><draw:enhanced-geometry svg:viewBox="0 0 21600 21600" draw:type="rectangle" draw:enhanced-path="M 0 0 L 21600 0 21600 21600 0 21600 0 0 Z N"/></draw:custom-shape><draw:frame text:anchor-type="paragraph" draw:z-index="31" draw:name="Forme9" draw:style-name="gr50" draw:text-style-name="P56" svg:width="5.054cm" svg:height="6.351cm" svg:x="0.757cm" svg:y="0.363cm"><draw:text-box><text:p text:style-name="P55"/><text:p text:style-name="P55"/><text:p text:style-name="P55"/><text:p text:style-name="P55"/><text:p text:style-name="P55">Tableau 1</text:p></draw:text-box></draw:frame><draw:frame text:anchor-type="paragraph" draw:z-index="88" draw:name="Forme5" draw:style-name="gr42" draw:text-style-name="P58" svg:width="4.049cm" svg:height="1.43cm" svg:x="7.583cm" svg:y="0.321cm"><draw:text-box><text:p>Titre tableau 2</text:p></draw:text-box></draw:frame><draw:frame text:anchor-type="paragraph" draw:z-index="89" draw:name="Forme19" draw:style-name="gr41" draw:text-style-name="P58" svg:width="3.255cm" svg:height="1.086cm" svg:x="13.536cm" svg:y="0.4cm"><draw:text-box><text:p>Titre tableau 3</text:p></draw:text-box></draw:frame></text:p>
      <text:p text:style-name="P2"/>
      <text:p text:style-name="P2"/>
      <text:p text:style-name="P2"><draw:frame text:anchor-type="paragraph" draw:z-index="32" draw:name="Forme9_0" draw:style-name="gr49" draw:text-style-name="P56" svg:width="5.054cm" svg:height="4.786cm" svg:x="6.974cm" svg:y="0.437cm"><draw:text-box><text:p text:style-name="P55"/><text:p text:style-name="P55"/><text:p text:style-name="P55"/><text:p text:style-name="P55"/><text:p text:style-name="P55">Tableau 2</text:p></draw:text-box></draw:frame><draw:custom-shape text:anchor-type="paragraph" draw:z-index="30" draw:name="Forme18_4" draw:style-name="gr51" draw:text-style-name="P74" svg:width="5.054cm" svg:height="5.024cm" svg:x="6.974cm" svg:y="0.437cm"><text:p/><draw:enhanced-geometry svg:viewBox="0 0 21600 21600" draw:type="rectangle" draw:enhanced-path="M 0 0 L 21600 0 21600 21600 0 21600 0 0 Z N"/></draw:custom-shape><draw:custom-shape text:anchor-type="paragraph" draw:z-index="29" draw:name="Forme18_3" draw:style-name="gr52" draw:text-style-name="P74" svg:width="5.054cm" svg:height="4.998cm" svg:x="12.637cm" svg:y="0.411cm"><text:p/><draw:enhanced-geometry svg:viewBox="0 0 21600 21600" draw:type="rectangle" draw:enhanced-path="M 0 0 L 21600 0 21600 21600 0 21600 0 0 Z N"/></draw:custom-shape></text:p>
      <text:p text:style-name="P2"><draw:frame text:anchor-type="paragraph" draw:z-index="33" draw:name="Forme9_1" draw:style-name="gr48" draw:text-style-name="P56" svg:width="5.054cm" svg:height="4.575cm" svg:x="12.637cm" svg:y="0.079cm"><draw:text-box><text:p text:style-name="P55"/><text:p text:style-name="P55"/><text:p text:style-name="P55"/><text:p text:style-name="P55"/><text:p text:style-name="P55">Tableau 3</text:p></draw:text-box></draw:frame></text:p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34" draw:name="Forme20" draw:style-name="gr16" draw:text-style-name="P62" svg:width="5.107cm" svg:height="2.25cm" svg:x="6.188cm" svg:y="0.139cm"><draw:text-box><text:p><text:span text:style-name="T30">–</text:span><text:span text:style-name="T30">&gt; retour page accueil</text:span></text:p></draw:text-box></draw:frame></text:p>
      <text:p text:style-name="P1"/>
      <text:p text:style-name="P1"><draw:custom-shape text:anchor-type="paragraph" draw:z-index="35" draw:name="Forme10_0" draw:style-name="gr17" draw:text-style-name="P63" svg:width="12.323cm" svg:height="1.239cm" svg:x="2.037cm" svg:y="0.116cm"><text:p text:style-name="P59">Bas de page (footer)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><text:soft-page-break/>c) page tarif</text:p>
      <text:p text:style-name="P5"/>
      <text:p text:style-name="P5"><draw:frame text:anchor-type="paragraph" draw:z-index="38" draw:name="Forme2_2" draw:style-name="gr25" draw:text-style-name="P67" svg:width="17.652cm" svg:height="1.814cm" svg:x="0.586cm" svg:y="0.191cm"><draw:text-box><text:p text:style-name="P64"><text:span text:style-name="T32">Club Cyclisme 63</text:span></text:p></draw:text-box></draw:frame><draw:custom-shape text:anchor-type="paragraph" draw:z-index="36" draw:name="Forme1_3" draw:style-name="gr33" draw:text-style-name="P68" svg:width="19.054cm" svg:height="24.103cm" svg:x="0.155cm" svg:y="0.051cm"><text:p/><draw:enhanced-geometry svg:viewBox="0 0 21600 21600" draw:type="rectangle" draw:enhanced-path="M 0 0 L 21600 0 21600 21600 0 21600 0 0 Z N"/></draw:custom-shape><draw:frame text:anchor-type="paragraph" draw:z-index="41" draw:name="Forme14_7" draw:style-name="gr21" draw:text-style-name="P58" svg:width="1.456cm" svg:height="1.361cm" svg:x="17.246cm" svg:y="0.127cm"><draw:text-box><text:p>Logo</text:p><text:p>Twitter</text:p></draw:text-box></draw:frame><draw:frame text:anchor-type="paragraph" draw:z-index="40" draw:name="Forme14_2" draw:style-name="gr22" draw:text-style-name="P58" svg:width="1.682cm" svg:height="1.463cm" svg:x="14.961cm" svg:y="0.127cm"><draw:text-box><text:p>Logo</text:p><text:p>Facebook</text:p></draw:text-box></draw:frame><draw:custom-shape text:anchor-type="paragraph" draw:z-index="39" draw:name="Forme15_7" draw:style-name="gr23" draw:text-style-name="P66" svg:width="1.682cm" svg:height="1.361cm" svg:x="14.961cm" svg:y="0.127cm"><text:p/><draw:enhanced-geometry svg:viewBox="0 0 21600 21600" draw:type="rectangle" draw:enhanced-path="M 0 0 L 21600 0 21600 21600 0 21600 0 0 Z N"/></draw:custom-shape><draw:custom-shape text:anchor-type="paragraph" draw:z-index="37" draw:name="Forme15_2" draw:style-name="gr24" draw:text-style-name="P61" svg:width="1.456cm" svg:height="1.361cm" svg:x="17.246cm" svg:y="0.127cm"><text:p/><draw:enhanced-geometry svg:viewBox="0 0 21600 21600" draw:type="rectangle" draw:enhanced-path="M 0 0 L 21600 0 21600 21600 0 21600 0 0 Z N"/></draw:custom-shape></text:p>
      <text:p text:style-name="P5"/>
      <text:p text:style-name="P5"><draw:custom-shape text:anchor-type="paragraph" draw:z-index="42" draw:name="Forme3_2" draw:style-name="gr20" draw:text-style-name="P61" svg:width="7.39cm" svg:height="2.419cm" svg:x="5.644cm" svg:y="0.453cm"><text:p/><draw:enhanced-geometry svg:viewBox="0 0 21600 21600" draw:type="rectangle" draw:enhanced-path="M 0 0 L 21600 0 21600 21600 0 21600 0 0 Z N"/></draw:custom-shape><draw:frame text:anchor-type="paragraph" draw:z-index="43" draw:name="Forme4_1" draw:style-name="gr19" draw:text-style-name="P65" svg:width="7.411cm" svg:height="2.419cm" svg:x="5.644cm" svg:y="0.453cm"><draw:text-box><text:p text:style-name="P64"><text:span text:style-name="T31">IMAGE</text:span></text:p></draw:text-box></draw:frame></text:p>
      <text:p text:style-name="P5"/>
      <text:p text:style-name="P5"/>
      <text:p text:style-name="P5"/>
      <text:p text:style-name="P5"/>
      <text:p text:style-name="P5"/>
      <text:p text:style-name="P15"/>
      <text:p text:style-name="P15"><draw:custom-shape text:anchor-type="paragraph" draw:z-index="106" draw:name="Forme12_5" draw:style-name="gr12" draw:text-style-name="P61" svg:width="17.103cm" svg:height="1.777cm" svg:x="1.293cm" svg:y="0.116cm"><text:p/><draw:enhanced-geometry svg:viewBox="0 0 21600 21600" draw:type="rectangle" draw:enhanced-path="M 0 0 L 21600 0 21600 21600 0 21600 0 0 Z N"/></draw:custom-shape><draw:frame text:anchor-type="paragraph" draw:z-index="107" draw:name="Forme13_4" draw:style-name="gr11" draw:text-style-name="P60" svg:width="17.103cm" svg:height="1.946cm" svg:x="1.452cm" svg:y="0.344cm"><draw:text-box><text:p text:style-name="P55"><text:span text:style-name="T28"/></text:p><text:p text:style-name="P55"><text:span text:style-name="T29">Accueil <text:s text:c="2"/></text:span><text:span text:style-name="T29"><text:tab/></text:span><text:span text:style-name="T29"> <text:s text:c="2"/></text:span><text:span text:style-name="T29"><text:tab/></text:span><text:span text:style-name="T29">Horaire</text:span><text:span text:style-name="T29"><text:tab/></text:span><text:span text:style-name="T29"> </text:span><text:span text:style-name="T29"><text:tab/></text:span><text:span text:style-name="T29">Médias </text:span><text:span text:style-name="T29"><text:tab/></text:span><text:span text:style-name="T29"><text:tab/></text:span><text:span text:style-name="T29">Tarif</text:span></text:p></draw:text-box></draw:frame><draw:line text:anchor-type="paragraph" draw:z-index="108" draw:name="Forme21_3" draw:style-name="gr7" draw:text-style-name="P55" svg:x1="6.392cm" svg:y1="1.616cm" svg:x2="6.392cm" svg:y2="0.637cm"><text:p/></draw:line><draw:line text:anchor-type="paragraph" draw:z-index="109" draw:name="Forme21_4" draw:style-name="gr7" draw:text-style-name="P59" svg:x1="10.176cm" svg:y1="1.655cm" svg:x2="10.176cm" svg:y2="0.676cm"><text:p/></draw:line><draw:line text:anchor-type="paragraph" draw:z-index="110" draw:name="Forme21_5" draw:style-name="gr7" draw:text-style-name="P55" svg:x1="13.88cm" svg:y1="1.734cm" svg:x2="13.88cm" svg:y2="0.755cm"><text:p/></draw:line><draw:custom-shape text:anchor-type="paragraph" draw:z-index="111" draw:name="Forme22_3" draw:style-name="gr13" draw:text-style-name="P57" svg:width="3.573cm" svg:height="0.795cm" svg:x="10.414cm" svg:y="2.088cm"><text:p/><draw:enhanced-geometry svg:viewBox="0 0 21600 21600" draw:type="rectangle" draw:enhanced-path="M 0 0 L 21600 0 21600 21600 0 21600 0 0 Z N"/></draw:custom-shape><draw:frame text:anchor-type="paragraph" draw:z-index="112" draw:name="Forme23_1" draw:style-name="gr9" draw:text-style-name="P58" svg:width="3.096cm" svg:height="1.811cm" svg:x="10.652cm" svg:y="2.29cm"><draw:text-box><text:p>Photos</text:p><text:p/><text:p>Vidéos</text:p></draw:text-box></draw:frame></text:p>
      <text:p text:style-name="P15"/>
      <text:p text:style-name="P15"><draw:custom-shape text:anchor-type="paragraph" draw:z-index="113" draw:name="Forme22_4" draw:style-name="gr13" draw:text-style-name="P57" svg:width="3.573cm" svg:height="0.795cm" svg:x="10.414cm" svg:y="0.019cm"><text:p/><draw:enhanced-geometry svg:viewBox="0 0 21600 21600" draw:type="rectangle" draw:enhanced-path="M 0 0 L 21600 0 21600 21600 0 21600 0 0 Z N"/></draw:custom-shape></text:p>
      <text:p text:style-name="P15"/>
      <text:p text:style-name="P15"/>
      <text:p text:style-name="P15"><draw:custom-shape text:anchor-type="paragraph" draw:z-index="44" draw:name="Forme6_2" draw:style-name="gr15" draw:text-style-name="P61" svg:width="15.819cm" svg:height="1.89cm" svg:x="1.637cm" svg:y="0.145cm"><text:p/><draw:enhanced-geometry svg:viewBox="0 0 21600 21600" draw:type="rectangle" draw:enhanced-path="M 0 0 L 21600 0 21600 21600 0 21600 0 0 Z N"/></draw:custom-shape><draw:frame text:anchor-type="paragraph" draw:z-index="45" draw:name="Forme8_2" draw:style-name="gr14" draw:text-style-name="P58" svg:width="13.078cm" svg:height="1.096cm" svg:x="1.637cm" svg:y="0.455cm"><draw:text-box><text:p>Ici, il y a une phrase d’explication contenu qui y a sur cette <text:s/>page</text:p></draw:text-box></draw:frame></text:p>
      <text:p text:style-name="P15"/>
      <text:p text:style-name="P15"/>
      <text:p text:style-name="P15"/>
      <text:p text:style-name="P15"/>
      <text:p text:style-name="P15"><draw:frame text:anchor-type="paragraph" draw:z-index="51" draw:name="Forme9_3" draw:style-name="gr46" draw:text-style-name="P75" svg:width="5.054cm" svg:height="3.798cm" svg:x="7.186cm" svg:y="0.303cm"><draw:text-box><text:p text:style-name="P55"><text:span text:style-name="T35"/></text:p><text:p text:style-name="P55"><text:span text:style-name="T35"/></text:p><text:p text:style-name="P55"><text:span text:style-name="T35"/></text:p><text:p text:style-name="P55"><text:span text:style-name="T35">Planning tarif 2</text:span></text:p></draw:text-box></draw:frame><draw:custom-shape text:anchor-type="paragraph" draw:z-index="49" draw:name="Forme18_7" draw:style-name="gr44" draw:text-style-name="P74" svg:width="5.054cm" svg:height="3.64cm" svg:x="7.027cm" svg:y="0.065cm"><text:p/><draw:enhanced-geometry svg:viewBox="0 0 21600 21600" draw:type="rectangle" draw:enhanced-path="M 0 0 L 21600 0 21600 21600 0 21600 0 0 Z N"/></draw:custom-shape><draw:frame text:anchor-type="paragraph" draw:z-index="50" draw:name="Forme9_2" draw:style-name="gr43" draw:text-style-name="P56" svg:width="5.054cm" svg:height="3.488cm" svg:x="1.498cm" svg:y="0.402cm"><draw:text-box><text:p text:style-name="P55"/><text:p text:style-name="P55"/><text:p text:style-name="P55"/><text:p text:style-name="P55">Planning tarif 1</text:p></draw:text-box></draw:frame><draw:custom-shape text:anchor-type="paragraph" draw:z-index="47" draw:name="Forme18_5" draw:style-name="gr47" draw:text-style-name="P74" svg:width="5.054cm" svg:height="3.765cm" svg:x="1.498cm" svg:y="0.005cm"><text:p/><draw:enhanced-geometry svg:viewBox="0 0 21600 21600" draw:type="rectangle" draw:enhanced-path="M 0 0 L 21600 0 21600 21600 0 21600 0 0 Z N"/></draw:custom-shape><draw:frame text:anchor-type="paragraph" draw:z-index="52" draw:name="Forme9_4" draw:style-name="gr45" draw:text-style-name="P56" svg:width="5.054cm" svg:height="3.058cm" svg:x="12.637cm" svg:y="0.157cm"><draw:text-box><text:p text:style-name="P55"/><text:p text:style-name="P55"/><text:p text:style-name="P55"/><text:p text:style-name="P55">Planning tarif 3</text:p></draw:text-box></draw:frame><draw:custom-shape text:anchor-type="paragraph" draw:z-index="48" draw:name="Forme18_6" draw:style-name="gr44" draw:text-style-name="P74" svg:width="5.054cm" svg:height="3.64cm" svg:x="12.637cm" svg:y="0.092cm"><text:p/><draw:enhanced-geometry svg:viewBox="0 0 21600 21600" draw:type="rectangle" draw:enhanced-path="M 0 0 L 21600 0 21600 21600 0 21600 0 0 Z N"/></draw:custom-shape></text:p>
      <text:p text:style-name="P1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text:anchor-type="paragraph" draw:z-index="55" draw:name="Forme9_8" draw:style-name="gr43" draw:text-style-name="P56" svg:width="5.054cm" svg:height="3.488cm" svg:x="1.617cm" svg:y="0.3cm"><draw:text-box><text:p text:style-name="P55"/><text:p text:style-name="P55"/><text:p text:style-name="P55"/><text:p text:style-name="P55">Planning tarif 4</text:p></draw:text-box></draw:frame><draw:custom-shape text:anchor-type="paragraph" draw:z-index="54" draw:name="Forme18_12" draw:style-name="gr44" draw:text-style-name="P74" svg:width="5.054cm" svg:height="3.64cm" svg:x="1.617cm" svg:y="0.3cm"><text:p/><draw:enhanced-geometry svg:viewBox="0 0 21600 21600" draw:type="rectangle" draw:enhanced-path="M 0 0 L 21600 0 21600 21600 0 21600 0 0 Z N"/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text:anchor-type="paragraph" draw:z-index="53" draw:name="Forme20_0" draw:style-name="gr16" draw:text-style-name="P62" svg:width="5.107cm" svg:height="2.25cm" svg:x="6.971cm" svg:y="0.27cm"><draw:text-box><text:p><text:span text:style-name="T30">–</text:span><text:span text:style-name="T30">&gt; retour page accueil</text:span></text:p></draw:text-box></draw:frame></text:p>
      <text:p text:style-name="P5"/>
      <text:p text:style-name="P5"><draw:custom-shape text:anchor-type="paragraph" draw:z-index="46" draw:name="Forme10_3" draw:style-name="gr17" draw:text-style-name="P63" svg:width="12.323cm" svg:height="1.239cm" svg:x="2.355cm" svg:y="0.43cm"><text:p text:style-name="P59">Bas de page (footer)</text:p><draw:enhanced-geometry svg:viewBox="0 0 21600 21600" draw:type="rectangle" draw:enhanced-path="M 0 0 L 21600 0 21600 21600 0 21600 0 0 Z N"/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18"><text:span text:style-name="T20">d</text:span><text:span text:style-name="T9">) page </text:span><text:span text:style-name="T11">image</text:span></text:p>
      <text:p text:style-name="P18"/>
      <text:p text:style-name="P18"><draw:custom-shape text:anchor-type="paragraph" draw:z-index="241" draw:name="Forme1_10" draw:style-name="gr32" draw:text-style-name="P68" svg:width="19.054cm" svg:height="25.914cm" svg:x="0.155cm" svg:y="0.051cm"><text:p/><draw:enhanced-geometry svg:viewBox="0 0 21600 21600" draw:type="rectangle" draw:enhanced-path="M 0 0 L 21600 0 21600 21600 0 21600 0 0 Z N"/></draw:custom-shape><draw:frame text:anchor-type="paragraph" draw:z-index="243" draw:name="Forme2_9" draw:style-name="gr25" draw:text-style-name="P67" svg:width="17.652cm" svg:height="1.814cm" svg:x="0.453cm" svg:y="0.051cm"><draw:text-box><text:p text:style-name="P64"><text:span text:style-name="T32">Club Cyclisme 63</text:span></text:p></draw:text-box></draw:frame></text:p>
      <text:p text:style-name="P18"><draw:custom-shape text:anchor-type="paragraph" draw:z-index="242" draw:name="Forme15_22" draw:style-name="gr24" draw:text-style-name="P61" svg:width="1.456cm" svg:height="1.361cm" svg:x="17.246cm" svg:y="0.127cm"><text:p/><draw:enhanced-geometry svg:viewBox="0 0 21600 21600" draw:type="rectangle" draw:enhanced-path="M 0 0 L 21600 0 21600 21600 0 21600 0 0 Z N"/></draw:custom-shape><draw:custom-shape text:anchor-type="paragraph" draw:z-index="244" draw:name="Forme15_23" draw:style-name="gr23" draw:text-style-name="P66" svg:width="1.682cm" svg:height="1.361cm" svg:x="14.961cm" svg:y="0.127cm"><text:p/><draw:enhanced-geometry svg:viewBox="0 0 21600 21600" draw:type="rectangle" draw:enhanced-path="M 0 0 L 21600 0 21600 21600 0 21600 0 0 Z N"/></draw:custom-shape><draw:frame text:anchor-type="paragraph" draw:z-index="245" draw:name="Forme14_22" draw:style-name="gr22" draw:text-style-name="P58" svg:width="1.682cm" svg:height="1.463cm" svg:x="14.961cm" svg:y="0.127cm"><draw:text-box><text:p>Logo</text:p><text:p>Facebook</text:p></draw:text-box></draw:frame><draw:frame text:anchor-type="paragraph" draw:z-index="246" draw:name="Forme14_23" draw:style-name="gr21" draw:text-style-name="P58" svg:width="1.456cm" svg:height="1.361cm" svg:x="17.246cm" svg:y="0.127cm"><draw:text-box><text:p>Logo</text:p><text:p>Twitter</text:p></draw:text-box></draw:frame></text:p>
      <text:p text:style-name="P18"/>
      <text:p text:style-name="P18"><draw:custom-shape text:anchor-type="paragraph" draw:z-index="247" draw:name="Forme3_16" draw:style-name="gr20" draw:text-style-name="P61" svg:width="7.39cm" svg:height="2.419cm" svg:x="5.644cm" svg:y="0.453cm"><text:p/><draw:enhanced-geometry svg:viewBox="0 0 21600 21600" draw:type="rectangle" draw:enhanced-path="M 0 0 L 21600 0 21600 21600 0 21600 0 0 Z N"/></draw:custom-shape><draw:frame text:anchor-type="paragraph" draw:z-index="248" draw:name="Forme4_15" draw:style-name="gr19" draw:text-style-name="P65" svg:width="6.861cm" svg:height="2.419cm" svg:x="5.644cm" svg:y="0.453cm"><draw:text-box><text:p text:style-name="P64"><text:span text:style-name="T31">IMAGE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><draw:custom-shape text:anchor-type="paragraph" draw:z-index="274" draw:name="Forme12_11" draw:style-name="gr12" draw:text-style-name="P61" svg:width="17.103cm" svg:height="1.777cm" svg:x="1.293cm" svg:y="0.116cm"><text:p/><draw:enhanced-geometry svg:viewBox="0 0 21600 21600" draw:type="rectangle" draw:enhanced-path="M 0 0 L 21600 0 21600 21600 0 21600 0 0 Z N"/></draw:custom-shape><draw:frame text:anchor-type="paragraph" draw:z-index="275" draw:name="Forme13_11" draw:style-name="gr11" draw:text-style-name="P60" svg:width="17.103cm" svg:height="1.946cm" svg:x="1.452cm" svg:y="0.344cm"><draw:text-box><text:p text:style-name="P55"><text:span text:style-name="T28"/></text:p><text:p text:style-name="P55"><text:span text:style-name="T29">Accueil <text:s text:c="2"/></text:span><text:span text:style-name="T29"><text:tab/></text:span><text:span text:style-name="T29"> <text:s text:c="2"/></text:span><text:span text:style-name="T29"><text:tab/></text:span><text:span text:style-name="T29">Horaire</text:span><text:span text:style-name="T29"><text:tab/></text:span><text:span text:style-name="T29"> </text:span><text:span text:style-name="T29"><text:tab/></text:span><text:span text:style-name="T29">Médias </text:span><text:span text:style-name="T29"><text:tab/></text:span><text:span text:style-name="T29"><text:tab/></text:span><text:span text:style-name="T29">Tarif</text:span></text:p></draw:text-box></draw:frame><draw:line text:anchor-type="paragraph" draw:z-index="276" draw:name="Forme21_26" draw:style-name="gr7" draw:text-style-name="P55" svg:x1="6.392cm" svg:y1="1.616cm" svg:x2="6.392cm" svg:y2="0.637cm"><text:p/></draw:line><draw:line text:anchor-type="paragraph" draw:z-index="277" draw:name="Forme21_27" draw:style-name="gr7" draw:text-style-name="P59" svg:x1="10.176cm" svg:y1="1.655cm" svg:x2="10.176cm" svg:y2="0.676cm"><text:p/></draw:line><draw:line text:anchor-type="paragraph" draw:z-index="278" draw:name="Forme21_28" draw:style-name="gr7" draw:text-style-name="P55" svg:x1="13.88cm" svg:y1="1.734cm" svg:x2="13.88cm" svg:y2="0.755cm"><text:p/></draw:line><draw:custom-shape text:anchor-type="paragraph" draw:z-index="279" draw:name="Forme22_17" draw:style-name="gr13" draw:text-style-name="P57" svg:width="3.573cm" svg:height="0.795cm" svg:x="10.414cm" svg:y="2.088cm"><text:p/><draw:enhanced-geometry svg:viewBox="0 0 21600 21600" draw:type="rectangle" draw:enhanced-path="M 0 0 L 21600 0 21600 21600 0 21600 0 0 Z N"/></draw:custom-shape><draw:frame text:anchor-type="paragraph" draw:z-index="280" draw:name="Forme23_8" draw:style-name="gr9" draw:text-style-name="P58" svg:width="3.096cm" svg:height="1.811cm" svg:x="10.652cm" svg:y="2.29cm"><draw:text-box><text:p>Photos</text:p><text:p/><text:p>Vidéos</text:p></draw:text-box></draw:frame></text:p>
      <text:p text:style-name="P18"/>
      <text:p text:style-name="P18"><draw:custom-shape text:anchor-type="paragraph" draw:z-index="281" draw:name="Forme22_18" draw:style-name="gr13" draw:text-style-name="P57" svg:width="3.573cm" svg:height="0.795cm" svg:x="10.414cm" svg:y="0.019cm"><text:p/><draw:enhanced-geometry svg:viewBox="0 0 21600 21600" draw:type="rectangle" draw:enhanced-path="M 0 0 L 21600 0 21600 21600 0 21600 0 0 Z N"/></draw:custom-shape></text:p>
      <text:p text:style-name="P18"/>
      <text:p text:style-name="P18"><draw:custom-shape text:anchor-type="paragraph" draw:z-index="272" draw:name="Forme6_7" draw:style-name="gr15" draw:text-style-name="P61" svg:width="15.819cm" svg:height="1.89cm" svg:x="1.637cm" svg:y="0.145cm"><text:p/><draw:enhanced-geometry svg:viewBox="0 0 21600 21600" draw:type="rectangle" draw:enhanced-path="M 0 0 L 21600 0 21600 21600 0 21600 0 0 Z N"/></draw:custom-shape><draw:frame text:anchor-type="paragraph" draw:z-index="273" draw:name="Forme8_12" draw:style-name="gr14" draw:text-style-name="P58" svg:width="13.078cm" svg:height="1.096cm" svg:x="1.762cm" svg:y="0.455cm"><draw:text-box><text:p>Ici, il y a une phrase d’explication contenu qui y a sur cette <text:s/>page</text:p></draw:text-box></draw:frame></text:p>
      <text:p text:style-name="P18"><draw:frame text:anchor-type="paragraph" draw:z-index="249" draw:name="Forme8_10" draw:style-name="gr14" draw:text-style-name="P58" svg:width="13.078cm" svg:height="1.096cm" svg:x="1.762cm" svg:y="0.228cm"><draw:text-box><text:p>Ici, il y a une phrase d’explication contenu qui y a sur cette <text:s/>page</text:p></draw:text-box></draw:frame></text:p>
      <text:p text:style-name="P18"/>
      <text:p text:style-name="P18"/>
      <text:p text:style-name="P18"/>
      <text:p text:style-name="P18"><draw:custom-shape text:anchor-type="paragraph" draw:z-index="254" draw:name="Forme3_19" draw:style-name="gr20" draw:text-style-name="P61" svg:width="7.39cm" svg:height="2.419cm" svg:x="1.808cm" svg:y="0.183cm"><text:p/><draw:enhanced-geometry svg:viewBox="0 0 21600 21600" draw:type="rectangle" draw:enhanced-path="M 0 0 L 21600 0 21600 21600 0 21600 0 0 Z N"/></draw:custom-shape><draw:frame text:anchor-type="paragraph" draw:z-index="255" draw:name="Forme4_16" draw:style-name="gr19" draw:text-style-name="P65" svg:width="7.39cm" svg:height="2.419cm" svg:x="1.808cm" svg:y="0.183cm"><draw:text-box><text:p text:style-name="P64"><text:span text:style-name="T31">IMAGE 1</text:span></text:p></draw:text-box></draw:frame><draw:custom-shape text:anchor-type="paragraph" draw:z-index="256" draw:name="Forme3_20" draw:style-name="gr20" draw:text-style-name="P61" svg:width="7.39cm" svg:height="2.419cm" svg:x="11.015cm" svg:y="0.236cm"><text:p/><draw:enhanced-geometry svg:viewBox="0 0 21600 21600" draw:type="rectangle" draw:enhanced-path="M 0 0 L 21600 0 21600 21600 0 21600 0 0 Z N"/></draw:custom-shape><draw:frame text:anchor-type="paragraph" draw:z-index="257" draw:name="Forme4_17" draw:style-name="gr19" draw:text-style-name="P65" svg:width="7.39cm" svg:height="2.419cm" svg:x="11.015cm" svg:y="0.236cm"><draw:text-box><text:p text:style-name="P64"><text:span text:style-name="T31">IMAGE 2</text:span></text:p></draw:text-box></draw:frame></text:p>
      <text:p text:style-name="P18"/>
      <text:p text:style-name="P18"/>
      <text:p text:style-name="P18"/>
      <text:p text:style-name="P18"/>
      <text:p text:style-name="P18"><draw:frame text:anchor-type="paragraph" draw:z-index="267" draw:name="Forme24_4" draw:style-name="gr28" draw:text-style-name="P56" svg:width="7.488cm" svg:height="0.768cm" svg:x="1.736cm" svg:y="0.215cm"><draw:text-box><text:p text:style-name="P55">Légende image</text:p></draw:text-box></draw:frame><draw:frame text:anchor-type="paragraph" draw:z-index="268" draw:name="Forme24_5" draw:style-name="gr28" draw:text-style-name="P56" svg:width="7.488cm" svg:height="0.768cm" svg:x="11.023cm" svg:y="0.441cm"><draw:text-box><text:p text:style-name="P55">Légende image</text:p></draw:text-box></draw:frame></text:p>
      <text:p text:style-name="P18"/>
      <text:p text:style-name="P18"><draw:custom-shape text:anchor-type="paragraph" draw:z-index="253" draw:name="Forme3_18" draw:style-name="gr31" draw:text-style-name="P71" svg:width="7.4cm" svg:height="2.43cm" svg:x="10.645cm" svg:y="0.469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58" draw:name="Forme3_21" draw:style-name="gr20" draw:text-style-name="P61" svg:width="7.39cm" svg:height="2.419cm" svg:x="2.205cm" svg:y="0.506cm"><text:p/><draw:enhanced-geometry svg:viewBox="0 0 21600 21600" draw:type="rectangle" draw:enhanced-path="M 0 0 L 21600 0 21600 21600 0 21600 0 0 Z N"/></draw:custom-shape><draw:frame text:anchor-type="paragraph" draw:z-index="259" draw:name="Forme4_18" draw:style-name="gr19" draw:text-style-name="P65" svg:width="7.39cm" svg:height="2.419cm" svg:x="2.205cm" svg:y="0.506cm"><draw:text-box><text:p text:style-name="P64"><text:span text:style-name="T31">IMAGE 3</text:span></text:p></draw:text-box></draw:frame><draw:frame text:anchor-type="paragraph" draw:z-index="260" draw:name="Forme4_19" draw:style-name="gr19" draw:text-style-name="P65" svg:width="7.4cm" svg:height="2.419cm" svg:x="10.645cm" svg:y="0.469cm"><draw:text-box><text:p text:style-name="P64"><text:span text:style-name="T31">IMAGE 4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><draw:frame text:anchor-type="paragraph" draw:z-index="269" draw:name="Forme24_6" draw:style-name="gr28" draw:text-style-name="P56" svg:width="7.488cm" svg:height="0.768cm" svg:x="2.212cm" svg:y="0.127cm"><draw:text-box><text:p text:style-name="P55">Légende image</text:p></draw:text-box></draw:frame><draw:frame text:anchor-type="paragraph" draw:z-index="270" draw:name="Forme24_7" draw:style-name="gr28" draw:text-style-name="P56" svg:width="7.488cm" svg:height="0.768cm" svg:x="10.679cm" svg:y="0.109cm"><draw:text-box><text:p text:style-name="P55">Légende image</text:p></draw:text-box></draw:frame></text:p>
      <text:p text:style-name="P18"/>
      <text:p text:style-name="P18"><draw:custom-shape text:anchor-type="paragraph" draw:z-index="252" draw:name="Forme3_17" draw:style-name="gr20" draw:text-style-name="P61" svg:width="7.39cm" svg:height="2.419cm" svg:x="6.094cm" svg:y="0.453cm"><text:p/><draw:enhanced-geometry svg:viewBox="0 0 21600 21600" draw:type="rectangle" draw:enhanced-path="M 0 0 L 21600 0 21600 21600 0 21600 0 0 Z N"/></draw:custom-shape><draw:frame text:anchor-type="paragraph" draw:z-index="261" draw:name="Forme4_20" draw:style-name="gr19" draw:text-style-name="P65" svg:width="7.39cm" svg:height="2.419cm" svg:x="6.094cm" svg:y="0.453cm"><draw:text-box><text:p text:style-name="P64"><text:span text:style-name="T31">IMAGE 5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><draw:frame text:anchor-type="paragraph" draw:z-index="271" draw:name="Forme24_8" draw:style-name="gr28" draw:text-style-name="P56" svg:width="7.488cm" svg:height="0.768cm" svg:x="6.154cm" svg:y="0.168cm"><draw:text-box><text:p text:style-name="P55">Légende image</text:p></draw:text-box></draw:frame></text:p>
      <text:p text:style-name="P18"/>
      <text:p text:style-name="P18"><draw:frame text:anchor-type="paragraph" draw:z-index="251" draw:name="Forme20_5" draw:style-name="gr16" draw:text-style-name="P62" svg:width="5.107cm" svg:height="2.25cm" svg:x="6.627cm" svg:y="0.101cm"><draw:text-box><text:p><text:span text:style-name="T30">–</text:span><text:span text:style-name="T30">&gt; retour page accueil</text:span></text:p></draw:text-box></draw:frame></text:p>
      <text:p text:style-name="P18"><draw:custom-shape text:anchor-type="paragraph" draw:z-index="250" draw:name="Forme10_17" draw:style-name="gr17" draw:text-style-name="P63" svg:width="12.323cm" svg:height="1.239cm" svg:x="3.334cm" svg:y="0.305cm"><text:p text:style-name="P59">Bas de page (footer)</text:p><draw:enhanced-geometry svg:viewBox="0 0 21600 21600" draw:type="rectangle" draw:enhanced-path="M 0 0 L 21600 0 21600 21600 0 21600 0 0 Z N"/></draw:custom-shape></text:p>
      <text:p text:style-name="P18"/>
      <text:p text:style-name="P18"/>
      <text:p text:style-name="P18"/>
      <text:p text:style-name="P18"><text:soft-page-break/></text:p>
      <text:p text:style-name="P18"/>
      <text:p text:style-name="P18"><text:span text:style-name="T20">e</text:span><text:span text:style-name="T10">) page </text:span><text:span text:style-name="T20">vidéo</text:span></text:p>
      <text:p text:style-name="P18"/>
      <text:p text:style-name="P18"/>
      <text:p text:style-name="P18"><draw:custom-shape text:anchor-type="paragraph" draw:z-index="233" draw:name="Forme1_9" draw:style-name="gr33" draw:text-style-name="P68" svg:width="19.054cm" svg:height="24.103cm" svg:x="0.026cm" svg:y="0.018cm"><text:p/><draw:enhanced-geometry svg:viewBox="0 0 21600 21600" draw:type="rectangle" draw:enhanced-path="M 0 0 L 21600 0 21600 21600 0 21600 0 0 Z N"/></draw:custom-shape><draw:frame text:anchor-type="paragraph" draw:z-index="234" draw:name="Forme2_8" draw:style-name="gr25" draw:text-style-name="P67" svg:width="17.652cm" svg:height="1.814cm" svg:x="1.222cm" svg:y="0.159cm"><draw:text-box><text:p text:style-name="P64"><text:span text:style-name="T32">Club Cyclisme 63</text:span></text:p></draw:text-box></draw:frame></text:p>
      <text:p text:style-name="P18"><draw:frame text:anchor-type="paragraph" draw:z-index="237" draw:name="Forme14_20" draw:style-name="gr22" draw:text-style-name="P58" svg:width="1.682cm" svg:height="1.463cm" svg:x="15.438cm" svg:y="0.455cm"><draw:text-box><text:p>Logo</text:p><text:p>Facebook</text:p></draw:text-box></draw:frame></text:p>
      <text:p text:style-name="P18"><draw:custom-shape text:anchor-type="paragraph" draw:z-index="235" draw:name="Forme15_20" draw:style-name="gr24" draw:text-style-name="P61" svg:width="1.456cm" svg:height="1.361cm" svg:x="17.418cm" svg:y="0.215cm"><text:p/><draw:enhanced-geometry svg:viewBox="0 0 21600 21600" draw:type="rectangle" draw:enhanced-path="M 0 0 L 21600 0 21600 21600 0 21600 0 0 Z N"/></draw:custom-shape><draw:custom-shape text:anchor-type="paragraph" draw:z-index="236" draw:name="Forme15_21" draw:style-name="gr23" draw:text-style-name="P66" svg:width="1.682cm" svg:height="1.361cm" svg:x="15.438cm" svg:y="0.041cm"><text:p/><draw:enhanced-geometry svg:viewBox="0 0 21600 21600" draw:type="rectangle" draw:enhanced-path="M 0 0 L 21600 0 21600 21600 0 21600 0 0 Z N"/></draw:custom-shape><draw:frame text:anchor-type="paragraph" draw:z-index="238" draw:name="Forme14_21" draw:style-name="gr21" draw:text-style-name="P58" svg:width="1.456cm" svg:height="1.361cm" svg:x="17.418cm" svg:y="0.215cm"><draw:text-box><text:p>Logo</text:p><text:p>Twitter</text:p></draw:text-box></draw:frame></text:p>
      <text:p text:style-name="P18"><draw:custom-shape text:anchor-type="paragraph" draw:z-index="239" draw:name="Forme3_11" draw:style-name="gr20" draw:text-style-name="P61" svg:width="7.39cm" svg:height="2.419cm" svg:x="6.385cm" svg:y="0.422cm"><text:p/><draw:enhanced-geometry svg:viewBox="0 0 21600 21600" draw:type="rectangle" draw:enhanced-path="M 0 0 L 21600 0 21600 21600 0 21600 0 0 Z N"/></draw:custom-shape><draw:frame text:anchor-type="paragraph" draw:z-index="240" draw:name="Forme4_14" draw:style-name="gr19" draw:text-style-name="P65" svg:width="7.411cm" svg:height="2.419cm" svg:x="6.227cm" svg:y="0.422cm"><draw:text-box><text:p text:style-name="P64"><text:span text:style-name="T31">IMAGE</text:span></text:p></draw:text-box></draw:frame></text:p>
      <text:p text:style-name="P18"/>
      <text:p text:style-name="P18"/>
      <text:p text:style-name="P18"/>
      <text:p text:style-name="P18"/>
      <text:p text:style-name="P19"/>
      <text:p text:style-name="P19"><draw:custom-shape text:anchor-type="paragraph" draw:z-index="297" draw:name="Forme12_10" draw:style-name="gr12" draw:text-style-name="P61" svg:width="17.103cm" svg:height="1.777cm" svg:x="1.293cm" svg:y="0.116cm"><text:p/><draw:enhanced-geometry svg:viewBox="0 0 21600 21600" draw:type="rectangle" draw:enhanced-path="M 0 0 L 21600 0 21600 21600 0 21600 0 0 Z N"/></draw:custom-shape><draw:frame text:anchor-type="paragraph" draw:z-index="298" draw:name="Forme13_10" draw:style-name="gr11" draw:text-style-name="P60" svg:width="17.103cm" svg:height="1.946cm" svg:x="1.452cm" svg:y="0.344cm"><draw:text-box><text:p text:style-name="P55"><text:span text:style-name="T28"/></text:p><text:p text:style-name="P55"><text:span text:style-name="T29">Accueil <text:s text:c="2"/></text:span><text:span text:style-name="T29"><text:tab/></text:span><text:span text:style-name="T29"> <text:s text:c="2"/></text:span><text:span text:style-name="T29"><text:tab/></text:span><text:span text:style-name="T29">Horaire</text:span><text:span text:style-name="T29"><text:tab/></text:span><text:span text:style-name="T29"> </text:span><text:span text:style-name="T29"><text:tab/></text:span><text:span text:style-name="T29">Médias </text:span><text:span text:style-name="T29"><text:tab/></text:span><text:span text:style-name="T29"><text:tab/></text:span><text:span text:style-name="T29">Tarif</text:span></text:p></draw:text-box></draw:frame><draw:line text:anchor-type="paragraph" draw:z-index="299" draw:name="Forme21_29" draw:style-name="gr7" draw:text-style-name="P55" svg:x1="6.392cm" svg:y1="1.616cm" svg:x2="6.392cm" svg:y2="0.637cm"><text:p/></draw:line><draw:line text:anchor-type="paragraph" draw:z-index="300" draw:name="Forme21_30" draw:style-name="gr7" draw:text-style-name="P59" svg:x1="10.176cm" svg:y1="1.655cm" svg:x2="10.176cm" svg:y2="0.676cm"><text:p/></draw:line><draw:line text:anchor-type="paragraph" draw:z-index="301" draw:name="Forme21_31" draw:style-name="gr7" draw:text-style-name="P55" svg:x1="13.88cm" svg:y1="1.734cm" svg:x2="13.88cm" svg:y2="0.755cm"><text:p/></draw:line><draw:custom-shape text:anchor-type="paragraph" draw:z-index="302" draw:name="Forme22_19" draw:style-name="gr13" draw:text-style-name="P57" svg:width="3.573cm" svg:height="0.795cm" svg:x="10.414cm" svg:y="2.088cm"><text:p/><draw:enhanced-geometry svg:viewBox="0 0 21600 21600" draw:type="rectangle" draw:enhanced-path="M 0 0 L 21600 0 21600 21600 0 21600 0 0 Z N"/></draw:custom-shape><draw:frame text:anchor-type="paragraph" draw:z-index="303" draw:name="Forme23_9" draw:style-name="gr9" draw:text-style-name="P58" svg:width="3.096cm" svg:height="1.811cm" svg:x="10.652cm" svg:y="2.29cm"><draw:text-box><text:p>Photos</text:p><text:p/><text:p>Vidéos</text:p></draw:text-box></draw:frame></text:p>
      <text:p text:style-name="P19"/>
      <text:p text:style-name="P19"><draw:custom-shape text:anchor-type="paragraph" draw:z-index="304" draw:name="Forme22_20" draw:style-name="gr13" draw:text-style-name="P57" svg:width="3.573cm" svg:height="0.795cm" svg:x="10.414cm" svg:y="0.019cm"><text:p/><draw:enhanced-geometry svg:viewBox="0 0 21600 21600" draw:type="rectangle" draw:enhanced-path="M 0 0 L 21600 0 21600 21600 0 21600 0 0 Z N"/></draw:custom-shape></text:p>
      <text:p text:style-name="P19"/>
      <text:p text:style-name="P19"><draw:custom-shape text:anchor-type="paragraph" draw:z-index="295" draw:name="Forme6_5" draw:style-name="gr15" draw:text-style-name="P61" svg:width="15.819cm" svg:height="1.89cm" svg:x="1.637cm" svg:y="0.145cm"><text:p/><draw:enhanced-geometry svg:viewBox="0 0 21600 21600" draw:type="rectangle" draw:enhanced-path="M 0 0 L 21600 0 21600 21600 0 21600 0 0 Z N"/></draw:custom-shape><draw:frame text:anchor-type="paragraph" draw:z-index="296" draw:name="Forme8_14" draw:style-name="gr14" draw:text-style-name="P58" svg:width="13.078cm" svg:height="1.096cm" svg:x="1.762cm" svg:y="0.455cm"><draw:text-box><text:p>Ici, il y a une phrase d’explication contenu qui y a sur cette <text:s/>page</text:p></draw:text-box></draw:frame></text:p>
      <text:p text:style-name="P18"><draw:frame text:anchor-type="paragraph" draw:z-index="262" draw:name="Forme8_11" draw:style-name="gr14" draw:text-style-name="P58" svg:width="13.078cm" svg:height="1.096cm" svg:x="1.762cm" svg:y="0.228cm"><draw:text-box><text:p>Ici, il y a une phrase d’explication contenu qui y a sur cette <text:s/>page</text:p></draw:text-box></draw:frame></text:p>
      <text:p text:style-name="P18"/>
      <text:p text:style-name="P18"/>
      <text:p text:style-name="P18"/>
      <text:p text:style-name="P18"><draw:custom-shape text:anchor-type="paragraph" draw:z-index="232" draw:name="Forme17_0" draw:style-name="gr34" draw:text-style-name="P61" svg:width="8.494cm" svg:height="7.303cm" svg:x="1.365cm" svg:y="0.392cm"><text:p/><draw:enhanced-geometry svg:viewBox="0 0 21600 21600" draw:type="rectangle" draw:enhanced-path="M 0 0 L 21600 0 21600 21600 0 21600 0 0 Z N"/></draw:custom-shape><draw:custom-shape text:anchor-type="paragraph" draw:z-index="263" draw:name="Forme3_22" draw:style-name="gr30" draw:text-style-name="P70" svg:width="7.39cm" svg:height="7.226cm" svg:x="10.857cm" svg:y="0.416cm"><text:p text:style-name="P69"><text:span text:style-name="T33">vidéo</text:span></text:p><draw:enhanced-geometry svg:viewBox="0 0 21600 21600" draw:type="rectangle" draw:enhanced-path="M 0 0 L 21600 0 21600 21600 0 21600 0 0 Z N"/></draw:custom-shape><draw:frame text:anchor-type="paragraph" draw:z-index="264" draw:name="Forme16_0" draw:style-name="gr29" draw:text-style-name="P56" svg:width="8.494cm" svg:height="7.303cm" svg:x="1.365cm" svg:y="0.392cm"><draw:text-box><text:p text:style-name="P55"/><text:p text:style-name="P55"/><text:p text:style-name="P55"/><text:p text:style-name="P55"/><text:p text:style-name="P55"/><text:p text:style-name="P55">Description de la vidéo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text:anchor-type="paragraph" draw:z-index="266" draw:name="Forme20_6" draw:style-name="gr16" draw:text-style-name="P62" svg:width="5.107cm" svg:height="2.25cm" svg:x="7.034cm" svg:y="0.328cm"><draw:text-box><text:p><text:span text:style-name="T30">–</text:span><text:span text:style-name="T30">&gt; retour page accueil</text:span></text:p></draw:text-box></draw:frame></text:p>
      <text:p text:style-name="P18"/>
      <text:p text:style-name="P18"><draw:custom-shape text:anchor-type="paragraph" draw:z-index="265" draw:name="Forme10_18" draw:style-name="gr17" draw:text-style-name="P63" svg:width="12.323cm" svg:height="1.239cm" svg:x="3.334cm" svg:y="0.305cm"><text:p text:style-name="P59">Bas de page (footer)</text:p><draw:enhanced-geometry svg:viewBox="0 0 21600 21600" draw:type="rectangle" draw:enhanced-path="M 0 0 L 21600 0 21600 21600 0 21600 0 0 Z N"/></draw:custom-shape></text:p>
      <text:p text:style-name="P18"/>
      <text:p text:style-name="P18"/>
      <text:p text:style-name="P18"/>
      <text:p text:style-name="P18"/>
      <text:p text:style-name="P18"/>
      <text:p text:style-name="P43"/>
      <text:p text:style-name="P25"/>
      <text:p text:style-name="P29"><text:soft-page-break/><text:span text:style-name="T2">1</text:span><text:span text:style-name="T1">) Recensement des maquettes d’écran </text:span><text:span text:style-name="T2">TP</text:span><text:span text:style-name="T4">5</text:span></text:p>
      <text:p text:style-name="P31"/>
      <text:p text:style-name="P34">a) page d’accueil : <text:span text:style-name="T21">écran supérieur à 800px</text:span></text:p>
      <text:p text:style-name="P34"/>
      <text:p text:style-name="P34"><draw:custom-shape text:anchor-type="paragraph" draw:z-index="117" draw:name="Forme1_0" draw:style-name="gr60" draw:text-style-name="P57" svg:width="19.033cm" svg:height="22.048cm" svg:x="0.344cm" svg:y="0.168cm"><text:p/><draw:enhanced-geometry svg:viewBox="0 0 21600 21600" draw:type="rectangle" draw:enhanced-path="M 0 0 L 21600 0 21600 21600 0 21600 0 0 Z N"/></draw:custom-shape><draw:frame text:anchor-type="paragraph" draw:z-index="164" draw:name="Forme2_1" draw:style-name="gr25" draw:text-style-name="P67" svg:width="19.033cm" svg:height="1.814cm" svg:x="0.344cm" svg:y="0.277cm"><draw:text-box><text:p text:style-name="P64"><text:span text:style-name="T32">Club Cyclisme 63</text:span></text:p></draw:text-box></draw:frame></text:p>
      <text:p text:style-name="P25"/>
      <text:p text:style-name="P16"><draw:custom-shape text:anchor-type="paragraph" draw:z-index="118" draw:name="Forme3_3" draw:style-name="gr20" draw:text-style-name="P61" svg:width="7.39cm" svg:height="2.419cm" svg:x="5.618cm" svg:y="1.09cm"><text:p/><draw:enhanced-geometry svg:viewBox="0 0 21600 21600" draw:type="rectangle" draw:enhanced-path="M 0 0 L 21600 0 21600 21600 0 21600 0 0 Z N"/></draw:custom-shape><draw:custom-shape text:anchor-type="paragraph" draw:z-index="123" draw:name="Forme10_6" draw:style-name="gr17" draw:text-style-name="P63" svg:width="12.323cm" svg:height="1.239cm" svg:x="1.799cm" svg:y="19.516cm"><text:p text:style-name="P59">Bas de page (footer)</text:p><draw:enhanced-geometry svg:viewBox="0 0 21600 21600" draw:type="rectangle" draw:enhanced-path="M 0 0 L 21600 0 21600 21600 0 21600 0 0 Z N"/></draw:custom-shape></text:p>
      <text:p text:style-name="P16"><draw:custom-shape text:anchor-type="paragraph" draw:z-index="114" draw:name="Forme15_0" draw:style-name="gr23" draw:text-style-name="P66" svg:width="1.682cm" svg:height="1.361cm" svg:x="15.12cm" svg:y="0.51cm"><text:p/><draw:enhanced-geometry svg:viewBox="0 0 21600 21600" draw:type="rectangle" draw:enhanced-path="M 0 0 L 21600 0 21600 21600 0 21600 0 0 Z N"/></draw:custom-shape><draw:custom-shape text:anchor-type="paragraph" draw:z-index="162" draw:name="Forme15_11" draw:style-name="gr24" draw:text-style-name="P61" svg:width="1.456cm" svg:height="1.361cm" svg:x="17.616cm" svg:y="0.512cm"><text:p/><draw:enhanced-geometry svg:viewBox="0 0 21600 21600" draw:type="rectangle" draw:enhanced-path="M 0 0 L 21600 0 21600 21600 0 21600 0 0 Z N"/></draw:custom-shape></text:p>
      <text:p text:style-name="P16"><draw:frame text:anchor-type="paragraph" draw:z-index="119" draw:name="Forme4_0" draw:style-name="gr19" draw:text-style-name="P65" svg:width="7.39cm" svg:height="2.419cm" svg:x="5.618cm" svg:y="0.056cm"><draw:text-box><text:p text:style-name="P64"><text:span text:style-name="T31">IMAGE</text:span></text:p></draw:text-box></draw:frame><draw:frame text:anchor-type="paragraph" draw:z-index="161" draw:name="Forme14_9" draw:style-name="gr22" draw:text-style-name="P58" svg:width="1.682cm" svg:height="1.463cm" svg:x="15.12cm" svg:y="0.217cm"><draw:text-box><text:p>Logo</text:p><text:p>Facebook</text:p></draw:text-box></draw:frame><draw:frame text:anchor-type="paragraph" draw:z-index="163" draw:name="Forme14_11" draw:style-name="gr35" draw:text-style-name="P58" svg:width="1.456cm" svg:height="1.027cm" svg:x="17.616cm" svg:y="0.22cm"><draw:text-box><text:p>Logo</text:p><text:p>Twitter</text:p></draw:text-box></draw:frame></text:p>
      <text:p text:style-name="P16"/>
      <text:p text:style-name="P16"/>
      <text:p text:style-name="P16"/>
      <text:p text:style-name="P16"/>
      <text:p text:style-name="P16"/>
      <text:p text:style-name="P16"><draw:custom-shape text:anchor-type="paragraph" draw:z-index="175" draw:name="Forme12_1" draw:style-name="gr12" draw:text-style-name="P61" svg:width="17.103cm" svg:height="1.777cm" svg:x="1.293cm" svg:y="0.116cm"><text:p/><draw:enhanced-geometry svg:viewBox="0 0 21600 21600" draw:type="rectangle" draw:enhanced-path="M 0 0 L 21600 0 21600 21600 0 21600 0 0 Z N"/></draw:custom-shape><draw:frame text:anchor-type="paragraph" draw:z-index="176" draw:name="Forme13_1" draw:style-name="gr11" draw:text-style-name="P60" svg:width="17.103cm" svg:height="1.946cm" svg:x="1.452cm" svg:y="0.344cm"><draw:text-box><text:p text:style-name="P55"><text:span text:style-name="T28"/></text:p><text:p text:style-name="P55"><text:span text:style-name="T29">Accueil <text:s text:c="2"/></text:span><text:span text:style-name="T29"><text:tab/></text:span><text:span text:style-name="T29"> <text:s text:c="2"/></text:span><text:span text:style-name="T29"><text:tab/></text:span><text:span text:style-name="T29">Horaire</text:span><text:span text:style-name="T29"><text:tab/></text:span><text:span text:style-name="T29"> </text:span><text:span text:style-name="T29"><text:tab/></text:span><text:span text:style-name="T29">Médias </text:span><text:span text:style-name="T29"><text:tab/></text:span><text:span text:style-name="T29"><text:tab/></text:span><text:span text:style-name="T29">Tarif</text:span></text:p></draw:text-box></draw:frame><draw:line text:anchor-type="paragraph" draw:z-index="177" draw:name="Forme21_11" draw:style-name="gr7" draw:text-style-name="P55" svg:x1="6.392cm" svg:y1="1.616cm" svg:x2="6.392cm" svg:y2="0.637cm"><text:p/></draw:line><draw:line text:anchor-type="paragraph" draw:z-index="178" draw:name="Forme21_12" draw:style-name="gr7" draw:text-style-name="P59" svg:x1="10.176cm" svg:y1="1.655cm" svg:x2="10.176cm" svg:y2="0.676cm"><text:p/></draw:line><draw:line text:anchor-type="paragraph" draw:z-index="179" draw:name="Forme21_13" draw:style-name="gr7" draw:text-style-name="P55" svg:x1="13.88cm" svg:y1="1.734cm" svg:x2="13.88cm" svg:y2="0.755cm"><text:p/></draw:line><draw:custom-shape text:anchor-type="paragraph" draw:z-index="180" draw:name="Forme22_7" draw:style-name="gr13" draw:text-style-name="P57" svg:width="3.573cm" svg:height="0.795cm" svg:x="10.414cm" svg:y="2.088cm"><text:p/><draw:enhanced-geometry svg:viewBox="0 0 21600 21600" draw:type="rectangle" draw:enhanced-path="M 0 0 L 21600 0 21600 21600 0 21600 0 0 Z N"/></draw:custom-shape><draw:frame text:anchor-type="paragraph" draw:z-index="181" draw:name="Forme23_3" draw:style-name="gr9" draw:text-style-name="P58" svg:width="3.096cm" svg:height="1.811cm" svg:x="10.652cm" svg:y="2.29cm"><draw:text-box><text:p>Photos</text:p><text:p/><text:p>Vidéos</text:p></draw:text-box></draw:frame></text:p>
      <text:p text:style-name="P16"/>
      <text:p text:style-name="P16"><draw:custom-shape text:anchor-type="paragraph" draw:z-index="182" draw:name="Forme22_8" draw:style-name="gr13" draw:text-style-name="P57" svg:width="3.573cm" svg:height="0.795cm" svg:x="10.414cm" svg:y="0.019cm"><text:p/><draw:enhanced-geometry svg:viewBox="0 0 21600 21600" draw:type="rectangle" draw:enhanced-path="M 0 0 L 21600 0 21600 21600 0 21600 0 0 Z N"/></draw:custom-shape></text:p>
      <text:p text:style-name="P16"/>
      <text:p text:style-name="P16"><draw:custom-shape text:anchor-type="paragraph" draw:z-index="120" draw:name="Forme10_2" draw:style-name="gr59" draw:text-style-name="P73" svg:width="13.853cm" svg:height="10.425cm" svg:x="1.706cm" svg:y="0.159cm"><text:p/><draw:enhanced-geometry svg:viewBox="0 0 21600 21600" draw:mirror-horizontal="false" draw:mirror-vertical="false" draw:type="rectangle" draw:enhanced-path="M 0 0 L 21600 0 21600 21600 0 21600 0 0 Z N"/></draw:custom-shape></text:p>
      <text:p text:style-name="P16"><draw:frame text:anchor-type="paragraph" draw:z-index="121" draw:name="Forme8_0" draw:style-name="gr14" draw:text-style-name="P56" svg:width="13.853cm" svg:height="1.096cm" svg:x="1.706cm" svg:y="0.219cm"><draw:text-box><text:p text:style-name="P55">Ici, il y a une phrase de bienvenu </text:p></draw:text-box></draw:frame><draw:custom-shape text:anchor-type="paragraph" draw:z-index="124" draw:name="Forme7_0" draw:style-name="gr57" draw:text-style-name="P61" svg:width="3.119cm" svg:height="5.213cm" svg:x="15.96cm" svg:y="0.49cm"><text:p/><draw:enhanced-geometry svg:viewBox="0 0 21600 21600" draw:type="rectangle" draw:enhanced-path="M 0 0 L 21600 0 21600 21600 0 21600 0 0 Z N"/></draw:custom-shape></text:p>
      <text:p text:style-name="P16"><draw:frame text:anchor-type="paragraph" draw:z-index="125" draw:name="Forme11_0" draw:style-name="gr56" draw:text-style-name="P58" svg:width="3.119cm" svg:height="5.121cm" svg:x="16.099cm" svg:y="0.065cm"><draw:text-box><text:p text:style-name="P55">aside</text:p><text:p/><text:p><text:span text:style-name="T34"/></text:p></draw:text-box></draw:frame></text:p>
      <text:p text:style-name="P16"><draw:custom-shape text:anchor-type="paragraph" draw:z-index="122" draw:name="Forme10_5" draw:style-name="gr58" draw:text-style-name="P63" svg:width="12.323cm" svg:height="8.171cm" svg:x="2.12cm" svg:y="0.28cm"><text:p text:style-name="P59">Présentation des activités</text:p><text:p text:style-name="P59"/><text:p text:style-name="P59"/><text:p text:style-name="P59"/><text:p text:style-name="P59"/><text:p text:style-name="P59">Présentation clientèle</text:p><text:p text:style-name="P59"><text:span text:style-name="T35"/></text:p><text:p text:style-name="P59"><text:span text:style-name="T35"/></text:p><text:p text:style-name="P59"><text:span text:style-name="T35"/></text:p><text:p text:style-name="P59"><text:span text:style-name="T35"/></text:p><text:p text:style-name="P59"><text:span text:style-name="T35">Tarif et abonnement</text:span></text:p><text:p text:style-name="P59"><text:span text:style-name="T35"/></text:p><text:p text:style-name="P59"><text:span text:style-name="T35"/></text:p><text:p text:style-name="P72"><text:span text:style-name="T35"><text:s text:c="3"/></text:span><text:span text:style-name="T35">Nous vous proposons différents </text:span><text:span text:style-name="T36">tarifs</text:span><text:span text:style-name="T35"> et </text:span><text:span text:style-name="T36">horaires</text:span><text:span text:style-name="T35"> ...</text:span></text:p><draw:enhanced-geometry svg:viewBox="0 0 21600 21600" draw:type="rectangle" draw:enhanced-path="M 0 0 L 21600 0 21600 21600 0 21600 0 0 Z N"/></draw:custom-shap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5">a) page d’accueil : <text:span text:style-name="T21">écran inférieur à 800px</text:span></text:p>
      <text:p text:style-name="P35"><text:soft-page-break/></text:p>
      <text:p text:style-name="P35"><draw:custom-shape text:anchor-type="paragraph" draw:z-index="211" draw:name="Forme1_8" draw:style-name="gr40" draw:text-style-name="P57" svg:width="19.033cm" svg:height="26.84cm" svg:x="0.344cm" svg:y="0.168cm"><text:p/><draw:enhanced-geometry svg:viewBox="0 0 21600 21600" draw:type="rectangle" draw:enhanced-path="M 0 0 L 21600 0 21600 21600 0 21600 0 0 Z N"/></draw:custom-shape><draw:frame text:anchor-type="paragraph" draw:z-index="223" draw:name="Forme2_4" draw:style-name="gr25" draw:text-style-name="P67" svg:width="19.033cm" svg:height="1.814cm" svg:x="0.344cm" svg:y="0.277cm"><draw:text-box><text:p text:style-name="P64"><text:span text:style-name="T32">Club Cyclisme 63</text:span></text:p></draw:text-box></draw:frame></text:p>
      <text:p text:style-name="P26"/>
      <text:p text:style-name="P17"><draw:custom-shape text:anchor-type="paragraph" draw:z-index="212" draw:name="Forme3_9" draw:style-name="gr20" draw:text-style-name="P61" svg:width="7.39cm" svg:height="2.419cm" svg:x="5.618cm" svg:y="1.09cm"><text:p/><draw:enhanced-geometry svg:viewBox="0 0 21600 21600" draw:type="rectangle" draw:enhanced-path="M 0 0 L 21600 0 21600 21600 0 21600 0 0 Z N"/></draw:custom-shape></text:p>
      <text:p text:style-name="P17"><draw:custom-shape text:anchor-type="paragraph" draw:z-index="210" draw:name="Forme15_18" draw:style-name="gr23" draw:text-style-name="P66" svg:width="1.682cm" svg:height="1.361cm" svg:x="15.12cm" svg:y="0.51cm"><text:p/><draw:enhanced-geometry svg:viewBox="0 0 21600 21600" draw:type="rectangle" draw:enhanced-path="M 0 0 L 21600 0 21600 21600 0 21600 0 0 Z N"/></draw:custom-shape><draw:custom-shape text:anchor-type="paragraph" draw:z-index="221" draw:name="Forme15_19" draw:style-name="gr24" draw:text-style-name="P61" svg:width="1.456cm" svg:height="1.361cm" svg:x="17.616cm" svg:y="0.512cm"><text:p/><draw:enhanced-geometry svg:viewBox="0 0 21600 21600" draw:type="rectangle" draw:enhanced-path="M 0 0 L 21600 0 21600 21600 0 21600 0 0 Z N"/></draw:custom-shape></text:p>
      <text:p text:style-name="P17"><draw:frame text:anchor-type="paragraph" draw:z-index="213" draw:name="Forme4_13" draw:style-name="gr19" draw:text-style-name="P65" svg:width="7.39cm" svg:height="2.419cm" svg:x="5.618cm" svg:y="0.056cm"><draw:text-box><text:p text:style-name="P64"><text:span text:style-name="T31">IMAGE</text:span></text:p></draw:text-box></draw:frame><draw:frame text:anchor-type="paragraph" draw:z-index="220" draw:name="Forme14_18" draw:style-name="gr22" draw:text-style-name="P58" svg:width="1.682cm" svg:height="1.463cm" svg:x="15.12cm" svg:y="0.217cm"><draw:text-box><text:p>Logo</text:p><text:p>Facebook</text:p></draw:text-box></draw:frame><draw:frame text:anchor-type="paragraph" draw:z-index="222" draw:name="Forme14_19" draw:style-name="gr35" draw:text-style-name="P58" svg:width="1.456cm" svg:height="1.027cm" svg:x="17.616cm" svg:y="0.22cm"><draw:text-box><text:p>Logo</text:p><text:p>Twitter</text:p></draw:text-box></draw:frame></text:p>
      <text:p text:style-name="P17"/>
      <text:p text:style-name="P17"/>
      <text:p text:style-name="P17"/>
      <text:p text:style-name="P17"/>
      <text:p text:style-name="P17"/>
      <text:p text:style-name="P17"><draw:custom-shape text:anchor-type="paragraph" draw:z-index="224" draw:name="Forme12_9" draw:style-name="gr12" draw:text-style-name="P61" svg:width="17.103cm" svg:height="1.777cm" svg:x="1.293cm" svg:y="0.116cm"><text:p/><draw:enhanced-geometry svg:viewBox="0 0 21600 21600" draw:type="rectangle" draw:enhanced-path="M 0 0 L 21600 0 21600 21600 0 21600 0 0 Z N"/></draw:custom-shape><draw:frame text:anchor-type="paragraph" draw:z-index="225" draw:name="Forme13_9" draw:style-name="gr11" draw:text-style-name="P60" svg:width="17.103cm" svg:height="1.946cm" svg:x="1.452cm" svg:y="0.344cm"><draw:text-box><text:p text:style-name="P55"><text:span text:style-name="T28"/></text:p><text:p text:style-name="P55"><text:span text:style-name="T29">Accueil <text:s text:c="2"/></text:span><text:span text:style-name="T29"><text:tab/></text:span><text:span text:style-name="T29"> <text:s text:c="2"/></text:span><text:span text:style-name="T29"><text:tab/></text:span><text:span text:style-name="T29">Horaire</text:span><text:span text:style-name="T29"><text:tab/></text:span><text:span text:style-name="T29"> </text:span><text:span text:style-name="T29"><text:tab/></text:span><text:span text:style-name="T29">Médias </text:span><text:span text:style-name="T29"><text:tab/></text:span><text:span text:style-name="T29"><text:tab/></text:span><text:span text:style-name="T29">Tarif</text:span></text:p></draw:text-box></draw:frame><draw:line text:anchor-type="paragraph" draw:z-index="226" draw:name="Forme21_23" draw:style-name="gr7" draw:text-style-name="P55" svg:x1="6.392cm" svg:y1="1.616cm" svg:x2="6.392cm" svg:y2="0.637cm"><text:p/></draw:line><draw:line text:anchor-type="paragraph" draw:z-index="227" draw:name="Forme21_24" draw:style-name="gr7" draw:text-style-name="P59" svg:x1="10.176cm" svg:y1="1.655cm" svg:x2="10.176cm" svg:y2="0.676cm"><text:p/></draw:line><draw:line text:anchor-type="paragraph" draw:z-index="228" draw:name="Forme21_25" draw:style-name="gr7" draw:text-style-name="P55" svg:x1="13.88cm" svg:y1="1.734cm" svg:x2="13.88cm" svg:y2="0.755cm"><text:p/></draw:line><draw:custom-shape text:anchor-type="paragraph" draw:z-index="229" draw:name="Forme22_15" draw:style-name="gr13" draw:text-style-name="P57" svg:width="3.573cm" svg:height="0.795cm" svg:x="10.414cm" svg:y="2.088cm"><text:p/><draw:enhanced-geometry svg:viewBox="0 0 21600 21600" draw:type="rectangle" draw:enhanced-path="M 0 0 L 21600 0 21600 21600 0 21600 0 0 Z N"/></draw:custom-shape><draw:frame text:anchor-type="paragraph" draw:z-index="230" draw:name="Forme23_7" draw:style-name="gr9" draw:text-style-name="P58" svg:width="3.096cm" svg:height="1.811cm" svg:x="10.652cm" svg:y="2.29cm"><draw:text-box><text:p>Photos</text:p><text:p/><text:p>Vidéos</text:p></draw:text-box></draw:frame></text:p>
      <text:p text:style-name="P17"/>
      <text:p text:style-name="P17"><draw:custom-shape text:anchor-type="paragraph" draw:z-index="231" draw:name="Forme22_16" draw:style-name="gr13" draw:text-style-name="P57" svg:width="3.573cm" svg:height="0.795cm" svg:x="10.414cm" svg:y="0.019cm"><text:p/><draw:enhanced-geometry svg:viewBox="0 0 21600 21600" draw:type="rectangle" draw:enhanced-path="M 0 0 L 21600 0 21600 21600 0 21600 0 0 Z N"/></draw:custom-shape></text:p>
      <text:p text:style-name="P17"/>
      <text:p text:style-name="P17"><draw:custom-shape text:anchor-type="paragraph" draw:z-index="214" draw:name="Forme10_14" draw:style-name="gr39" draw:text-style-name="P73" svg:width="17.992cm" svg:height="12.115cm" svg:x="0.968cm" svg:y="0.159cm"><text:p/><draw:enhanced-geometry svg:viewBox="0 0 21600 21600" draw:mirror-horizontal="false" draw:mirror-vertical="false" draw:type="rectangle" draw:enhanced-path="M 0 0 L 21600 0 21600 21600 0 21600 0 0 Z N"/></draw:custom-shape></text:p>
      <text:p text:style-name="P17"><draw:frame text:anchor-type="paragraph" draw:z-index="215" draw:name="Forme8_9" draw:style-name="gr14" draw:text-style-name="P56" svg:width="17.569cm" svg:height="1.096cm" svg:x="1.233cm" svg:y="0.219cm"><draw:text-box><text:p text:style-name="P55">Ici, il y a une phrase de bienvenu </text:p></draw:text-box></draw:frame></text:p>
      <text:p text:style-name="P17"/>
      <text:p text:style-name="P17"><draw:custom-shape text:anchor-type="paragraph" draw:z-index="216" draw:name="Forme10_15" draw:style-name="gr38" draw:text-style-name="P63" svg:width="17.305cm" svg:height="10.205cm" svg:x="1.339cm" svg:y="0.28cm"><text:p text:style-name="P59">Présentation des activités</text:p><text:p text:style-name="P59"/><text:p text:style-name="P59"/><text:p text:style-name="P59"/><text:p text:style-name="P59"/><text:p text:style-name="P59">Présentation clientèle</text:p><text:p text:style-name="P59"><text:span text:style-name="T35"/></text:p><text:p text:style-name="P59"><text:span text:style-name="T35"/></text:p><text:p text:style-name="P59"><text:span text:style-name="T35"/></text:p><text:p text:style-name="P59"><text:span text:style-name="T35"/></text:p><text:p text:style-name="P59"><text:span text:style-name="T35">Tarif et abonnement</text:span></text:p><text:p text:style-name="P59"><text:span text:style-name="T35"/></text:p><text:p text:style-name="P59"><text:span text:style-name="T35"/></text:p><text:p text:style-name="P72"><text:span text:style-name="T35"><text:s text:c="3"/></text:span><text:span text:style-name="T35">Nous vous proposons différents </text:span><text:span text:style-name="T36">tarifs</text:span><text:span text:style-name="T35"> et </text:span><text:span text:style-name="T36">horaires</text:span><text:span text:style-name="T35"> ...</text:span></text:p><draw:enhanced-geometry svg:viewBox="0 0 21600 21600" draw:type="rectangle" draw:enhanced-path="M 0 0 L 21600 0 21600 21600 0 21600 0 0 Z N"/></draw:custom-shap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custom-shape text:anchor-type="paragraph" draw:z-index="218" draw:name="Forme7_2" draw:style-name="gr37" draw:text-style-name="P61" svg:width="18.336cm" svg:height="2.782cm" svg:x="0.757cm" svg:y="0.342cm"><text:p/><draw:enhanced-geometry svg:viewBox="0 0 21600 21600" draw:type="rectangle" draw:enhanced-path="M 0 0 L 21600 0 21600 21600 0 21600 0 0 Z N"/></draw:custom-shape><draw:frame text:anchor-type="paragraph" draw:z-index="219" draw:name="Forme11_2" draw:style-name="gr36" draw:text-style-name="P56" svg:width="18.336cm" svg:height="2.671cm" svg:x="0.915cm" svg:y="0.453cm"><draw:text-box><text:p text:style-name="P55"/><text:p text:style-name="P55"/><text:p text:style-name="P55">aside</text:p><text:p/><text:p><text:span text:style-name="T34"/></text:p></draw:text-box></draw:frame></text:p>
      <text:p text:style-name="P17"/>
      <text:p text:style-name="P17"/>
      <text:p text:style-name="P17"/>
      <text:p text:style-name="P17"/>
      <text:p text:style-name="P17"/>
      <text:p text:style-name="P17"><draw:custom-shape text:anchor-type="paragraph" draw:z-index="217" draw:name="Forme10_16" draw:style-name="gr17" draw:text-style-name="P63" svg:width="12.323cm" svg:height="1.239cm" svg:x="1.967cm" svg:y="0.415cm"><text:p text:style-name="P59">Bas de page (footer)</text:p><draw:enhanced-geometry svg:viewBox="0 0 21600 21600" draw:type="rectangle" draw:enhanced-path="M 0 0 L 21600 0 21600 21600 0 21600 0 0 Z N"/></draw:custom-shape></text:p>
      <text:p text:style-name="P37"/>
      <text:p text:style-name="P38"/>
      <text:p text:style-name="P38"/>
      <text:p text:style-name="P38"/>
      <text:p text:style-name="P4"><text:soft-page-break/>b) page horaire</text:p>
      <text:p text:style-name="P16"/>
      <text:p text:style-name="P16"><draw:custom-shape text:anchor-type="paragraph" draw:z-index="127" draw:name="Forme1_2" draw:style-name="gr33" draw:text-style-name="P68" svg:width="19.054cm" svg:height="24.103cm" svg:x="0.344cm" svg:y="0.168cm"><text:p/><draw:enhanced-geometry svg:viewBox="0 0 21600 21600" draw:type="rectangle" draw:enhanced-path="M 0 0 L 21600 0 21600 21600 0 21600 0 0 Z N"/></draw:custom-shape></text:p>
      <text:p text:style-name="P16"><draw:custom-shape text:anchor-type="paragraph" draw:z-index="116" draw:name="Forme3_0" draw:style-name="gr61" draw:text-style-name="P61" svg:width="7.39cm" svg:height="2.419cm" svg:x="6.546cm" svg:y="0.429cm"><text:p/><draw:enhanced-geometry svg:viewBox="0 0 21600 21600" draw:type="rectangle" draw:enhanced-path="M 0 0 L 21600 0 21600 21600 0 21600 0 0 Z N"/></draw:custom-shape><draw:custom-shape text:anchor-type="paragraph" draw:z-index="115" draw:name="Forme15_3" draw:style-name="gr23" draw:text-style-name="P66" svg:width="1.682cm" svg:height="1.361cm" svg:x="15.12cm" svg:y="0.217cm"><text:p/><draw:enhanced-geometry svg:viewBox="0 0 21600 21600" draw:type="rectangle" draw:enhanced-path="M 0 0 L 21600 0 21600 21600 0 21600 0 0 Z N"/></draw:custom-shape><draw:frame text:anchor-type="paragraph" draw:z-index="126" draw:name="Forme14_0" draw:style-name="gr55" draw:text-style-name="P58" svg:width="1.682cm" svg:height="0.976cm" svg:x="15.12cm" svg:y="0.217cm"><draw:text-box><text:p>Logo</text:p><text:p>Facebook</text:p></draw:text-box></draw:frame><draw:custom-shape text:anchor-type="paragraph" draw:z-index="129" draw:name="Forme15_4" draw:style-name="gr24" draw:text-style-name="P61" svg:width="1.456cm" svg:height="1.361cm" svg:x="17.616cm" svg:y="0.365cm"><text:p/><draw:enhanced-geometry svg:viewBox="0 0 21600 21600" draw:type="rectangle" draw:enhanced-path="M 0 0 L 21600 0 21600 21600 0 21600 0 0 Z N"/></draw:custom-shape><draw:frame text:anchor-type="paragraph" draw:z-index="130" draw:name="Forme14_3" draw:style-name="gr54" draw:text-style-name="P58" svg:width="1.456cm" svg:height="1.003cm" svg:x="17.616cm" svg:y="0.365cm"><draw:text-box><text:p>Logo</text:p><text:p>Twitter</text:p></draw:text-box></draw:frame></text:p>
      <text:p text:style-name="P16"><draw:frame text:anchor-type="paragraph" draw:z-index="128" draw:name="Forme4_3" draw:style-name="gr19" draw:text-style-name="P65" svg:width="7.411cm" svg:height="2.419cm" svg:x="6.525cm" svg:y="0.123cm"><draw:text-box><text:p text:style-name="P64"><text:span text:style-name="T31">IMAGE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><draw:custom-shape text:anchor-type="paragraph" draw:z-index="167" draw:name="Forme12_0" draw:style-name="gr12" draw:text-style-name="P61" svg:width="17.103cm" svg:height="1.777cm" svg:x="1.293cm" svg:y="0.116cm"><text:p/><draw:enhanced-geometry svg:viewBox="0 0 21600 21600" draw:type="rectangle" draw:enhanced-path="M 0 0 L 21600 0 21600 21600 0 21600 0 0 Z N"/></draw:custom-shape><draw:frame text:anchor-type="paragraph" draw:z-index="168" draw:name="Forme13_0" draw:style-name="gr11" draw:text-style-name="P60" svg:width="17.103cm" svg:height="1.946cm" svg:x="1.452cm" svg:y="0.344cm"><draw:text-box><text:p text:style-name="P55"><text:span text:style-name="T28"/></text:p><text:p text:style-name="P55"><text:span text:style-name="T29">Accueil <text:s text:c="2"/></text:span><text:span text:style-name="T29"><text:tab/></text:span><text:span text:style-name="T29"> <text:s text:c="2"/></text:span><text:span text:style-name="T29"><text:tab/></text:span><text:span text:style-name="T29">Horaire</text:span><text:span text:style-name="T29"><text:tab/></text:span><text:span text:style-name="T29"> </text:span><text:span text:style-name="T29"><text:tab/></text:span><text:span text:style-name="T29">Médias </text:span><text:span text:style-name="T29"><text:tab/></text:span><text:span text:style-name="T29"><text:tab/></text:span><text:span text:style-name="T29">Tarif <text:s text:c="9"/>Inscription </text:span></text:p></draw:text-box></draw:frame><draw:line text:anchor-type="paragraph" draw:z-index="169" draw:name="Forme21_6" draw:style-name="gr7" draw:text-style-name="P55" svg:x1="4.72cm" svg:y1="1.588cm" svg:x2="4.72cm" svg:y2="0.609cm"><text:p/></draw:line><draw:line text:anchor-type="paragraph" draw:z-index="170" draw:name="Forme21_9" draw:style-name="gr7" draw:text-style-name="P59" svg:x1="8.645cm" svg:y1="1.683cm" svg:x2="8.645cm" svg:y2="0.704cm"><text:p/></draw:line><draw:line text:anchor-type="paragraph" draw:z-index="171" draw:name="Forme21_10" draw:style-name="gr7" draw:text-style-name="P55" svg:x1="11.957cm" svg:y1="1.679cm" svg:x2="11.957cm" svg:y2="0.7cm"><text:p/></draw:line><draw:custom-shape text:anchor-type="paragraph" draw:z-index="172" draw:name="Forme22_5" draw:style-name="gr10" draw:text-style-name="P57" svg:width="2.975cm" svg:height="0.795cm" svg:x="8.703cm" svg:y="2.088cm"><text:p/><draw:enhanced-geometry svg:viewBox="0 0 21600 21600" draw:type="rectangle" draw:enhanced-path="M 0 0 L 21600 0 21600 21600 0 21600 0 0 Z N"/></draw:custom-shape><draw:frame text:anchor-type="paragraph" draw:z-index="173" draw:name="Forme23_2" draw:style-name="gr9" draw:text-style-name="P58" svg:width="3.096cm" svg:height="1.811cm" svg:x="8.703cm" svg:y="2.29cm"><draw:text-box><text:p>Photos</text:p><text:p/><text:p>Vidéos</text:p></draw:text-box></draw:frame><draw:line text:anchor-type="paragraph" draw:z-index="305" draw:name="Forme21_32" draw:style-name="gr7" draw:text-style-name="P55" svg:x1="14.967cm" svg:y1="1.734cm" svg:x2="14.967cm" svg:y2="0.755cm"><text:p/></draw:line></text:p>
      <text:p text:style-name="P16"/>
      <text:p text:style-name="P16"><draw:custom-shape text:anchor-type="paragraph" draw:z-index="174" draw:name="Forme22_6" draw:style-name="gr8" draw:text-style-name="P57" svg:width="3.096cm" svg:height="0.795cm" svg:x="8.703cm" svg:y="0.019cm"><text:p/><draw:enhanced-geometry svg:viewBox="0 0 21600 21600" draw:type="rectangle" draw:enhanced-path="M 0 0 L 21600 0 21600 21600 0 21600 0 0 Z N"/></draw:custom-shape></text:p>
      <text:p text:style-name="P16"/>
      <text:p text:style-name="P16"><draw:custom-shape text:anchor-type="paragraph" draw:z-index="131" draw:name="Forme6_0" draw:style-name="gr15" draw:text-style-name="P61" svg:width="15.819cm" svg:height="1.89cm" svg:x="1.452cm" svg:y="0.203cm"><text:p/><draw:enhanced-geometry svg:viewBox="0 0 21600 21600" draw:type="rectangle" draw:enhanced-path="M 0 0 L 21600 0 21600 21600 0 21600 0 0 Z N"/></draw:custom-shape></text:p>
      <text:p text:style-name="P16"><draw:frame text:anchor-type="paragraph" draw:z-index="132" draw:name="Forme8_3" draw:style-name="gr14" draw:text-style-name="P58" svg:width="14.81cm" svg:height="1.096cm" svg:x="1.769cm" svg:y="0.102cm"><draw:text-box><text:p>Ici, il y a une phrase d’explication du contenu qui y a sur cette <text:s/>page</text:p></draw:text-box></draw:frame></text:p>
      <text:p text:style-name="P16"/>
      <text:p text:style-name="P16"/>
      <text:p text:style-name="P16"/>
      <text:p text:style-name="P16"><draw:custom-shape text:anchor-type="paragraph" draw:z-index="133" draw:name="Forme18_0" draw:style-name="gr53" draw:text-style-name="P74" svg:width="5.054cm" svg:height="6.589cm" svg:x="0.757cm" svg:y="0.245cm"><text:p/><draw:enhanced-geometry svg:viewBox="0 0 21600 21600" draw:type="rectangle" draw:enhanced-path="M 0 0 L 21600 0 21600 21600 0 21600 0 0 Z N"/></draw:custom-shape><draw:frame text:anchor-type="paragraph" draw:z-index="136" draw:name="Forme9_5" draw:style-name="gr50" draw:text-style-name="P56" svg:width="5.054cm" svg:height="6.351cm" svg:x="0.757cm" svg:y="0.363cm"><draw:text-box><text:p text:style-name="P55"/><text:p text:style-name="P55"/><text:p text:style-name="P55"/><text:p text:style-name="P55"/><text:p text:style-name="P55">Tableau 1</text:p></draw:text-box></draw:frame><draw:frame text:anchor-type="paragraph" draw:z-index="165" draw:name="Forme5_0" draw:style-name="gr42" draw:text-style-name="P58" svg:width="4.049cm" svg:height="1.43cm" svg:x="7.583cm" svg:y="0.321cm"><draw:text-box><text:p>Titre tableau 2</text:p></draw:text-box></draw:frame><draw:frame text:anchor-type="paragraph" draw:z-index="166" draw:name="Forme19_0" draw:style-name="gr41" draw:text-style-name="P58" svg:width="3.255cm" svg:height="1.086cm" svg:x="13.536cm" svg:y="0.4cm"><draw:text-box><text:p>Titre tableau 3</text:p></draw:text-box></draw:frame></text:p>
      <text:p text:style-name="P16"/>
      <text:p text:style-name="P16"/>
      <text:p text:style-name="P16"><draw:custom-shape text:anchor-type="paragraph" draw:z-index="134" draw:name="Forme18_1" draw:style-name="gr52" draw:text-style-name="P74" svg:width="5.054cm" svg:height="4.998cm" svg:x="12.637cm" svg:y="0.411cm"><text:p/><draw:enhanced-geometry svg:viewBox="0 0 21600 21600" draw:type="rectangle" draw:enhanced-path="M 0 0 L 21600 0 21600 21600 0 21600 0 0 Z N"/></draw:custom-shape><draw:custom-shape text:anchor-type="paragraph" draw:z-index="135" draw:name="Forme18_8" draw:style-name="gr51" draw:text-style-name="P74" svg:width="5.054cm" svg:height="5.024cm" svg:x="6.974cm" svg:y="0.437cm"><text:p/><draw:enhanced-geometry svg:viewBox="0 0 21600 21600" draw:type="rectangle" draw:enhanced-path="M 0 0 L 21600 0 21600 21600 0 21600 0 0 Z N"/></draw:custom-shape><draw:frame text:anchor-type="paragraph" draw:z-index="137" draw:name="Forme9_6" draw:style-name="gr49" draw:text-style-name="P56" svg:width="5.054cm" svg:height="4.786cm" svg:x="6.974cm" svg:y="0.437cm"><draw:text-box><text:p text:style-name="P55"/><text:p text:style-name="P55"/><text:p text:style-name="P55"/><text:p text:style-name="P55"/><text:p text:style-name="P55">Tableau 2</text:p></draw:text-box></draw:frame></text:p>
      <text:p text:style-name="P16"><draw:frame text:anchor-type="paragraph" draw:z-index="138" draw:name="Forme9_7" draw:style-name="gr48" draw:text-style-name="P56" svg:width="5.054cm" svg:height="4.575cm" svg:x="12.637cm" svg:y="0.079cm"><draw:text-box><text:p text:style-name="P55"/><text:p text:style-name="P55"/><text:p text:style-name="P55"/><text:p text:style-name="P55"/><text:p text:style-name="P55">Tableau 3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text:anchor-type="paragraph" draw:z-index="139" draw:name="Forme20_1" draw:style-name="gr16" draw:text-style-name="P62" svg:width="5.107cm" svg:height="2.25cm" svg:x="7.149cm" svg:y="0.004cm"><draw:text-box><text:p><text:span text:style-name="T30">–</text:span><text:span text:style-name="T30">&gt; retour page accueil</text:span></text:p></draw:text-box></draw:frame></text:p>
      <text:p text:style-name="P16"/>
      <text:p text:style-name="P16"/>
      <text:p text:style-name="P16"/>
      <text:p text:style-name="P16"/>
      <text:p text:style-name="P16"><draw:custom-shape text:anchor-type="paragraph" draw:z-index="140" draw:name="Forme10_9" draw:style-name="gr17" draw:text-style-name="P63" svg:width="12.323cm" svg:height="1.239cm" svg:x="2.037cm" svg:y="0.116cm"><text:p text:style-name="P59">Bas de page (footer)</text:p><draw:enhanced-geometry svg:viewBox="0 0 21600 21600" draw:type="rectangle" draw:enhanced-path="M 0 0 L 21600 0 21600 21600 0 21600 0 0 Z N"/></draw:custom-shap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><text:soft-page-break/>c) page tarif</text:p>
      <text:p text:style-name="P16"/>
      <text:p text:style-name="P16"><draw:custom-shape text:anchor-type="paragraph" draw:z-index="141" draw:name="Forme1_5" draw:style-name="gr33" draw:text-style-name="P68" svg:width="19.054cm" svg:height="24.103cm" svg:x="0.155cm" svg:y="0.051cm"><text:p/><draw:enhanced-geometry svg:viewBox="0 0 21600 21600" draw:type="rectangle" draw:enhanced-path="M 0 0 L 21600 0 21600 21600 0 21600 0 0 Z N"/></draw:custom-shape><draw:custom-shape text:anchor-type="paragraph" draw:z-index="142" draw:name="Forme15_8" draw:style-name="gr24" draw:text-style-name="P61" svg:width="1.456cm" svg:height="1.361cm" svg:x="17.246cm" svg:y="0.127cm"><text:p/><draw:enhanced-geometry svg:viewBox="0 0 21600 21600" draw:type="rectangle" draw:enhanced-path="M 0 0 L 21600 0 21600 21600 0 21600 0 0 Z N"/></draw:custom-shape><draw:frame text:anchor-type="paragraph" draw:z-index="143" draw:name="Forme2_0" draw:style-name="gr25" draw:text-style-name="P67" svg:width="17.652cm" svg:height="1.814cm" svg:x="0.586cm" svg:y="0.191cm"><draw:text-box><text:p text:style-name="P64"><text:span text:style-name="T32">Club Cyclisme 63</text:span></text:p></draw:text-box></draw:frame><draw:custom-shape text:anchor-type="paragraph" draw:z-index="144" draw:name="Forme15_9" draw:style-name="gr23" draw:text-style-name="P66" svg:width="1.682cm" svg:height="1.361cm" svg:x="14.961cm" svg:y="0.127cm"><text:p/><draw:enhanced-geometry svg:viewBox="0 0 21600 21600" draw:type="rectangle" draw:enhanced-path="M 0 0 L 21600 0 21600 21600 0 21600 0 0 Z N"/></draw:custom-shape><draw:frame text:anchor-type="paragraph" draw:z-index="145" draw:name="Forme14_4" draw:style-name="gr22" draw:text-style-name="P58" svg:width="1.682cm" svg:height="1.463cm" svg:x="14.961cm" svg:y="0.127cm"><draw:text-box><text:p>Logo</text:p><text:p>Facebook</text:p></draw:text-box></draw:frame><draw:frame text:anchor-type="paragraph" draw:z-index="146" draw:name="Forme14_8" draw:style-name="gr21" draw:text-style-name="P58" svg:width="1.456cm" svg:height="1.361cm" svg:x="17.246cm" svg:y="0.127cm"><draw:text-box><text:p>Logo</text:p><text:p>Twitter</text:p></draw:text-box></draw:frame></text:p>
      <text:p text:style-name="P16"/>
      <text:p text:style-name="P16"><draw:custom-shape text:anchor-type="paragraph" draw:z-index="147" draw:name="Forme3_4" draw:style-name="gr20" draw:text-style-name="P61" svg:width="7.39cm" svg:height="2.419cm" svg:x="5.644cm" svg:y="0.453cm"><text:p/><draw:enhanced-geometry svg:viewBox="0 0 21600 21600" draw:type="rectangle" draw:enhanced-path="M 0 0 L 21600 0 21600 21600 0 21600 0 0 Z N"/></draw:custom-shape><draw:frame text:anchor-type="paragraph" draw:z-index="148" draw:name="Forme4_4" draw:style-name="gr19" draw:text-style-name="P65" svg:width="7.411cm" svg:height="2.419cm" svg:x="5.644cm" svg:y="0.453cm"><draw:text-box><text:p text:style-name="P64"><text:span text:style-name="T31">IMAGE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9"/>
      <text:p text:style-name="P19"><draw:custom-shape text:anchor-type="paragraph" draw:z-index="306" draw:name="Forme12_2" draw:style-name="gr12" draw:text-style-name="P61" svg:width="17.103cm" svg:height="1.777cm" svg:x="1.293cm" svg:y="0.116cm"><text:p/><draw:enhanced-geometry svg:viewBox="0 0 21600 21600" draw:type="rectangle" draw:enhanced-path="M 0 0 L 21600 0 21600 21600 0 21600 0 0 Z N"/></draw:custom-shape><draw:frame text:anchor-type="paragraph" draw:z-index="307" draw:name="Forme13_2" draw:style-name="gr11" draw:text-style-name="P60" svg:width="17.103cm" svg:height="1.946cm" svg:x="1.452cm" svg:y="0.344cm"><draw:text-box><text:p text:style-name="P55"><text:span text:style-name="T28"/></text:p><text:p text:style-name="P55"><text:span text:style-name="T29">Accueil <text:s text:c="2"/></text:span><text:span text:style-name="T29"><text:tab/></text:span><text:span text:style-name="T29"> <text:s text:c="2"/></text:span><text:span text:style-name="T29"><text:tab/></text:span><text:span text:style-name="T29">Horaire</text:span><text:span text:style-name="T29"><text:tab/></text:span><text:span text:style-name="T29"> </text:span><text:span text:style-name="T29"><text:tab/></text:span><text:span text:style-name="T29">Médias </text:span><text:span text:style-name="T29"><text:tab/></text:span><text:span text:style-name="T29"><text:tab/></text:span><text:span text:style-name="T29">Tarif <text:s text:c="9"/>Inscription </text:span></text:p></draw:text-box></draw:frame><draw:line text:anchor-type="paragraph" draw:z-index="308" draw:name="Forme21_14" draw:style-name="gr7" draw:text-style-name="P55" svg:x1="4.72cm" svg:y1="1.588cm" svg:x2="4.72cm" svg:y2="0.609cm"><text:p/></draw:line><draw:line text:anchor-type="paragraph" draw:z-index="309" draw:name="Forme21_15" draw:style-name="gr7" draw:text-style-name="P59" svg:x1="8.645cm" svg:y1="1.683cm" svg:x2="8.645cm" svg:y2="0.704cm"><text:p/></draw:line><draw:line text:anchor-type="paragraph" draw:z-index="310" draw:name="Forme21_16" draw:style-name="gr7" draw:text-style-name="P55" svg:x1="11.957cm" svg:y1="1.679cm" svg:x2="11.957cm" svg:y2="0.7cm"><text:p/></draw:line><draw:custom-shape text:anchor-type="paragraph" draw:z-index="311" draw:name="Forme22_9" draw:style-name="gr10" draw:text-style-name="P57" svg:width="2.975cm" svg:height="0.795cm" svg:x="8.703cm" svg:y="2.088cm"><text:p/><draw:enhanced-geometry svg:viewBox="0 0 21600 21600" draw:type="rectangle" draw:enhanced-path="M 0 0 L 21600 0 21600 21600 0 21600 0 0 Z N"/></draw:custom-shape><draw:frame text:anchor-type="paragraph" draw:z-index="312" draw:name="Forme23_4" draw:style-name="gr9" draw:text-style-name="P58" svg:width="3.096cm" svg:height="1.811cm" svg:x="8.703cm" svg:y="2.29cm"><draw:text-box><text:p>Photos</text:p><text:p/><text:p>Vidéos</text:p></draw:text-box></draw:frame><draw:line text:anchor-type="paragraph" draw:z-index="314" draw:name="Forme21_33" draw:style-name="gr7" draw:text-style-name="P55" svg:x1="14.967cm" svg:y1="1.734cm" svg:x2="14.967cm" svg:y2="0.755cm"><text:p/></draw:line></text:p>
      <text:p text:style-name="P19"/>
      <text:p text:style-name="P19"><draw:custom-shape text:anchor-type="paragraph" draw:z-index="313" draw:name="Forme22_10" draw:style-name="gr8" draw:text-style-name="P57" svg:width="3.096cm" svg:height="0.795cm" svg:x="8.703cm" svg:y="0.019cm"><text:p/><draw:enhanced-geometry svg:viewBox="0 0 21600 21600" draw:type="rectangle" draw:enhanced-path="M 0 0 L 21600 0 21600 21600 0 21600 0 0 Z N"/></draw:custom-shape></text:p>
      <text:p text:style-name="P19"/>
      <text:p text:style-name="P19"/>
      <text:p text:style-name="P16"><draw:custom-shape text:anchor-type="paragraph" draw:z-index="149" draw:name="Forme6_3" draw:style-name="gr15" draw:text-style-name="P61" svg:width="15.819cm" svg:height="1.89cm" svg:x="1.637cm" svg:y="0.145cm"><text:p/><draw:enhanced-geometry svg:viewBox="0 0 21600 21600" draw:type="rectangle" draw:enhanced-path="M 0 0 L 21600 0 21600 21600 0 21600 0 0 Z N"/></draw:custom-shape><draw:frame text:anchor-type="paragraph" draw:z-index="150" draw:name="Forme8_4" draw:style-name="gr14" draw:text-style-name="P58" svg:width="13.078cm" svg:height="1.096cm" svg:x="1.637cm" svg:y="0.455cm"><draw:text-box><text:p>Ici, il y a une phrase d’explication contenu qui y a sur cette <text:s/>page</text:p></draw:text-box></draw:frame></text:p>
      <text:p text:style-name="P16"/>
      <text:p text:style-name="P16"/>
      <text:p text:style-name="P16"/>
      <text:p text:style-name="P16"/>
      <text:p text:style-name="P16"><draw:custom-shape text:anchor-type="paragraph" draw:z-index="152" draw:name="Forme18_9" draw:style-name="gr47" draw:text-style-name="P74" svg:width="5.054cm" svg:height="3.765cm" svg:x="1.498cm" svg:y="0.005cm"><text:p/><draw:enhanced-geometry svg:viewBox="0 0 21600 21600" draw:type="rectangle" draw:enhanced-path="M 0 0 L 21600 0 21600 21600 0 21600 0 0 Z N"/></draw:custom-shape><draw:custom-shape text:anchor-type="paragraph" draw:z-index="153" draw:name="Forme18_10" draw:style-name="gr44" draw:text-style-name="P74" svg:width="5.054cm" svg:height="3.64cm" svg:x="12.637cm" svg:y="0.092cm"><text:p/><draw:enhanced-geometry svg:viewBox="0 0 21600 21600" draw:type="rectangle" draw:enhanced-path="M 0 0 L 21600 0 21600 21600 0 21600 0 0 Z N"/></draw:custom-shape><draw:custom-shape text:anchor-type="paragraph" draw:z-index="154" draw:name="Forme18_11" draw:style-name="gr44" draw:text-style-name="P74" svg:width="5.054cm" svg:height="3.64cm" svg:x="7.027cm" svg:y="0.065cm"><text:p/><draw:enhanced-geometry svg:viewBox="0 0 21600 21600" draw:type="rectangle" draw:enhanced-path="M 0 0 L 21600 0 21600 21600 0 21600 0 0 Z N"/></draw:custom-shape><draw:frame text:anchor-type="paragraph" draw:z-index="155" draw:name="Forme9_9" draw:style-name="gr43" draw:text-style-name="P56" svg:width="5.054cm" svg:height="3.488cm" svg:x="1.498cm" svg:y="0.402cm"><draw:text-box><text:p text:style-name="P55"/><text:p text:style-name="P55"/><text:p text:style-name="P55"/><text:p text:style-name="P55">Planning tarif 1</text:p></draw:text-box></draw:frame><draw:frame text:anchor-type="paragraph" draw:z-index="156" draw:name="Forme9_10" draw:style-name="gr46" draw:text-style-name="P75" svg:width="5.054cm" svg:height="3.798cm" svg:x="7.186cm" svg:y="0.303cm"><draw:text-box><text:p text:style-name="P55"><text:span text:style-name="T35"/></text:p><text:p text:style-name="P55"><text:span text:style-name="T35"/></text:p><text:p text:style-name="P55"><text:span text:style-name="T35"/></text:p><text:p text:style-name="P55"><text:span text:style-name="T35">Planning tarif 2</text:span></text:p></draw:text-box></draw:frame><draw:frame text:anchor-type="paragraph" draw:z-index="157" draw:name="Forme9_11" draw:style-name="gr45" draw:text-style-name="P56" svg:width="5.054cm" svg:height="3.058cm" svg:x="12.637cm" svg:y="0.157cm"><draw:text-box><text:p text:style-name="P55"/><text:p text:style-name="P55"/><text:p text:style-name="P55"/><text:p text:style-name="P55">Planning tarif 3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custom-shape text:anchor-type="paragraph" draw:z-index="159" draw:name="Forme18_13" draw:style-name="gr44" draw:text-style-name="P74" svg:width="5.054cm" svg:height="3.64cm" svg:x="3.634cm" svg:y="0.132cm"><text:p/><draw:enhanced-geometry svg:viewBox="0 0 21600 21600" draw:type="rectangle" draw:enhanced-path="M 0 0 L 21600 0 21600 21600 0 21600 0 0 Z N"/></draw:custom-shape><draw:frame text:anchor-type="paragraph" draw:z-index="160" draw:name="Forme9_12" draw:style-name="gr43" draw:text-style-name="P56" svg:width="5.054cm" svg:height="3.488cm" svg:x="3.634cm" svg:y="0.132cm"><draw:text-box><text:p text:style-name="P55"/><text:p text:style-name="P55"/><text:p text:style-name="P55"/><text:p text:style-name="P55">Planning tarif 4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text:anchor-type="paragraph" draw:z-index="158" draw:name="Forme20_2" draw:style-name="gr16" draw:text-style-name="P62" svg:width="5.107cm" svg:height="2.25cm" svg:x="7.258cm" svg:y="0.344cm"><draw:text-box><text:p><text:span text:style-name="T30">–</text:span><text:span text:style-name="T30">&gt; retour page accueil</text:span></text:p></draw:text-box></draw:frame></text:p>
      <text:p text:style-name="P16"/>
      <text:p text:style-name="P16"><draw:custom-shape text:anchor-type="paragraph" draw:z-index="151" draw:name="Forme10_10" draw:style-name="gr17" draw:text-style-name="P63" svg:width="12.323cm" svg:height="1.239cm" svg:x="2.355cm" svg:y="0.43cm"><text:p text:style-name="P59">Bas de page (footer)</text:p><draw:enhanced-geometry svg:viewBox="0 0 21600 21600" draw:type="rectangle" draw:enhanced-path="M 0 0 L 21600 0 21600 21600 0 21600 0 0 Z N"/></draw:custom-shap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<text:soft-page-break/><text:span text:style-name="T20">d</text:span><text:span text:style-name="T9">) page </text:span><text:span text:style-name="T11">image</text:span></text:p>
      <text:p text:style-name="P6"/>
      <text:p text:style-name="P6"><draw:custom-shape text:anchor-type="paragraph" draw:z-index="56" draw:name="Forme1_6" draw:style-name="gr32" draw:text-style-name="P68" svg:width="19.054cm" svg:height="25.914cm" svg:x="0.155cm" svg:y="0.051cm"><text:p/><draw:enhanced-geometry svg:viewBox="0 0 21600 21600" draw:type="rectangle" draw:enhanced-path="M 0 0 L 21600 0 21600 21600 0 21600 0 0 Z N"/></draw:custom-shape><draw:frame text:anchor-type="paragraph" draw:z-index="58" draw:name="Forme2_5" draw:style-name="gr25" draw:text-style-name="P67" svg:width="17.652cm" svg:height="1.814cm" svg:x="0.453cm" svg:y="0.051cm"><draw:text-box><text:p text:style-name="P64"><text:span text:style-name="T32">Club Cyclisme 63</text:span></text:p></draw:text-box></draw:frame></text:p>
      <text:p text:style-name="P6"><draw:custom-shape text:anchor-type="paragraph" draw:z-index="57" draw:name="Forme15_12" draw:style-name="gr24" draw:text-style-name="P61" svg:width="1.456cm" svg:height="1.361cm" svg:x="17.246cm" svg:y="0.127cm"><text:p/><draw:enhanced-geometry svg:viewBox="0 0 21600 21600" draw:type="rectangle" draw:enhanced-path="M 0 0 L 21600 0 21600 21600 0 21600 0 0 Z N"/></draw:custom-shape><draw:custom-shape text:anchor-type="paragraph" draw:z-index="59" draw:name="Forme15_13" draw:style-name="gr23" draw:text-style-name="P66" svg:width="1.682cm" svg:height="1.361cm" svg:x="14.961cm" svg:y="0.127cm"><text:p/><draw:enhanced-geometry svg:viewBox="0 0 21600 21600" draw:type="rectangle" draw:enhanced-path="M 0 0 L 21600 0 21600 21600 0 21600 0 0 Z N"/></draw:custom-shape><draw:frame text:anchor-type="paragraph" draw:z-index="60" draw:name="Forme14_12" draw:style-name="gr22" draw:text-style-name="P58" svg:width="1.682cm" svg:height="1.463cm" svg:x="14.961cm" svg:y="0.127cm"><draw:text-box><text:p>Logo</text:p><text:p>Facebook</text:p></draw:text-box></draw:frame><draw:frame text:anchor-type="paragraph" draw:z-index="61" draw:name="Forme14_13" draw:style-name="gr21" draw:text-style-name="P58" svg:width="1.456cm" svg:height="1.361cm" svg:x="17.246cm" svg:y="0.127cm"><draw:text-box><text:p>Logo</text:p><text:p>Twitter</text:p></draw:text-box></draw:frame></text:p>
      <text:p text:style-name="P6"/>
      <text:p text:style-name="P6"><draw:custom-shape text:anchor-type="paragraph" draw:z-index="62" draw:name="Forme3_6" draw:style-name="gr20" draw:text-style-name="P61" svg:width="7.39cm" svg:height="2.419cm" svg:x="5.644cm" svg:y="0.453cm"><text:p/><draw:enhanced-geometry svg:viewBox="0 0 21600 21600" draw:type="rectangle" draw:enhanced-path="M 0 0 L 21600 0 21600 21600 0 21600 0 0 Z N"/></draw:custom-shape><draw:frame text:anchor-type="paragraph" draw:z-index="63" draw:name="Forme4_7" draw:style-name="gr19" draw:text-style-name="P65" svg:width="6.861cm" svg:height="2.419cm" svg:x="5.644cm" svg:y="0.453cm"><draw:text-box><text:p text:style-name="P64"><text:span text:style-name="T31">IMAGE</text:span></text:p></draw:text-box></draw:frame></text:p>
      <text:p text:style-name="P6"/>
      <text:p text:style-name="P6"/>
      <text:p text:style-name="P6"/>
      <text:p text:style-name="P19"/>
      <text:p text:style-name="P19"><draw:custom-shape text:anchor-type="paragraph" draw:z-index="315" draw:name="Forme12_3" draw:style-name="gr12" draw:text-style-name="P61" svg:width="17.103cm" svg:height="1.777cm" svg:x="1.293cm" svg:y="0.116cm"><text:p/><draw:enhanced-geometry svg:viewBox="0 0 21600 21600" draw:type="rectangle" draw:enhanced-path="M 0 0 L 21600 0 21600 21600 0 21600 0 0 Z N"/></draw:custom-shape><draw:frame text:anchor-type="paragraph" draw:z-index="316" draw:name="Forme13_3" draw:style-name="gr11" draw:text-style-name="P60" svg:width="17.103cm" svg:height="1.946cm" svg:x="1.452cm" svg:y="0.344cm"><draw:text-box><text:p text:style-name="P55"><text:span text:style-name="T28"/></text:p><text:p text:style-name="P55"><text:span text:style-name="T29">Accueil <text:s text:c="2"/></text:span><text:span text:style-name="T29"><text:tab/></text:span><text:span text:style-name="T29"> <text:s text:c="2"/></text:span><text:span text:style-name="T29"><text:tab/></text:span><text:span text:style-name="T29">Horaire</text:span><text:span text:style-name="T29"><text:tab/></text:span><text:span text:style-name="T29"> </text:span><text:span text:style-name="T29"><text:tab/></text:span><text:span text:style-name="T29">Médias </text:span><text:span text:style-name="T29"><text:tab/></text:span><text:span text:style-name="T29"><text:tab/></text:span><text:span text:style-name="T29">Tarif <text:s text:c="9"/>Inscription </text:span></text:p></draw:text-box></draw:frame><draw:line text:anchor-type="paragraph" draw:z-index="317" draw:name="Forme21_17" draw:style-name="gr7" draw:text-style-name="P55" svg:x1="4.72cm" svg:y1="1.588cm" svg:x2="4.72cm" svg:y2="0.609cm"><text:p/></draw:line><draw:line text:anchor-type="paragraph" draw:z-index="318" draw:name="Forme21_18" draw:style-name="gr7" draw:text-style-name="P59" svg:x1="8.645cm" svg:y1="1.683cm" svg:x2="8.645cm" svg:y2="0.704cm"><text:p/></draw:line><draw:line text:anchor-type="paragraph" draw:z-index="319" draw:name="Forme21_19" draw:style-name="gr7" draw:text-style-name="P55" svg:x1="11.957cm" svg:y1="1.679cm" svg:x2="11.957cm" svg:y2="0.7cm"><text:p/></draw:line><draw:custom-shape text:anchor-type="paragraph" draw:z-index="320" draw:name="Forme22_11" draw:style-name="gr10" draw:text-style-name="P57" svg:width="2.975cm" svg:height="0.795cm" svg:x="8.703cm" svg:y="2.088cm"><text:p/><draw:enhanced-geometry svg:viewBox="0 0 21600 21600" draw:type="rectangle" draw:enhanced-path="M 0 0 L 21600 0 21600 21600 0 21600 0 0 Z N"/></draw:custom-shape><draw:frame text:anchor-type="paragraph" draw:z-index="321" draw:name="Forme23_5" draw:style-name="gr9" draw:text-style-name="P58" svg:width="3.096cm" svg:height="1.811cm" svg:x="8.703cm" svg:y="2.29cm"><draw:text-box><text:p>Photos</text:p><text:p/><text:p>Vidéos</text:p></draw:text-box></draw:frame><draw:line text:anchor-type="paragraph" draw:z-index="323" draw:name="Forme21_34" draw:style-name="gr7" draw:text-style-name="P55" svg:x1="14.967cm" svg:y1="1.734cm" svg:x2="14.967cm" svg:y2="0.755cm"><text:p/></draw:line></text:p>
      <text:p text:style-name="P19"/>
      <text:p text:style-name="P19"><draw:custom-shape text:anchor-type="paragraph" draw:z-index="322" draw:name="Forme22_12" draw:style-name="gr8" draw:text-style-name="P57" svg:width="3.096cm" svg:height="0.795cm" svg:x="8.703cm" svg:y="0.019cm"><text:p/><draw:enhanced-geometry svg:viewBox="0 0 21600 21600" draw:type="rectangle" draw:enhanced-path="M 0 0 L 21600 0 21600 21600 0 21600 0 0 Z N"/></draw:custom-shape></text:p>
      <text:p text:style-name="P19"/>
      <text:p text:style-name="P19"><draw:custom-shape text:anchor-type="paragraph" draw:z-index="64" draw:name="Forme6_4" draw:style-name="gr15" draw:text-style-name="P61" svg:width="15.819cm" svg:height="1.89cm" svg:x="1.452cm" svg:y="0.203cm"><text:p/><draw:enhanced-geometry svg:viewBox="0 0 21600 21600" draw:type="rectangle" draw:enhanced-path="M 0 0 L 21600 0 21600 21600 0 21600 0 0 Z N"/></draw:custom-shape></text:p>
      <text:p text:style-name="P6"><draw:frame text:anchor-type="paragraph" draw:z-index="65" draw:name="Forme8_5" draw:style-name="gr14" draw:text-style-name="P58" svg:width="13.078cm" svg:height="1.096cm" svg:x="1.762cm" svg:y="0.228cm"><draw:text-box><text:p>Ici, il y a une phrase d’explication contenu qui y a sur cette <text:s/>page</text:p></draw:text-box></draw:frame></text:p>
      <text:p text:style-name="P6"/>
      <text:p text:style-name="P6"/>
      <text:p text:style-name="P6"/>
      <text:p text:style-name="P6"><draw:frame text:anchor-type="paragraph" draw:z-index="73" draw:name="Forme4_9" draw:style-name="gr19" draw:text-style-name="P65" svg:width="7.39cm" svg:height="2.419cm" svg:x="11.015cm" svg:y="0.236cm"><draw:text-box><text:p text:style-name="P64"><text:span text:style-name="T31">IMAGE 2</text:span></text:p></draw:text-box></draw:frame><draw:custom-shape text:anchor-type="paragraph" draw:z-index="72" draw:name="Forme3_15" draw:style-name="gr20" draw:text-style-name="P61" svg:width="7.39cm" svg:height="2.419cm" svg:x="11.015cm" svg:y="0.236cm"><text:p/><draw:enhanced-geometry svg:viewBox="0 0 21600 21600" draw:type="rectangle" draw:enhanced-path="M 0 0 L 21600 0 21600 21600 0 21600 0 0 Z N"/></draw:custom-shape><draw:custom-shape text:anchor-type="paragraph" draw:z-index="70" draw:name="Forme3_14" draw:style-name="gr20" draw:text-style-name="P61" svg:width="7.39cm" svg:height="2.419cm" svg:x="1.808cm" svg:y="0.183cm"><text:p/><draw:enhanced-geometry svg:viewBox="0 0 21600 21600" draw:type="rectangle" draw:enhanced-path="M 0 0 L 21600 0 21600 21600 0 21600 0 0 Z N"/></draw:custom-shape><draw:frame text:anchor-type="paragraph" draw:z-index="71" draw:name="Forme4_8" draw:style-name="gr19" draw:text-style-name="P65" svg:width="7.39cm" svg:height="2.419cm" svg:x="1.808cm" svg:y="0.183cm"><draw:text-box><text:p text:style-name="P64"><text:span text:style-name="T31">IMAGE 1</text:span></text:p></draw:text-box></draw:frame></text:p>
      <text:p text:style-name="P6"/>
      <text:p text:style-name="P6"/>
      <text:p text:style-name="P6"/>
      <text:p text:style-name="P6"/>
      <text:p text:style-name="P6"><draw:frame text:anchor-type="paragraph" draw:z-index="184" draw:name="Forme24_0" draw:style-name="gr28" draw:text-style-name="P56" svg:width="7.488cm" svg:height="0.768cm" svg:x="11.023cm" svg:y="0.441cm"><draw:text-box><text:p text:style-name="P55">Légende image2</text:p></draw:text-box></draw:frame><draw:frame text:anchor-type="paragraph" draw:z-index="183" draw:name="Forme24" draw:style-name="gr28" draw:text-style-name="P56" svg:width="7.488cm" svg:height="0.768cm" svg:x="1.736cm" svg:y="0.215cm"><draw:text-box><text:p text:style-name="P55">Légende image1</text:p></draw:text-box></draw:frame></text:p>
      <text:p text:style-name="P6"/>
      <text:p text:style-name="P6"><draw:custom-shape text:anchor-type="paragraph" draw:z-index="74" draw:name="Forme3_13" draw:style-name="gr20" draw:text-style-name="P61" svg:width="7.39cm" svg:height="2.419cm" svg:x="2.205cm" svg:y="0.506cm"><text:p/><draw:enhanced-geometry svg:viewBox="0 0 21600 21600" draw:type="rectangle" draw:enhanced-path="M 0 0 L 21600 0 21600 21600 0 21600 0 0 Z N"/></draw:custom-shape><draw:frame text:anchor-type="paragraph" draw:z-index="76" draw:name="Forme4_11" draw:style-name="gr19" draw:text-style-name="P65" svg:width="7.4cm" svg:height="2.419cm" svg:x="10.645cm" svg:y="0.469cm"><draw:text-box><text:p text:style-name="P64"><text:span text:style-name="T31">IMAGE 4</text:span></text:p></draw:text-box></draw:frame><draw:custom-shape text:anchor-type="paragraph" draw:z-index="69" draw:name="Forme3_10" draw:style-name="gr31" draw:text-style-name="P71" svg:width="7.4cm" svg:height="2.43cm" svg:x="10.645cm" svg:y="0.469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75" draw:name="Forme4_10" draw:style-name="gr19" draw:text-style-name="P65" svg:width="7.39cm" svg:height="2.419cm" svg:x="2.205cm" svg:y="0.506cm"><draw:text-box><text:p text:style-name="P64"><text:span text:style-name="T31">IMAGE 3</text:span></text:p></draw:text-box></draw:frame></text:p>
      <text:p text:style-name="P6"/>
      <text:p text:style-name="P6"/>
      <text:p text:style-name="P6"/>
      <text:p text:style-name="P6"/>
      <text:p text:style-name="P6"/>
      <text:p text:style-name="P6"><draw:frame text:anchor-type="paragraph" draw:z-index="185" draw:name="Forme24_1" draw:style-name="gr28" draw:text-style-name="P56" svg:width="7.488cm" svg:height="0.768cm" svg:x="2.212cm" svg:y="0.127cm"><draw:text-box><text:p text:style-name="P55">Légende image3</text:p></draw:text-box></draw:frame><draw:frame text:anchor-type="paragraph" draw:z-index="186" draw:name="Forme24_2" draw:style-name="gr28" draw:text-style-name="P56" svg:width="7.488cm" svg:height="0.768cm" svg:x="10.679cm" svg:y="0.109cm"><draw:text-box><text:p text:style-name="P55">Légende image4</text:p></draw:text-box></draw:frame></text:p>
      <text:p text:style-name="P6"/>
      <text:p text:style-name="P6"><draw:frame text:anchor-type="paragraph" draw:z-index="77" draw:name="Forme4_12" draw:style-name="gr19" draw:text-style-name="P65" svg:width="7.39cm" svg:height="2.419cm" svg:x="6.094cm" svg:y="0.453cm"><draw:text-box><text:p text:style-name="P64"><text:span text:style-name="T31">IMAGE 5</text:span></text:p></draw:text-box></draw:frame><draw:custom-shape text:anchor-type="paragraph" draw:z-index="68" draw:name="Forme3_8" draw:style-name="gr20" draw:text-style-name="P61" svg:width="7.39cm" svg:height="2.419cm" svg:x="6.094cm" svg:y="0.453cm"><text:p/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><draw:frame text:anchor-type="paragraph" draw:z-index="187" draw:name="Forme24_3" draw:style-name="gr28" draw:text-style-name="P56" svg:width="7.488cm" svg:height="0.768cm" svg:x="6.154cm" svg:y="0.168cm"><draw:text-box><text:p text:style-name="P55">Légende image5</text:p></draw:text-box></draw:frame></text:p>
      <text:p text:style-name="P6"/>
      <text:p text:style-name="P6"><draw:frame text:anchor-type="paragraph" draw:z-index="67" draw:name="Forme20_3" draw:style-name="gr16" draw:text-style-name="P62" svg:width="5.107cm" svg:height="2.25cm" svg:x="7.444cm" svg:y="0.293cm"><draw:text-box><text:p><text:span text:style-name="T30">–</text:span><text:span text:style-name="T30">&gt; retour page accueil</text:span></text:p></draw:text-box></draw:frame></text:p>
      <text:p text:style-name="P6"><draw:custom-shape text:anchor-type="paragraph" draw:z-index="66" draw:name="Forme10_7" draw:style-name="gr17" draw:text-style-name="P63" svg:width="12.323cm" svg:height="1.239cm" svg:x="3.334cm" svg:y="0.305cm"><text:p text:style-name="P59">Bas de page (footer)</text:p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5"><text:span text:style-name="T20">e</text:span><text:span text:style-name="T10">) page </text:span><text:span text:style-name="T20">vidéo</text:span></text:p>
      <text:p text:style-name="P1"><text:soft-page-break/></text:p>
      <text:p text:style-name="P1"/>
      <text:p text:style-name="P1"><draw:frame text:anchor-type="paragraph" draw:z-index="18" draw:name="Forme2_6" draw:style-name="gr25" draw:text-style-name="P67" svg:width="17.652cm" svg:height="1.814cm" svg:x="1.222cm" svg:y="0.159cm"><draw:text-box><text:p text:style-name="P64"><text:span text:style-name="T32">Club Cyclisme 63</text:span></text:p></draw:text-box></draw:frame><draw:custom-shape text:anchor-type="paragraph" draw:z-index="17" draw:name="Forme1_4" draw:style-name="gr33" draw:text-style-name="P68" svg:width="19.054cm" svg:height="24.103cm" svg:x="0.026cm" svg:y="0.018cm"><text:p/><draw:enhanced-geometry svg:viewBox="0 0 21600 21600" draw:type="rectangle" draw:enhanced-path="M 0 0 L 21600 0 21600 21600 0 21600 0 0 Z N"/></draw:custom-shape></text:p>
      <text:p text:style-name="P1"><draw:frame text:anchor-type="paragraph" draw:z-index="21" draw:name="Forme14_5" draw:style-name="gr22" draw:text-style-name="P58" svg:width="1.682cm" svg:height="1.463cm" svg:x="15.438cm" svg:y="0.455cm"><draw:text-box><text:p>Logo</text:p><text:p>Facebook</text:p></draw:text-box></draw:frame></text:p>
      <text:p text:style-name="P1"><draw:custom-shape text:anchor-type="paragraph" draw:z-index="20" draw:name="Forme15_10" draw:style-name="gr23" draw:text-style-name="P66" svg:width="1.682cm" svg:height="1.361cm" svg:x="15.438cm" svg:y="0.041cm"><text:p/><draw:enhanced-geometry svg:viewBox="0 0 21600 21600" draw:type="rectangle" draw:enhanced-path="M 0 0 L 21600 0 21600 21600 0 21600 0 0 Z N"/></draw:custom-shape><draw:frame text:anchor-type="paragraph" draw:z-index="23" draw:name="Forme14_10" draw:style-name="gr21" draw:text-style-name="P58" svg:width="1.456cm" svg:height="1.361cm" svg:x="17.418cm" svg:y="0.215cm"><draw:text-box><text:p>Logo</text:p><text:p>Twitter</text:p></draw:text-box></draw:frame><draw:custom-shape text:anchor-type="paragraph" draw:z-index="19" draw:name="Forme15_5" draw:style-name="gr24" draw:text-style-name="P61" svg:width="1.456cm" svg:height="1.361cm" svg:x="17.418cm" svg:y="0.215cm"><text:p/><draw:enhanced-geometry svg:viewBox="0 0 21600 21600" draw:type="rectangle" draw:enhanced-path="M 0 0 L 21600 0 21600 21600 0 21600 0 0 Z N"/></draw:custom-shape></text:p>
      <text:p text:style-name="P1"><draw:frame text:anchor-type="paragraph" draw:z-index="25" draw:name="Forme4_6" draw:style-name="gr19" draw:text-style-name="P65" svg:width="7.411cm" svg:height="2.419cm" svg:x="6.227cm" svg:y="0.422cm"><draw:text-box><text:p text:style-name="P64"><text:span text:style-name="T31">IMAGE</text:span></text:p></draw:text-box></draw:frame><draw:custom-shape text:anchor-type="paragraph" draw:z-index="24" draw:name="Forme3_5" draw:style-name="gr20" draw:text-style-name="P61" svg:width="7.39cm" svg:height="2.419cm" svg:x="6.385cm" svg:y="0.422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9"/>
      <text:p text:style-name="P19"><draw:custom-shape text:anchor-type="paragraph" draw:z-index="324" draw:name="Forme12_4" draw:style-name="gr12" draw:text-style-name="P61" svg:width="17.103cm" svg:height="1.777cm" svg:x="1.293cm" svg:y="0.116cm"><text:p/><draw:enhanced-geometry svg:viewBox="0 0 21600 21600" draw:type="rectangle" draw:enhanced-path="M 0 0 L 21600 0 21600 21600 0 21600 0 0 Z N"/></draw:custom-shape><draw:frame text:anchor-type="paragraph" draw:z-index="325" draw:name="Forme13_5" draw:style-name="gr11" draw:text-style-name="P60" svg:width="17.103cm" svg:height="1.946cm" svg:x="1.452cm" svg:y="0.344cm"><draw:text-box><text:p text:style-name="P55"><text:span text:style-name="T28"/></text:p><text:p text:style-name="P55"><text:span text:style-name="T29">Accueil <text:s text:c="2"/></text:span><text:span text:style-name="T29"><text:tab/></text:span><text:span text:style-name="T29"> <text:s text:c="2"/></text:span><text:span text:style-name="T29"><text:tab/></text:span><text:span text:style-name="T29">Horaire</text:span><text:span text:style-name="T29"><text:tab/></text:span><text:span text:style-name="T29"> </text:span><text:span text:style-name="T29"><text:tab/></text:span><text:span text:style-name="T29">Médias </text:span><text:span text:style-name="T29"><text:tab/></text:span><text:span text:style-name="T29"><text:tab/></text:span><text:span text:style-name="T29">Tarif <text:s text:c="9"/>Inscription </text:span></text:p></draw:text-box></draw:frame><draw:line text:anchor-type="paragraph" draw:z-index="326" draw:name="Forme21_35" draw:style-name="gr7" draw:text-style-name="P55" svg:x1="4.72cm" svg:y1="1.588cm" svg:x2="4.72cm" svg:y2="0.609cm"><text:p/></draw:line><draw:line text:anchor-type="paragraph" draw:z-index="327" draw:name="Forme21_36" draw:style-name="gr7" draw:text-style-name="P59" svg:x1="8.645cm" svg:y1="1.683cm" svg:x2="8.645cm" svg:y2="0.704cm"><text:p/></draw:line><draw:line text:anchor-type="paragraph" draw:z-index="328" draw:name="Forme21_37" draw:style-name="gr7" draw:text-style-name="P55" svg:x1="11.957cm" svg:y1="1.679cm" svg:x2="11.957cm" svg:y2="0.7cm"><text:p/></draw:line><draw:custom-shape text:anchor-type="paragraph" draw:z-index="329" draw:name="Forme22_21" draw:style-name="gr10" draw:text-style-name="P57" svg:width="2.975cm" svg:height="0.795cm" svg:x="8.703cm" svg:y="2.088cm"><text:p/><draw:enhanced-geometry svg:viewBox="0 0 21600 21600" draw:type="rectangle" draw:enhanced-path="M 0 0 L 21600 0 21600 21600 0 21600 0 0 Z N"/></draw:custom-shape><draw:frame text:anchor-type="paragraph" draw:z-index="330" draw:name="Forme23_10" draw:style-name="gr9" draw:text-style-name="P58" svg:width="3.096cm" svg:height="1.811cm" svg:x="8.703cm" svg:y="2.29cm"><draw:text-box><text:p>Photos</text:p><text:p/><text:p>Vidéos</text:p></draw:text-box></draw:frame><draw:line text:anchor-type="paragraph" draw:z-index="332" draw:name="Forme21_38" draw:style-name="gr7" draw:text-style-name="P55" svg:x1="14.967cm" svg:y1="1.734cm" svg:x2="14.967cm" svg:y2="0.755cm"><text:p/></draw:line></text:p>
      <text:p text:style-name="P19"/>
      <text:p text:style-name="P19"><draw:custom-shape text:anchor-type="paragraph" draw:z-index="331" draw:name="Forme22_22" draw:style-name="gr8" draw:text-style-name="P57" svg:width="3.096cm" svg:height="0.795cm" svg:x="8.703cm" svg:y="0.019cm"><text:p/><draw:enhanced-geometry svg:viewBox="0 0 21600 21600" draw:type="rectangle" draw:enhanced-path="M 0 0 L 21600 0 21600 21600 0 21600 0 0 Z N"/></draw:custom-shape></text:p>
      <text:p text:style-name="P19"/>
      <text:p text:style-name="P19"><draw:custom-shape text:anchor-type="paragraph" draw:z-index="78" draw:name="Forme6_6" draw:style-name="gr15" draw:text-style-name="P61" svg:width="15.819cm" svg:height="1.89cm" svg:x="1.452cm" svg:y="0.203cm"><text:p/><draw:enhanced-geometry svg:viewBox="0 0 21600 21600" draw:type="rectangle" draw:enhanced-path="M 0 0 L 21600 0 21600 21600 0 21600 0 0 Z N"/></draw:custom-shape></text:p>
      <text:p text:style-name="P7"><draw:frame text:anchor-type="paragraph" draw:z-index="79" draw:name="Forme8_6" draw:style-name="gr14" draw:text-style-name="P58" svg:width="13.078cm" svg:height="1.096cm" svg:x="1.762cm" svg:y="0.228cm"><draw:text-box><text:p>Ici, il y a une phrase d’explication contenu qui y a sur cette <text:s/>page</text:p></draw:text-box></draw:frame></text:p>
      <text:p text:style-name="P7"/>
      <text:p text:style-name="P7"/>
      <text:p text:style-name="P7"/>
      <text:p text:style-name="P7"><draw:custom-shape text:anchor-type="paragraph" draw:z-index="80" draw:name="Forme3_12" draw:style-name="gr30" draw:text-style-name="P70" svg:width="7.39cm" svg:height="7.226cm" svg:x="10.857cm" svg:y="0.416cm"><text:p text:style-name="P69"><text:span text:style-name="T33">vidéo</text:span></text:p><draw:enhanced-geometry svg:viewBox="0 0 21600 21600" draw:type="rectangle" draw:enhanced-path="M 0 0 L 21600 0 21600 21600 0 21600 0 0 Z N"/></draw:custom-shape><draw:frame text:anchor-type="paragraph" draw:z-index="81" draw:name="Forme16" draw:style-name="gr29" draw:text-style-name="P56" svg:width="8.494cm" svg:height="7.303cm" svg:x="1.365cm" svg:y="0.392cm"><draw:text-box><text:p text:style-name="P55"/><text:p text:style-name="P55"/><text:p text:style-name="P55"/><text:p text:style-name="P55"/><text:p text:style-name="P55"/><text:p text:style-name="P55">Description de la vidéo</text:p></draw:text-box></draw:frame><draw:custom-shape text:anchor-type="paragraph" draw:z-index="1" draw:name="Forme17" draw:style-name="gr34" draw:text-style-name="P61" svg:width="8.494cm" svg:height="7.303cm" svg:x="1.365cm" svg:y="0.392cm"><text:p/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draw:frame text:anchor-type="paragraph" draw:z-index="83" draw:name="Forme20_4" draw:style-name="gr16" draw:text-style-name="P62" svg:width="5.107cm" svg:height="2.25cm" svg:x="7.107cm" svg:y="0.328cm"><draw:text-box><text:p><text:span text:style-name="T30">–</text:span><text:span text:style-name="T30">&gt; retour page accueil</text:span></text:p></draw:text-box></draw:frame></text:p>
      <text:p text:style-name="P7"/>
      <text:p text:style-name="P7"><draw:custom-shape text:anchor-type="paragraph" draw:z-index="82" draw:name="Forme10_8" draw:style-name="gr17" draw:text-style-name="P63" svg:width="12.323cm" svg:height="1.239cm" svg:x="3.334cm" svg:y="0.305cm"><text:p text:style-name="P59">Bas de page (footer)</text:p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9"><text:soft-page-break/><text:span text:style-name="T22">f</text:span><text:span text:style-name="T10">) page </text:span><text:span text:style-name="T22">inscription</text:span></text:p>
      <text:p text:style-name="P19"/>
      <text:p text:style-name="P19"/>
      <text:p text:style-name="P19"><draw:custom-shape text:anchor-type="paragraph" draw:z-index="283" draw:name="Forme1_11" draw:style-name="gr26" draw:text-style-name="P68" svg:width="19.054cm" svg:height="26.553cm" svg:x="0.026cm" svg:y="0.018cm"><text:p/><draw:enhanced-geometry svg:viewBox="0 0 21600 21600" draw:type="rectangle" draw:enhanced-path="M 0 0 L 21600 0 21600 21600 0 21600 0 0 Z N"/></draw:custom-shape><draw:frame text:anchor-type="paragraph" draw:z-index="284" draw:name="Forme2_10" draw:style-name="gr25" draw:text-style-name="P67" svg:width="17.652cm" svg:height="1.814cm" svg:x="1.222cm" svg:y="0.159cm"><draw:text-box><text:p text:style-name="P64"><text:span text:style-name="T32">Club Cyclisme 63</text:span></text:p></draw:text-box></draw:frame></text:p>
      <text:p text:style-name="P19"><draw:frame text:anchor-type="paragraph" draw:z-index="287" draw:name="Forme14_24" draw:style-name="gr22" draw:text-style-name="P58" svg:width="1.682cm" svg:height="1.463cm" svg:x="15.438cm" svg:y="0.455cm"><draw:text-box><text:p>Logo</text:p><text:p>Facebook</text:p></draw:text-box></draw:frame></text:p>
      <text:p text:style-name="P19"><draw:custom-shape text:anchor-type="paragraph" draw:z-index="285" draw:name="Forme15_24" draw:style-name="gr24" draw:text-style-name="P61" svg:width="1.456cm" svg:height="1.361cm" svg:x="17.418cm" svg:y="0.215cm"><text:p/><draw:enhanced-geometry svg:viewBox="0 0 21600 21600" draw:type="rectangle" draw:enhanced-path="M 0 0 L 21600 0 21600 21600 0 21600 0 0 Z N"/></draw:custom-shape><draw:custom-shape text:anchor-type="paragraph" draw:z-index="286" draw:name="Forme15_25" draw:style-name="gr23" draw:text-style-name="P66" svg:width="1.682cm" svg:height="1.361cm" svg:x="15.438cm" svg:y="0.041cm"><text:p/><draw:enhanced-geometry svg:viewBox="0 0 21600 21600" draw:type="rectangle" draw:enhanced-path="M 0 0 L 21600 0 21600 21600 0 21600 0 0 Z N"/></draw:custom-shape><draw:frame text:anchor-type="paragraph" draw:z-index="288" draw:name="Forme14_25" draw:style-name="gr21" draw:text-style-name="P58" svg:width="1.456cm" svg:height="1.361cm" svg:x="17.418cm" svg:y="0.215cm"><draw:text-box><text:p>Logo</text:p><text:p>Twitter</text:p></draw:text-box></draw:frame></text:p>
      <text:p text:style-name="P19"><draw:custom-shape text:anchor-type="paragraph" draw:z-index="289" draw:name="Forme3_23" draw:style-name="gr20" draw:text-style-name="P61" svg:width="7.39cm" svg:height="2.419cm" svg:x="6.385cm" svg:y="0.422cm"><text:p/><draw:enhanced-geometry svg:viewBox="0 0 21600 21600" draw:type="rectangle" draw:enhanced-path="M 0 0 L 21600 0 21600 21600 0 21600 0 0 Z N"/></draw:custom-shape><draw:frame text:anchor-type="paragraph" draw:z-index="290" draw:name="Forme4_21" draw:style-name="gr19" draw:text-style-name="P65" svg:width="7.411cm" svg:height="2.419cm" svg:x="6.227cm" svg:y="0.422cm"><draw:text-box><text:p text:style-name="P64"><text:span text:style-name="T31">IMAGE</text:span></text:p></draw:text-box></draw:frame></text:p>
      <text:p text:style-name="P19"/>
      <text:p text:style-name="P19"/>
      <text:p text:style-name="P19"/>
      <text:p text:style-name="P19"/>
      <text:p text:style-name="P20"/>
      <text:p text:style-name="P20"><draw:custom-shape text:anchor-type="paragraph" draw:z-index="333" draw:name="Forme12_12" draw:style-name="gr12" draw:text-style-name="P61" svg:width="17.103cm" svg:height="1.777cm" svg:x="1.293cm" svg:y="0.116cm"><text:p/><draw:enhanced-geometry svg:viewBox="0 0 21600 21600" draw:type="rectangle" draw:enhanced-path="M 0 0 L 21600 0 21600 21600 0 21600 0 0 Z N"/></draw:custom-shape><draw:frame text:anchor-type="paragraph" draw:z-index="334" draw:name="Forme13_12" draw:style-name="gr11" draw:text-style-name="P60" svg:width="17.103cm" svg:height="1.946cm" svg:x="1.452cm" svg:y="0.344cm"><draw:text-box><text:p text:style-name="P55"><text:span text:style-name="T28"/></text:p><text:p text:style-name="P55"><text:span text:style-name="T29">Accueil <text:s text:c="2"/></text:span><text:span text:style-name="T29"><text:tab/></text:span><text:span text:style-name="T29"> <text:s text:c="2"/></text:span><text:span text:style-name="T29"><text:tab/></text:span><text:span text:style-name="T29">Horaire</text:span><text:span text:style-name="T29"><text:tab/></text:span><text:span text:style-name="T29"> </text:span><text:span text:style-name="T29"><text:tab/></text:span><text:span text:style-name="T29">Médias </text:span><text:span text:style-name="T29"><text:tab/></text:span><text:span text:style-name="T29"><text:tab/></text:span><text:span text:style-name="T29">Tarif <text:s text:c="9"/>Inscription </text:span></text:p></draw:text-box></draw:frame><draw:line text:anchor-type="paragraph" draw:z-index="335" draw:name="Forme21_39" draw:style-name="gr7" draw:text-style-name="P55" svg:x1="4.72cm" svg:y1="1.588cm" svg:x2="4.72cm" svg:y2="0.609cm"><text:p/></draw:line><draw:line text:anchor-type="paragraph" draw:z-index="336" draw:name="Forme21_40" draw:style-name="gr7" draw:text-style-name="P59" svg:x1="8.645cm" svg:y1="1.683cm" svg:x2="8.645cm" svg:y2="0.704cm"><text:p/></draw:line><draw:line text:anchor-type="paragraph" draw:z-index="337" draw:name="Forme21_41" draw:style-name="gr7" draw:text-style-name="P55" svg:x1="11.957cm" svg:y1="1.679cm" svg:x2="11.957cm" svg:y2="0.7cm"><text:p/></draw:line><draw:custom-shape text:anchor-type="paragraph" draw:z-index="338" draw:name="Forme22_23" draw:style-name="gr10" draw:text-style-name="P57" svg:width="2.975cm" svg:height="0.795cm" svg:x="8.703cm" svg:y="2.088cm"><text:p/><draw:enhanced-geometry svg:viewBox="0 0 21600 21600" draw:type="rectangle" draw:enhanced-path="M 0 0 L 21600 0 21600 21600 0 21600 0 0 Z N"/></draw:custom-shape><draw:frame text:anchor-type="paragraph" draw:z-index="339" draw:name="Forme23_11" draw:style-name="gr9" draw:text-style-name="P58" svg:width="3.096cm" svg:height="1.811cm" svg:x="8.703cm" svg:y="2.29cm"><draw:text-box><text:p>Photos</text:p><text:p/><text:p>Vidéos</text:p></draw:text-box></draw:frame><draw:line text:anchor-type="paragraph" draw:z-index="341" draw:name="Forme21_42" draw:style-name="gr7" draw:text-style-name="P55" svg:x1="14.967cm" svg:y1="1.734cm" svg:x2="14.967cm" svg:y2="0.755cm"><text:p/></draw:line></text:p>
      <text:p text:style-name="P20"/>
      <text:p text:style-name="P20"><draw:custom-shape text:anchor-type="paragraph" draw:z-index="340" draw:name="Forme22_24" draw:style-name="gr8" draw:text-style-name="P57" svg:width="3.096cm" svg:height="0.795cm" svg:x="8.703cm" svg:y="0.019cm"><text:p/><draw:enhanced-geometry svg:viewBox="0 0 21600 21600" draw:type="rectangle" draw:enhanced-path="M 0 0 L 21600 0 21600 21600 0 21600 0 0 Z N"/></draw:custom-shape></text:p>
      <text:p text:style-name="P20"><draw:custom-shape text:anchor-type="paragraph" draw:z-index="291" draw:name="Forme6_8" draw:style-name="gr18" draw:text-style-name="P61" svg:width="15.819cm" svg:height="0.92cm" svg:x="1.452cm" svg:y="0.46cm"><text:p/><draw:enhanced-geometry svg:viewBox="0 0 21600 21600" draw:type="rectangle" draw:enhanced-path="M 0 0 L 21600 0 21600 21600 0 21600 0 0 Z N"/></draw:custom-shape></text:p>
      <text:p text:style-name="P19"><draw:frame text:anchor-type="paragraph" draw:z-index="292" draw:name="Forme8_13" draw:style-name="gr14" draw:text-style-name="P58" svg:width="13.078cm" svg:height="1.096cm" svg:x="1.762cm" svg:y="0.228cm"><draw:text-box><text:p>Ici, il y a une phrase d’explication contenu qui y a sur cette <text:s/>page</text:p></draw:text-box></draw:frame></text:p>
      <text:p text:style-name="P19"/>
      <text:p text:style-name="P19"><draw:custom-shape text:anchor-type="paragraph" draw:z-index="282" draw:name="Forme17_1" draw:style-name="gr27" draw:text-style-name="P61" svg:width="17.156cm" svg:height="13.842cm" svg:x="0.898cm" svg:y="0.289cm"><text:p/><draw:enhanced-geometry svg:viewBox="0 0 21600 21600" draw:type="rectangle" draw:enhanced-path="M 0 0 L 21600 0 21600 21600 0 21600 0 0 Z N"/></draw:custom-shape><draw:frame text:anchor-type="paragraph" draw:z-index="342" draw:name="Forme25" draw:style-name="gr6" draw:text-style-name="P58" svg:width="17.156cm" svg:height="13.842cm" svg:x="0.898cm" svg:y="0.289cm"><draw:text-box><text:p><text:s text:c="2"/>Nom *</text:p><text:p/><text:p>Prenom *</text:p><text:p/><text:p>Email*</text:p><text:p/><text:p>Téléphone</text:p><text:p/><text:p>Activité</text:p><text:p/><text:p>Catégorie</text:p><text:p/><text:p>Horaire</text:p><text:p/><text:p>Etes-vous inscrit dans notre club ?</text:p><text:p>Oui</text:p><text:p>Non</text:p><text:p>Description</text:p><text:p/><text:p/><text:p/><text:p/><text:p/><text:p/><text:p/><text:p/></draw:text-box></draw:frame></text:p>
      <text:p text:style-name="P19"><draw:custom-shape text:anchor-type="paragraph" draw:z-index="343" draw:name="Forme22_25" draw:style-name="gr4" draw:text-style-name="P57" svg:width="15.336cm" svg:height="0.405cm" svg:x="1.605cm" svg:y="0.39cm"><text:p/><draw:enhanced-geometry svg:viewBox="0 0 21600 21600" draw:type="rectangle" draw:enhanced-path="M 0 0 L 21600 0 21600 21600 0 21600 0 0 Z N"/></draw:custom-shape></text:p>
      <text:p text:style-name="P19"/>
      <text:p text:style-name="P19"><draw:custom-shape text:anchor-type="paragraph" draw:z-index="344" draw:name="Forme22_26" draw:style-name="gr4" draw:text-style-name="P57" svg:width="15.336cm" svg:height="0.405cm" svg:x="1.52cm" svg:y="0.288cm"><text:p/><draw:enhanced-geometry svg:viewBox="0 0 21600 21600" draw:type="rectangle" draw:enhanced-path="M 0 0 L 21600 0 21600 21600 0 21600 0 0 Z N"/></draw:custom-shape></text:p>
      <text:p text:style-name="P19"/>
      <text:p text:style-name="P19"><draw:custom-shape text:anchor-type="paragraph" draw:z-index="345" draw:name="Forme22_27" draw:style-name="gr4" draw:text-style-name="P57" svg:width="15.336cm" svg:height="0.405cm" svg:x="1.605cm" svg:y="0.173cm"><text:p/><draw:enhanced-geometry svg:viewBox="0 0 21600 21600" draw:type="rectangle" draw:enhanced-path="M 0 0 L 21600 0 21600 21600 0 21600 0 0 Z N"/></draw:custom-shape></text:p>
      <text:p text:style-name="P19"/>
      <text:p text:style-name="P19"><draw:custom-shape text:anchor-type="paragraph" draw:z-index="346" draw:name="Forme22_28" draw:style-name="gr4" draw:text-style-name="P57" svg:width="15.336cm" svg:height="0.405cm" svg:x="1.577cm" svg:y="0.086cm"><text:p/><draw:enhanced-geometry svg:viewBox="0 0 21600 21600" draw:type="rectangle" draw:enhanced-path="M 0 0 L 21600 0 21600 21600 0 21600 0 0 Z N"/></draw:custom-shape></text:p>
      <text:p text:style-name="P19"/>
      <text:p text:style-name="P19"><draw:custom-shape text:anchor-type="paragraph" draw:z-index="347" draw:name="Forme22_29" draw:style-name="gr4" draw:text-style-name="P57" svg:width="15.336cm" svg:height="0.405cm" svg:x="1.549cm" svg:y="0cm"><text:p/><draw:enhanced-geometry svg:viewBox="0 0 21600 21600" draw:type="rectangle" draw:enhanced-path="M 0 0 L 21600 0 21600 21600 0 21600 0 0 Z N"/></draw:custom-shape></text:p>
      <text:p text:style-name="P19"/>
      <text:p text:style-name="P19"><draw:custom-shape text:anchor-type="paragraph" draw:z-index="348" draw:name="Forme22_30" draw:style-name="gr4" draw:text-style-name="P57" svg:width="15.336cm" svg:height="0.405cm" svg:x="1.605cm" svg:y="0.041cm"><text:p/><draw:enhanced-geometry svg:viewBox="0 0 21600 21600" draw:type="rectangle" draw:enhanced-path="M 0 0 L 21600 0 21600 21600 0 21600 0 0 Z N"/></draw:custom-shape></text:p>
      <text:p text:style-name="P19"><draw:custom-shape text:anchor-type="paragraph" draw:z-index="350" draw:name="Forme22_32" draw:style-name="gr4" draw:text-style-name="P57" svg:width="15.336cm" svg:height="0.405cm" svg:x="1.522cm" svg:y="0.434cm"><text:p/><draw:enhanced-geometry svg:viewBox="0 0 21600 21600" draw:type="rectangle" draw:enhanced-path="M 0 0 L 21600 0 21600 21600 0 21600 0 0 Z N"/></draw:custom-shape></text:p>
      <text:p text:style-name="P19"/>
      <text:p text:style-name="P19"/>
      <text:p text:style-name="P19"><draw:custom-shape text:anchor-type="paragraph" draw:z-index="353" draw:name="Forme27" draw:style-name="gr1" draw:text-style-name="P54" svg:width="0.167cm" svg:height="0.197cm" svg:x="6.246cm" svg:y="0.0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4" draw:name="Forme27_0" draw:style-name="gr1" draw:text-style-name="P54" svg:width="0.167cm" svg:height="0.197cm" svg:x="6.248cm" svg:y="0.42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"/>
      <text:p text:style-name="P19"><draw:custom-shape text:anchor-type="paragraph" draw:z-index="349" draw:name="Forme22_31" draw:style-name="gr5" draw:text-style-name="P57" svg:width="15.336cm" svg:height="2.271cm" svg:x="1.632cm" svg:y="0.466cm"><text:p/><draw:enhanced-geometry svg:viewBox="0 0 21600 21600" draw:type="rectangle" draw:enhanced-path="M 0 0 L 21600 0 21600 21600 0 21600 0 0 Z N"/></draw:custom-shape></text:p>
      <text:p text:style-name="P19"/>
      <text:p text:style-name="P19"/>
      <text:p text:style-name="P19"/>
      <text:p text:style-name="P19"/>
      <text:p text:style-name="P19"/>
      <text:p text:style-name="P19"><draw:custom-shape text:anchor-type="paragraph" draw:z-index="351" draw:name="Forme22_33" draw:style-name="gr3" draw:text-style-name="P57" svg:width="15.336cm" svg:height="0.733cm" svg:x="1.692cm" svg:y="0.376cm"><text:p/><draw:enhanced-geometry svg:viewBox="0 0 21600 21600" draw:type="rectangle" draw:enhanced-path="M 0 0 L 21600 0 21600 21600 0 21600 0 0 Z N"/></draw:custom-shape><draw:frame text:anchor-type="paragraph" draw:z-index="352" draw:name="Forme26" draw:style-name="gr2" draw:text-style-name="P56" svg:width="15.336cm" svg:height="0.733cm" svg:x="1.692cm" svg:y="0.376cm"><draw:text-box><text:p text:style-name="P55">Envoyer le formulaire</text:p></draw:text-box></draw:frame></text:p>
      <text:p text:style-name="P19"/>
      <text:p text:style-name="P19"/>
      <text:p text:style-name="P19"/>
      <text:p text:style-name="P19"><draw:frame text:anchor-type="paragraph" draw:z-index="294" draw:name="Forme20_7" draw:style-name="gr16" draw:text-style-name="P62" svg:width="5.107cm" svg:height="2.25cm" svg:x="7.057cm" svg:y="0.328cm"><draw:text-box><text:p><text:span text:style-name="T30">–</text:span><text:span text:style-name="T30">&gt; retour page accueil</text:span></text:p></draw:text-box></draw:frame></text:p>
      <text:p text:style-name="P19"/>
      <text:p text:style-name="P19"><draw:custom-shape text:anchor-type="paragraph" draw:z-index="293" draw:name="Forme10_19" draw:style-name="gr17" draw:text-style-name="P63" svg:width="12.323cm" svg:height="1.239cm" svg:x="3.334cm" svg:y="0.305cm"><text:p text:style-name="P59">Bas de page (footer)</text:p><draw:enhanced-geometry svg:viewBox="0 0 21600 21600" draw:type="rectangle" draw:enhanced-path="M 0 0 L 21600 0 21600 21600 0 21600 0 0 Z N"/></draw:custom-shape></text:p>
      <text:p text:style-name="P19"/>
      <text:p text:style-name="P12"/>
      <text:p text:style-name="P12"><text:soft-page-break/></text:p>
      <text:p text:style-name="P12"/>
      <text:p text:style-name="P8">3)Scénario</text:p>
      <text:p text:style-name="P8">Scénario de consultation</text:p>
      <text:p text:style-name="P8"/>
      <text:p text:style-name="P8"><text:tab/><text:span text:style-name="T1">Début Consultation</text:span> </text:p>
      <text:p text:style-name="P8"/>
      <text:p text:style-name="P8"><text:tab/> <text:s/>Afficher<text:span text:style-name="T12"> page accueil</text:span></text:p>
      <text:p text:style-name="P23"/>
      <text:p text:style-name="P8"><text:tab/> <text:span text:style-name="T12">Cas 1 : page accueil affichée</text:span> </text:p>
      <text:p text:style-name="P8"/>
      <text:p text:style-name="P8"><text:tab/><text:tab/><text:span text:style-name="T1">Si</text:span> le visiteur clique sur <text:span text:style-name="T12">tarifs</text:span> </text:p>
      <text:p text:style-name="P8"><text:tab/><text:tab/><text:span text:style-name="T1">Alors</text:span> afficher page <text:span text:style-name="T12">Tarifs</text:span></text:p>
      <text:p text:style-name="P8"><text:tab/><text:tab/><text:span text:style-name="T1">Fin si</text:span></text:p>
      <text:p text:style-name="P39"/>
      <text:p text:style-name="P8"><text:tab/><text:tab/><text:span text:style-name="T1">Si</text:span> le visiteur clique sur <text:span text:style-name="T12">horaires</text:span> </text:p>
      <text:p text:style-name="P8"><text:tab/><text:tab/><text:span text:style-name="T1">Alors</text:span> afficher page <text:span text:style-name="T12">Horaires</text:span></text:p>
      <text:p text:style-name="P9"><text:tab/><text:tab/><text:span text:style-name="T1">Fin si</text:span></text:p>
      <text:p text:style-name="P40"/>
      <text:p text:style-name="P9"><text:tab/><text:tab/><text:span text:style-name="T1">Si</text:span> le visiteur clique sur <text:span text:style-name="T15">image</text:span> </text:p>
      <text:p text:style-name="P9"><text:tab/><text:tab/><text:span text:style-name="T1">Alors</text:span> afficher page <text:span text:style-name="T15">Image</text:span></text:p>
      <text:p text:style-name="P9"><text:tab/><text:tab/><text:span text:style-name="T1">Fin si</text:span> </text:p>
      <text:p text:style-name="P9"/>
      <text:p text:style-name="P9"><text:tab/><text:tab/><text:span text:style-name="T1">Si</text:span> le visiteur clique sur <text:span text:style-name="T15">vidéos</text:span> </text:p>
      <text:p text:style-name="P9"><text:tab/><text:tab/><text:span text:style-name="T1">Alors</text:span> afficher page <text:span text:style-name="T15">Vidéos</text:span></text:p>
      <text:p text:style-name="P10"><text:tab/><text:tab/><text:span text:style-name="T1">Fin si</text:span></text:p>
      <text:p text:style-name="P41"/>
      <text:p text:style-name="P10"><text:tab/><text:tab/><text:span text:style-name="T1">Si</text:span> le visiteur clique sur <text:span text:style-name="T14">logo Twitter</text:span><text:span text:style-name="T12"> </text:span></text:p>
      <text:p text:style-name="P10"><text:tab/><text:tab/><text:span text:style-name="T1">Alors</text:span> afficher page <text:span text:style-name="T14">accueil Twitter</text:span></text:p>
      <text:p text:style-name="P10"><text:tab/><text:tab/><text:span text:style-name="T1">Fin si</text:span> </text:p>
      <text:p text:style-name="P10"/>
      <text:p text:style-name="P10"><text:tab/><text:tab/><text:span text:style-name="T1">Si</text:span> le visiteur clique sur <text:span text:style-name="T14">logo Facebook</text:span></text:p>
      <text:p text:style-name="P10"><text:tab/><text:tab/><text:span text:style-name="T1">Alors</text:span> afficher page <text:span text:style-name="T14">accueil Facebook</text:span></text:p>
      <text:p text:style-name="P10"><text:tab/><text:tab/><text:span text:style-name="T1">Fin si</text:span> </text:p>
      <text:p text:style-name="P10"/>
      <text:p text:style-name="P13"><text:tab/><text:tab/><text:span text:style-name="T5">Si</text:span><text:span text:style-name="T23"> le visiteur diminue taille écran inférieur à 800px</text:span></text:p>
      <text:p text:style-name="P13"><text:span text:style-name="T23"><text:tab/><text:tab/></text:span><text:span text:style-name="T5">Alors</text:span><text:span text:style-name="T23"> aside passe en dessous des articles <text:s/></text:span></text:p>
      <text:p text:style-name="P13"><text:tab/><text:tab/><text:span text:style-name="T5">Alors</text:span><text:span text:style-name="T23"> aside et article prennent 100 % de l’écran</text:span></text:p>
      <text:p text:style-name="P13"><text:tab/><text:tab/><text:span text:style-name="T5">Fin Si</text:span></text:p>
      <text:p text:style-name="P13"><text:span text:style-name="T5"/></text:p>
      <text:p text:style-name="P13"><text:span text:style-name="T23"><text:tab/><text:tab/></text:span><text:span text:style-name="T8">Si</text:span><text:span text:style-name="T26"> le visiteur </text:span><text:span text:style-name="T19">survole l’image tournante</text:span></text:p>
      <text:p text:style-name="P13"><text:span text:style-name="T26"><text:tab/><text:tab/></text:span><text:span text:style-name="T8">Alors</text:span><text:span text:style-name="T26"> l’animation </text:span><text:span text:style-name="T19">s’arrête</text:span></text:p>
      <text:p text:style-name="P13"><text:span text:style-name="T26"><text:tab/><text:tab/></text:span><text:span text:style-name="T8">Fin si</text:span></text:p>
      <text:p text:style-name="P9"/>
      <text:p text:style-name="P8"><text:tab/><text:span text:style-name="T12">Cas 2 : page Tarifs affichée</text:span></text:p>
      <text:p text:style-name="P8"><text:span text:style-name="T12"><text:tab/><text:tab/></text:span><text:span text:style-name="T1">Si</text:span> le visiteur clique sur <text:span text:style-name="T12">retour page accueil </text:span></text:p>
      <text:p text:style-name="P8"><text:span text:style-name="T12"><text:tab/><text:tab/></text:span><text:span text:style-name="T1">Alors </text:span>afficher <text:span text:style-name="T12">page accueil </text:span></text:p>
      <text:p text:style-name="P8"><text:span text:style-name="T12"><text:tab/><text:tab/></text:span><text:span text:style-name="T1">Fin si</text:span></text:p>
      <text:p text:style-name="P8"><text:span text:style-name="T1"/></text:p>
      <text:p text:style-name="P47"><text:tab/><text:tab/><text:span text:style-name="T8">Si</text:span><text:span text:style-name="T26"> le visiteur </text:span><text:span text:style-name="T19">survole l’image tournante</text:span></text:p>
      <text:p text:style-name="P47"><text:span text:style-name="T26"><text:tab/><text:tab/></text:span><text:span text:style-name="T8">Alors</text:span><text:span text:style-name="T26"> l’animation </text:span><text:span text:style-name="T19">s’arrête</text:span></text:p>
      <text:p text:style-name="P47"><text:span text:style-name="T26"><text:tab/><text:tab/></text:span><text:span text:style-name="T8">Fin si</text:span></text:p>
      <text:p text:style-name="P39"/>
      <text:p text:style-name="P8"><text:tab/><text:span text:style-name="T12">Cas 3 : page Horaire affichée</text:span></text:p>
      <text:p text:style-name="P8"><text:soft-page-break/><text:span text:style-name="T12"><text:tab/><text:tab/></text:span><text:span text:style-name="T1">Si</text:span> le visiteur clique sur <text:span text:style-name="T12">retour page accueil </text:span></text:p>
      <text:p text:style-name="P8"><text:span text:style-name="T12"><text:tab/><text:tab/></text:span><text:span text:style-name="T1">Alors </text:span>afficher <text:span text:style-name="T12">page accueil </text:span></text:p>
      <text:p text:style-name="P8"><text:span text:style-name="T12"><text:tab/><text:tab/></text:span><text:span text:style-name="T1">Fin si</text:span></text:p>
      <text:p text:style-name="P39"/>
      <text:p text:style-name="P47"><text:tab/><text:tab/><text:span text:style-name="T8">Si</text:span><text:span text:style-name="T26"> le visiteur </text:span><text:span text:style-name="T19">survole l’image tournante</text:span></text:p>
      <text:p text:style-name="P47"><text:span text:style-name="T26"><text:tab/><text:tab/></text:span><text:span text:style-name="T8">Alors</text:span><text:span text:style-name="T26"> l’animation </text:span><text:span text:style-name="T19">s’arrête</text:span></text:p>
      <text:p text:style-name="P47"><text:span text:style-name="T26"><text:tab/><text:tab/></text:span><text:span text:style-name="T8">Fin si</text:span></text:p>
      <text:p text:style-name="P52"/>
      <text:p text:style-name="P8"><text:tab/><text:span text:style-name="T12">Cas 4 : page Photos affichée</text:span></text:p>
      <text:p text:style-name="P8"><text:span text:style-name="T12"><text:tab/><text:tab/></text:span><text:span text:style-name="T1">Si</text:span> le visiteur clique sur <text:span text:style-name="T12">retour page accueil </text:span></text:p>
      <text:p text:style-name="P8"><text:span text:style-name="T12"><text:tab/><text:tab/></text:span><text:span text:style-name="T1">Alors </text:span>afficher <text:span text:style-name="T12">page accueil </text:span></text:p>
      <text:p text:style-name="P8"><text:span text:style-name="T12"><text:tab/><text:tab/></text:span><text:span text:style-name="T1">Fin si</text:span></text:p>
      <text:p text:style-name="P8"><text:span text:style-name="T1"/></text:p>
      <text:p text:style-name="P11"><text:tab/><text:tab/><text:span text:style-name="T1">Si</text:span> le visiteur clique sur <text:span text:style-name="T13">une image</text:span><text:span text:style-name="T12"> </text:span></text:p>
      <text:p text:style-name="P11"><text:span text:style-name="T12"><text:tab/><text:tab/></text:span><text:span text:style-name="T1">Alors </text:span>afficher <text:span text:style-name="T13">page de l’image</text:span><text:span text:style-name="T12"> </text:span></text:p>
      <text:p text:style-name="P11"><text:span text:style-name="T12"><text:tab/><text:tab/></text:span><text:span text:style-name="T1">Fin si</text:span></text:p>
      <text:p text:style-name="P11"><text:span text:style-name="T1"/></text:p>
      <text:p text:style-name="P11"><text:tab/><text:tab/><text:span text:style-name="T7">Si</text:span><text:span text:style-name="T25"> <text:s/>le visiteur </text:span><text:span text:style-name="T18">survole une image</text:span></text:p>
      <text:p text:style-name="P11"><text:tab/><text:tab/><text:span text:style-name="T7">Alors</text:span><text:span text:style-name="T25"> l’image est </text:span><text:span text:style-name="T18">zoomée</text:span><text:span text:style-name="T25"> et le </text:span><text:span text:style-name="T18">curseur change</text:span></text:p>
      <text:p text:style-name="P11"><text:tab/><text:tab/><text:span text:style-name="T7">Fin si</text:span></text:p>
      <text:p text:style-name="P39"/>
      <text:p text:style-name="P47"><text:tab/><text:tab/><text:span text:style-name="T8">Si</text:span><text:span text:style-name="T26"> le visiteur </text:span><text:span text:style-name="T19">survole l’image tournante</text:span></text:p>
      <text:p text:style-name="P47"><text:span text:style-name="T26"><text:tab/><text:tab/></text:span><text:span text:style-name="T8">Alors</text:span><text:span text:style-name="T26"> l’animation </text:span><text:span text:style-name="T19">s’arrête</text:span></text:p>
      <text:p text:style-name="P47"><text:span text:style-name="T26"><text:tab/><text:tab/></text:span><text:span text:style-name="T8">Fin si</text:span></text:p>
      <text:p text:style-name="P52"/>
      <text:p text:style-name="P8"><text:tab/><text:span text:style-name="T12">Cas 5 : page Vidéos affichée</text:span></text:p>
      <text:p text:style-name="P8"><text:span text:style-name="T12"><text:tab/><text:tab/></text:span><text:span text:style-name="T1">Si</text:span> le visiteur clique sur <text:span text:style-name="T12">retour page accueil </text:span></text:p>
      <text:p text:style-name="P8"><text:span text:style-name="T12"><text:tab/><text:tab/></text:span><text:span text:style-name="T1">Alors </text:span>afficher <text:span text:style-name="T12">page accueil </text:span></text:p>
      <text:p text:style-name="P8"><text:span text:style-name="T12"><text:tab/><text:tab/></text:span><text:span text:style-name="T1">Fin si</text:span></text:p>
      <text:p text:style-name="P39"/>
      <text:p text:style-name="P47"><text:tab/><text:tab/><text:span text:style-name="T8">Si</text:span><text:span text:style-name="T26"> le visiteur </text:span><text:span text:style-name="T19">survole l’image tournante</text:span></text:p>
      <text:p text:style-name="P47"><text:span text:style-name="T26"><text:tab/><text:tab/></text:span><text:span text:style-name="T8">Alors</text:span><text:span text:style-name="T26"> l’animation </text:span><text:span text:style-name="T19">s’arrête</text:span></text:p>
      <text:p text:style-name="P47"><text:span text:style-name="T26"><text:tab/><text:tab/></text:span><text:span text:style-name="T8">Fin si</text:span></text:p>
      <text:p text:style-name="P52"/>
      <text:p text:style-name="P13"><text:span text:style-name="T12"><text:tab/>Cas </text:span><text:span text:style-name="T17">6</text:span><text:span text:style-name="T12"> : page </text:span><text:span text:style-name="T17">Formulaire</text:span><text:span text:style-name="T12"> affichée</text:span></text:p>
      <text:p text:style-name="P13"><text:tab/><text:tab/><text:span text:style-name="T1">Si</text:span> le visiteur clique sur <text:span text:style-name="T12">retour page accueil </text:span></text:p>
      <text:p text:style-name="P13"><text:span text:style-name="T12"><text:tab/><text:tab/></text:span><text:span text:style-name="T1">Alors </text:span>afficher <text:span text:style-name="T12">page accueil </text:span></text:p>
      <text:p text:style-name="P13"><text:span text:style-name="T12"><text:tab/><text:tab/></text:span><text:span text:style-name="T1">Fin si</text:span></text:p>
      <text:p text:style-name="P13"><text:span text:style-name="T1"/></text:p>
      <text:p text:style-name="P13"><text:tab/><text:tab/><text:span text:style-name="T6">Si</text:span><text:span text:style-name="T24"> le visiteur clique sur le</text:span><text:span text:style-name="T16"> bouton valider le formulaire</text:span></text:p>
      <text:p text:style-name="P13"><text:tab/><text:tab/><text:span text:style-name="T6">Alors</text:span><text:span text:style-name="T24"> afficher page </text:span><text:span text:style-name="T16">validation formulaires</text:span></text:p>
      <text:p text:style-name="P13"><text:tab/><text:tab/><text:span text:style-name="T6">Fin Si</text:span></text:p>
      <text:p text:style-name="P53"/>
      <text:p text:style-name="P47"><text:tab/><text:tab/><text:span text:style-name="T8">Si</text:span><text:span text:style-name="T26"> le visiteur </text:span><text:span text:style-name="T19">survole l’image tournante</text:span></text:p>
      <text:p text:style-name="P47"><text:span text:style-name="T26"><text:tab/><text:tab/></text:span><text:span text:style-name="T8">Alors</text:span><text:span text:style-name="T26"> l’animation </text:span><text:span text:style-name="T19">s’arrête</text:span></text:p>
      <text:p text:style-name="P47"><text:span text:style-name="T26"><text:tab/><text:tab/></text:span><text:span text:style-name="T8">Fin si</text:span></text:p>
      <text:p text:style-name="P52"/>
      <text:p text:style-name="P14"><text:span text:style-name="T16"><text:tab/>Cas </text:span><text:span text:style-name="T17">7 </text:span><text:span text:style-name="T16">: page </text:span><text:span text:style-name="T17">Formulaire</text:span><text:span text:style-name="T16"> affichée</text:span></text:p>
      <text:p text:style-name="P14"><text:tab/><text:tab/><text:span text:style-name="T1">Si</text:span> le visiteur clique sur <text:span text:style-name="T12">retour page accueil </text:span></text:p>
      <text:p text:style-name="P14"><text:span text:style-name="T12"><text:tab/><text:tab/></text:span><text:span text:style-name="T1">Alors </text:span>afficher <text:span text:style-name="T12">page accueil </text:span></text:p>
      <text:p text:style-name="P14"><text:span text:style-name="T16"><text:tab/><text:tab/></text:span><text:span text:style-name="T6">Fin si</text:span></text:p>
      <text:p text:style-name="P14"><text:span text:style-name="T6"/></text:p>
      <text:p text:style-name="P47"><text:tab/><text:tab/><text:span text:style-name="T8">Si</text:span><text:span text:style-name="T26"> le visiteur </text:span><text:span text:style-name="T19">survole l’image tournante</text:span></text:p>
      <text:p text:style-name="P47"><text:span text:style-name="T26"><text:tab/><text:tab/></text:span><text:span text:style-name="T8">Alors</text:span><text:span text:style-name="T26"> l’animation </text:span><text:span text:style-name="T19">s’arrête</text:span></text:p>
      <text:p text:style-name="P47"><text:soft-page-break/><text:span text:style-name="T26"><text:tab/><text:tab/></text:span><text:span text:style-name="T8">Fin si</text:span></text:p>
      <text:p text:style-name="P47"><text:tab/><text:span text:style-name="T8">Fin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8T10:56:34.188000000</meta:creation-date>
    <dc:date>2021-10-31T23:28:39.638000000</dc:date>
    <meta:editing-duration>PT2H28M21S</meta:editing-duration>
    <meta:editing-cycles>50</meta:editing-cycles>
    <meta:generator>LibreOffice/7.1.1.2$Windows_X86_64 LibreOffice_project/fe0b08f4af1bacafe4c7ecc87ce55bb426164676</meta:generator>
    <meta:print-date>2021-10-31T23:28:21.234000000</meta:print-date>
    <meta:document-statistic meta:table-count="0" meta:image-count="0" meta:object-count="0" meta:page-count="16" meta:paragraph-count="98" meta:word-count="439" meta:character-count="2682" meta:non-whitespace-character-count="2160"/>
  </office:meta>
</office:document-meta>
</file>